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map style:condition="cell-content()=[$'zad 5.1'.$C$94]" style:apply-style-name="Error" style:base-cell-address="'zad 5.1'.C2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49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49">
      <style:table-cell-properties fo:border="none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="none"/>
    </style:style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" style:family="table-cell" style:parent-style-name="Pivot_20_Table_20_Value" style:data-style-name="N0"/>
    <style:style style:name="ce2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map style:condition="cell-content()&gt;=1000" style:apply-style-name="Good" style:base-cell-address="'zad 5.4 b'.F2"/>
    </style:style>
    <style:style style:name="ce31" style:family="table-cell" style:parent-style-name="Default">
      <style:table-cell-properties fo:background-color="transparent"/>
      <style:map style:condition="cell-content()&gt;=1000" style:apply-style-name="Good" style:base-cell-address="'zad 5.4 b'.F2"/>
    </style:style>
    <style:style style:name="ce32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5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zień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Hot-dog</text:p>
          </table:table-cell>
          <table:table-cell office:value-type="string" calcext:value-type="string">
            <text:p>lody</text:p>
          </table:table-cell>
          <table:table-cell office:value-type="string" calcext:value-type="string">
            <text:p>kukurydza</text:p>
          </table:table-cell>
          <table:table-cell/>
          <table:table-cell office:value-type="string" calcext:value-type="string">
            <text:p>produkty</text:p>
          </table:table-cell>
          <table:table-cell office:value-type="string" calcext:value-type="string">
            <text:p>cena za 1 sztukę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table:formula="of:=FLOOR(90 * (1 + (1/13)*(([.B2]-24)/2));2)" office:value-type="float" office:value="90" calcext:value-type="float">
            <text:p>90</text:p>
          </table:table-cell>
          <table:table-cell table:formula="of:=FLOOR(120 * (1 + (2/29)*(([.B2]-24)/2)))" office:value-type="float" office:value="120" calcext:value-type="float">
            <text:p>120</text:p>
          </table:table-cell>
          <table:table-cell table:formula="of:=FLOOR(80 * (1 + (1/17)*(([.B2]-24)/2)))" office:value-type="float" office:value="80" calcext:value-type="float">
            <text:p>80</text:p>
          </table:table-cell>
          <table:table-cell/>
          <table:table-cell office:value-type="string" calcext:value-type="string">
            <text:p>lod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table:formula="of:=FLOOR(90 * (1 + (1/13)*(([.B3]-24)/2));2)" office:value-type="float" office:value="92" calcext:value-type="float">
            <text:p>92</text:p>
          </table:table-cell>
          <table:table-cell table:formula="of:=FLOOR(120 * (1 + (2/29)*(([.B3]-24)/2)))" office:value-type="float" office:value="124" calcext:value-type="float">
            <text:p>124</text:p>
          </table:table-cell>
          <table:table-cell table:formula="of:=FLOOR(80 * (1 + (1/17)*(([.B3]-24)/2)))" office:value-type="float" office:value="82" calcext:value-type="float">
            <text:p>82</text:p>
          </table:table-cell>
          <table:table-cell/>
          <table:table-cell office:value-type="string" calcext:value-type="string">
            <text:p>kukurydz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table:formula="of:=FLOOR(90 * (1 + (1/13)*(([.B4]-24)/2));2)" office:value-type="float" office:value="100" calcext:value-type="float">
            <text:p>100</text:p>
          </table:table-cell>
          <table:table-cell table:formula="of:=FLOOR(120 * (1 + (2/29)*(([.B4]-24)/2)))" office:value-type="float" office:value="132" calcext:value-type="float">
            <text:p>132</text:p>
          </table:table-cell>
          <table:table-cell table:formula="of:=FLOOR(80 * (1 + (1/17)*(([.B4]-24)/2)))" office:value-type="float" office:value="87" calcext:value-type="float">
            <text:p>87</text:p>
          </table:table-cell>
          <table:table-cell/>
          <table:table-cell office:value-type="string" calcext:value-type="string">
            <text:p>Hot-do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table:formula="of:=FLOOR(90 * (1 + (1/13)*(([.B5]-24)/2));2)" office:value-type="float" office:value="100" calcext:value-type="float">
            <text:p>100</text:p>
          </table:table-cell>
          <table:table-cell table:formula="of:=FLOOR(120 * (1 + (2/29)*(([.B5]-24)/2)))" office:value-type="float" office:value="132" calcext:value-type="float">
            <text:p>132</text:p>
          </table:table-cell>
          <table:table-cell table:formula="of:=FLOOR(80 * (1 + (1/17)*(([.B5]-24)/2))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table:formula="of:=FLOOR(90 * (1 + (1/13)*(([.B6]-24)/2));2)" office:value-type="float" office:value="100" calcext:value-type="float">
            <text:p>100</text:p>
          </table:table-cell>
          <table:table-cell table:formula="of:=FLOOR(120 * (1 + (2/29)*(([.B6]-24)/2)))" office:value-type="float" office:value="132" calcext:value-type="float">
            <text:p>132</text:p>
          </table:table-cell>
          <table:table-cell table:formula="of:=FLOOR(80 * (1 + (1/17)*(([.B6]-24)/2))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table:formula="of:=FLOOR(90 * (1 + (1/13)*(([.B7]-24)/2));2)" office:value-type="float" office:value="82" calcext:value-type="float">
            <text:p>82</text:p>
          </table:table-cell>
          <table:table-cell table:formula="of:=FLOOR(120 * (1 + (2/29)*(([.B7]-24)/2)))" office:value-type="float" office:value="111" calcext:value-type="float">
            <text:p>111</text:p>
          </table:table-cell>
          <table:table-cell table:formula="of:=FLOOR(80 * (1 + (1/17)*(([.B7]-24)/2))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table:formula="of:=FLOOR(90 * (1 + (1/13)*(([.B8]-24)/2));2)" office:value-type="float" office:value="92" calcext:value-type="float">
            <text:p>92</text:p>
          </table:table-cell>
          <table:table-cell table:formula="of:=FLOOR(120 * (1 + (2/29)*(([.B8]-24)/2)))" office:value-type="float" office:value="124" calcext:value-type="float">
            <text:p>124</text:p>
          </table:table-cell>
          <table:table-cell table:formula="of:=FLOOR(80 * (1 + (1/17)*(([.B8]-24)/2))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table:formula="of:=FLOOR(90 * (1 + (1/13)*(([.B9]-24)/2));2)" office:value-type="float" office:value="92" calcext:value-type="float">
            <text:p>92</text:p>
          </table:table-cell>
          <table:table-cell table:formula="of:=FLOOR(120 * (1 + (2/29)*(([.B9]-24)/2)))" office:value-type="float" office:value="124" calcext:value-type="float">
            <text:p>124</text:p>
          </table:table-cell>
          <table:table-cell table:formula="of:=FLOOR(80 * (1 + (1/17)*(([.B9]-24)/2))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table:formula="of:=FLOOR(90 * (1 + (1/13)*(([.B10]-24)/2));2)" office:value-type="float" office:value="78" calcext:value-type="float">
            <text:p>78</text:p>
          </table:table-cell>
          <table:table-cell table:formula="of:=FLOOR(120 * (1 + (2/29)*(([.B10]-24)/2)))" office:value-type="float" office:value="107" calcext:value-type="float">
            <text:p>107</text:p>
          </table:table-cell>
          <table:table-cell table:formula="of:=FLOOR(80 * (1 + (1/17)*(([.B10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table:formula="of:=FLOOR(90 * (1 + (1/13)*(([.B11]-24)/2));2)" office:value-type="float" office:value="78" calcext:value-type="float">
            <text:p>78</text:p>
          </table:table-cell>
          <table:table-cell table:formula="of:=FLOOR(120 * (1 + (2/29)*(([.B11]-24)/2)))" office:value-type="float" office:value="107" calcext:value-type="float">
            <text:p>107</text:p>
          </table:table-cell>
          <table:table-cell table:formula="of:=FLOOR(80 * (1 + (1/17)*(([.B11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table:formula="of:=FLOOR(90 * (1 + (1/13)*(([.B12]-24)/2));2)" office:value-type="float" office:value="72" calcext:value-type="float">
            <text:p>72</text:p>
          </table:table-cell>
          <table:table-cell table:formula="of:=FLOOR(120 * (1 + (2/29)*(([.B12]-24)/2)))" office:value-type="float" office:value="99" calcext:value-type="float">
            <text:p>99</text:p>
          </table:table-cell>
          <table:table-cell table:formula="of:=FLOOR(80 * (1 + (1/17)*(([.B12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table:formula="of:=FLOOR(90 * (1 + (1/13)*(([.B13]-24)/2));2)" office:value-type="float" office:value="72" calcext:value-type="float">
            <text:p>72</text:p>
          </table:table-cell>
          <table:table-cell table:formula="of:=FLOOR(120 * (1 + (2/29)*(([.B13]-24)/2)))" office:value-type="float" office:value="99" calcext:value-type="float">
            <text:p>99</text:p>
          </table:table-cell>
          <table:table-cell table:formula="of:=FLOOR(80 * (1 + (1/17)*(([.B13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table:formula="of:=FLOOR(90 * (1 + (1/13)*(([.B14]-24)/2));2)" office:value-type="float" office:value="58" calcext:value-type="float">
            <text:p>58</text:p>
          </table:table-cell>
          <table:table-cell table:formula="of:=FLOOR(120 * (1 + (2/29)*(([.B14]-24)/2)))" office:value-type="float" office:value="82" calcext:value-type="float">
            <text:p>82</text:p>
          </table:table-cell>
          <table:table-cell table:formula="of:=FLOOR(80 * (1 + (1/17)*(([.B14]-24)/2))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table:formula="of:=FLOOR(90 * (1 + (1/13)*(([.B15]-24)/2));2)" office:value-type="float" office:value="78" calcext:value-type="float">
            <text:p>78</text:p>
          </table:table-cell>
          <table:table-cell table:formula="of:=FLOOR(120 * (1 + (2/29)*(([.B15]-24)/2)))" office:value-type="float" office:value="107" calcext:value-type="float">
            <text:p>107</text:p>
          </table:table-cell>
          <table:table-cell table:formula="of:=FLOOR(80 * (1 + (1/17)*(([.B15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table:formula="of:=FLOOR(90 * (1 + (1/13)*(([.B16]-24)/2));2)" office:value-type="float" office:value="86" calcext:value-type="float">
            <text:p>86</text:p>
          </table:table-cell>
          <table:table-cell table:formula="of:=FLOOR(120 * (1 + (2/29)*(([.B16]-24)/2)))" office:value-type="float" office:value="115" calcext:value-type="float">
            <text:p>115</text:p>
          </table:table-cell>
          <table:table-cell table:formula="of:=FLOOR(80 * (1 + (1/17)*(([.B16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table:formula="of:=FLOOR(90 * (1 + (1/13)*(([.B17]-24)/2));2)" office:value-type="float" office:value="86" calcext:value-type="float">
            <text:p>86</text:p>
          </table:table-cell>
          <table:table-cell table:formula="of:=FLOOR(120 * (1 + (2/29)*(([.B17]-24)/2)))" office:value-type="float" office:value="115" calcext:value-type="float">
            <text:p>115</text:p>
          </table:table-cell>
          <table:table-cell table:formula="of:=FLOOR(80 * (1 + (1/17)*(([.B17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table:formula="of:=FLOOR(90 * (1 + (1/13)*(([.B18]-24)/2));2)" office:value-type="float" office:value="62" calcext:value-type="float">
            <text:p>62</text:p>
          </table:table-cell>
          <table:table-cell table:formula="of:=FLOOR(120 * (1 + (2/29)*(([.B18]-24)/2)))" office:value-type="float" office:value="86" calcext:value-type="float">
            <text:p>86</text:p>
          </table:table-cell>
          <table:table-cell table:formula="of:=FLOOR(80 * (1 + (1/17)*(([.B18]-24)/2))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table:formula="of:=FLOOR(90 * (1 + (1/13)*(([.B19]-24)/2));2)" office:value-type="float" office:value="78" calcext:value-type="float">
            <text:p>78</text:p>
          </table:table-cell>
          <table:table-cell table:formula="of:=FLOOR(120 * (1 + (2/29)*(([.B19]-24)/2)))" office:value-type="float" office:value="107" calcext:value-type="float">
            <text:p>107</text:p>
          </table:table-cell>
          <table:table-cell table:formula="of:=FLOOR(80 * (1 + (1/17)*(([.B19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table:formula="of:=FLOOR(90 * (1 + (1/13)*(([.B20]-24)/2));2)" office:value-type="float" office:value="82" calcext:value-type="float">
            <text:p>82</text:p>
          </table:table-cell>
          <table:table-cell table:formula="of:=FLOOR(120 * (1 + (2/29)*(([.B20]-24)/2)))" office:value-type="float" office:value="111" calcext:value-type="float">
            <text:p>111</text:p>
          </table:table-cell>
          <table:table-cell table:formula="of:=FLOOR(80 * (1 + (1/17)*(([.B20]-24)/2))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table:formula="of:=FLOOR(90 * (1 + (1/13)*(([.B21]-24)/2));2)" office:value-type="float" office:value="82" calcext:value-type="float">
            <text:p>82</text:p>
          </table:table-cell>
          <table:table-cell table:formula="of:=FLOOR(120 * (1 + (2/29)*(([.B21]-24)/2)))" office:value-type="float" office:value="111" calcext:value-type="float">
            <text:p>111</text:p>
          </table:table-cell>
          <table:table-cell table:formula="of:=FLOOR(80 * (1 + (1/17)*(([.B21]-24)/2))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table:formula="of:=FLOOR(90 * (1 + (1/13)*(([.B22]-24)/2));2)" office:value-type="float" office:value="82" calcext:value-type="float">
            <text:p>82</text:p>
          </table:table-cell>
          <table:table-cell table:formula="of:=FLOOR(120 * (1 + (2/29)*(([.B22]-24)/2)))" office:value-type="float" office:value="111" calcext:value-type="float">
            <text:p>111</text:p>
          </table:table-cell>
          <table:table-cell table:formula="of:=FLOOR(80 * (1 + (1/17)*(([.B22]-24)/2))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table:formula="of:=FLOOR(90 * (1 + (1/13)*(([.B23]-24)/2));2)" office:value-type="float" office:value="102" calcext:value-type="float">
            <text:p>102</text:p>
          </table:table-cell>
          <table:table-cell table:formula="of:=FLOOR(120 * (1 + (2/29)*(([.B23]-24)/2)))" office:value-type="float" office:value="136" calcext:value-type="float">
            <text:p>136</text:p>
          </table:table-cell>
          <table:table-cell table:formula="of:=FLOOR(80 * (1 + (1/17)*(([.B23]-24)/2))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table:formula="of:=FLOOR(90 * (1 + (1/13)*(([.B24]-24)/2));2)" office:value-type="float" office:value="114" calcext:value-type="float">
            <text:p>114</text:p>
          </table:table-cell>
          <table:table-cell table:formula="of:=FLOOR(120 * (1 + (2/29)*(([.B24]-24)/2)))" office:value-type="float" office:value="148" calcext:value-type="float">
            <text:p>148</text:p>
          </table:table-cell>
          <table:table-cell table:formula="of:=FLOOR(80 * (1 + (1/17)*(([.B24]-24)/2))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table:formula="of:=FLOOR(90 * (1 + (1/13)*(([.B25]-24)/2));2)" office:value-type="float" office:value="120" calcext:value-type="float">
            <text:p>120</text:p>
          </table:table-cell>
          <table:table-cell table:formula="of:=FLOOR(120 * (1 + (2/29)*(([.B25]-24)/2)))" office:value-type="float" office:value="157" calcext:value-type="float">
            <text:p>157</text:p>
          </table:table-cell>
          <table:table-cell table:formula="of:=FLOOR(80 * (1 + (1/17)*(([.B25]-24)/2))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table:formula="of:=FLOOR(90 * (1 + (1/13)*(([.B26]-24)/2));2)" office:value-type="float" office:value="120" calcext:value-type="float">
            <text:p>120</text:p>
          </table:table-cell>
          <table:table-cell table:formula="of:=FLOOR(120 * (1 + (2/29)*(([.B26]-24)/2)))" office:value-type="float" office:value="157" calcext:value-type="float">
            <text:p>157</text:p>
          </table:table-cell>
          <table:table-cell table:formula="of:=FLOOR(80 * (1 + (1/17)*(([.B26]-24)/2))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23" calcext:value-type="float">
            <text:p>23</text:p>
          </table:table-cell>
          <table:table-cell table:formula="of:=FLOOR(90 * (1 + (1/13)*(([.B27]-24)/2));2)" office:value-type="float" office:value="86" calcext:value-type="float">
            <text:p>86</text:p>
          </table:table-cell>
          <table:table-cell table:formula="of:=FLOOR(120 * (1 + (2/29)*(([.B27]-24)/2)))" office:value-type="float" office:value="115" calcext:value-type="float">
            <text:p>115</text:p>
          </table:table-cell>
          <table:table-cell table:formula="of:=FLOOR(80 * (1 + (1/17)*(([.B27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23" calcext:value-type="float">
            <text:p>23</text:p>
          </table:table-cell>
          <table:table-cell table:formula="of:=FLOOR(90 * (1 + (1/13)*(([.B28]-24)/2));2)" office:value-type="float" office:value="86" calcext:value-type="float">
            <text:p>86</text:p>
          </table:table-cell>
          <table:table-cell table:formula="of:=FLOOR(120 * (1 + (2/29)*(([.B28]-24)/2)))" office:value-type="float" office:value="115" calcext:value-type="float">
            <text:p>115</text:p>
          </table:table-cell>
          <table:table-cell table:formula="of:=FLOOR(80 * (1 + (1/17)*(([.B28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table:formula="of:=FLOOR(90 * (1 + (1/13)*(([.B29]-24)/2));2)" office:value-type="float" office:value="72" calcext:value-type="float">
            <text:p>72</text:p>
          </table:table-cell>
          <table:table-cell table:formula="of:=FLOOR(120 * (1 + (2/29)*(([.B29]-24)/2)))" office:value-type="float" office:value="99" calcext:value-type="float">
            <text:p>99</text:p>
          </table:table-cell>
          <table:table-cell table:formula="of:=FLOOR(80 * (1 + (1/17)*(([.B29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table:formula="of:=FLOOR(90 * (1 + (1/13)*(([.B30]-24)/2));2)" office:value-type="float" office:value="90" calcext:value-type="float">
            <text:p>90</text:p>
          </table:table-cell>
          <table:table-cell table:formula="of:=FLOOR(120 * (1 + (2/29)*(([.B30]-24)/2)))" office:value-type="float" office:value="120" calcext:value-type="float">
            <text:p>120</text:p>
          </table:table-cell>
          <table:table-cell table:formula="of:=FLOOR(80 * (1 + (1/17)*(([.B30]-24)/2)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table:formula="of:=FLOOR(90 * (1 + (1/13)*(([.B31]-24)/2));2)" office:value-type="float" office:value="92" calcext:value-type="float">
            <text:p>92</text:p>
          </table:table-cell>
          <table:table-cell table:formula="of:=FLOOR(120 * (1 + (2/29)*(([.B31]-24)/2)))" office:value-type="float" office:value="124" calcext:value-type="float">
            <text:p>124</text:p>
          </table:table-cell>
          <table:table-cell table:formula="of:=FLOOR(80 * (1 + (1/17)*(([.B31]-24)/2))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table:formula="of:=FLOOR(90 * (1 + (1/13)*(([.B32]-24)/2));2)" office:value-type="float" office:value="100" calcext:value-type="float">
            <text:p>100</text:p>
          </table:table-cell>
          <table:table-cell table:formula="of:=FLOOR(120 * (1 + (2/29)*(([.B32]-24)/2)))" office:value-type="float" office:value="132" calcext:value-type="float">
            <text:p>132</text:p>
          </table:table-cell>
          <table:table-cell table:formula="of:=FLOOR(80 * (1 + (1/17)*(([.B32]-24)/2))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table:formula="of:=FLOOR(90 * (1 + (1/13)*(([.B33]-24)/2));2)" office:value-type="float" office:value="100" calcext:value-type="float">
            <text:p>100</text:p>
          </table:table-cell>
          <table:table-cell table:formula="of:=FLOOR(120 * (1 + (2/29)*(([.B33]-24)/2)))" office:value-type="float" office:value="132" calcext:value-type="float">
            <text:p>132</text:p>
          </table:table-cell>
          <table:table-cell table:formula="of:=FLOOR(80 * (1 + (1/17)*(([.B33]-24)/2))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table:formula="of:=FLOOR(90 * (1 + (1/13)*(([.B34]-24)/2));2)" office:value-type="float" office:value="78" calcext:value-type="float">
            <text:p>78</text:p>
          </table:table-cell>
          <table:table-cell table:formula="of:=FLOOR(120 * (1 + (2/29)*(([.B34]-24)/2)))" office:value-type="float" office:value="107" calcext:value-type="float">
            <text:p>107</text:p>
          </table:table-cell>
          <table:table-cell table:formula="of:=FLOOR(80 * (1 + (1/17)*(([.B34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table:formula="of:=FLOOR(90 * (1 + (1/13)*(([.B35]-24)/2));2)" office:value-type="float" office:value="78" calcext:value-type="float">
            <text:p>78</text:p>
          </table:table-cell>
          <table:table-cell table:formula="of:=FLOOR(120 * (1 + (2/29)*(([.B35]-24)/2)))" office:value-type="float" office:value="107" calcext:value-type="float">
            <text:p>107</text:p>
          </table:table-cell>
          <table:table-cell table:formula="of:=FLOOR(80 * (1 + (1/17)*(([.B35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table:formula="of:=FLOOR(90 * (1 + (1/13)*(([.B36]-24)/2));2)" office:value-type="float" office:value="92" calcext:value-type="float">
            <text:p>92</text:p>
          </table:table-cell>
          <table:table-cell table:formula="of:=FLOOR(120 * (1 + (2/29)*(([.B36]-24)/2)))" office:value-type="float" office:value="124" calcext:value-type="float">
            <text:p>124</text:p>
          </table:table-cell>
          <table:table-cell table:formula="of:=FLOOR(80 * (1 + (1/17)*(([.B36]-24)/2))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table:formula="of:=FLOOR(90 * (1 + (1/13)*(([.B37]-24)/2));2)" office:value-type="float" office:value="72" calcext:value-type="float">
            <text:p>72</text:p>
          </table:table-cell>
          <table:table-cell table:formula="of:=FLOOR(120 * (1 + (2/29)*(([.B37]-24)/2)))" office:value-type="float" office:value="99" calcext:value-type="float">
            <text:p>99</text:p>
          </table:table-cell>
          <table:table-cell table:formula="of:=FLOOR(80 * (1 + (1/17)*(([.B37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table:formula="of:=FLOOR(90 * (1 + (1/13)*(([.B38]-24)/2));2)" office:value-type="float" office:value="78" calcext:value-type="float">
            <text:p>78</text:p>
          </table:table-cell>
          <table:table-cell table:formula="of:=FLOOR(120 * (1 + (2/29)*(([.B38]-24)/2)))" office:value-type="float" office:value="107" calcext:value-type="float">
            <text:p>107</text:p>
          </table:table-cell>
          <table:table-cell table:formula="of:=FLOOR(80 * (1 + (1/17)*(([.B38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table:formula="of:=FLOOR(90 * (1 + (1/13)*(([.B39]-24)/2));2)" office:value-type="float" office:value="90" calcext:value-type="float">
            <text:p>90</text:p>
          </table:table-cell>
          <table:table-cell table:formula="of:=FLOOR(120 * (1 + (2/29)*(([.B39]-24)/2)))" office:value-type="float" office:value="120" calcext:value-type="float">
            <text:p>120</text:p>
          </table:table-cell>
          <table:table-cell table:formula="of:=FLOOR(80 * (1 + (1/17)*(([.B39]-24)/2)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table:formula="of:=FLOOR(90 * (1 + (1/13)*(([.B40]-24)/2));2)" office:value-type="float" office:value="72" calcext:value-type="float">
            <text:p>72</text:p>
          </table:table-cell>
          <table:table-cell table:formula="of:=FLOOR(120 * (1 + (2/29)*(([.B40]-24)/2)))" office:value-type="float" office:value="99" calcext:value-type="float">
            <text:p>99</text:p>
          </table:table-cell>
          <table:table-cell table:formula="of:=FLOOR(80 * (1 + (1/17)*(([.B40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table:formula="of:=FLOOR(90 * (1 + (1/13)*(([.B41]-24)/2));2)" office:value-type="float" office:value="102" calcext:value-type="float">
            <text:p>102</text:p>
          </table:table-cell>
          <table:table-cell table:formula="of:=FLOOR(120 * (1 + (2/29)*(([.B41]-24)/2)))" office:value-type="float" office:value="136" calcext:value-type="float">
            <text:p>136</text:p>
          </table:table-cell>
          <table:table-cell table:formula="of:=FLOOR(80 * (1 + (1/17)*(([.B41]-24)/2))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table:formula="of:=FLOOR(90 * (1 + (1/13)*(([.B42]-24)/2));2)" office:value-type="float" office:value="100" calcext:value-type="float">
            <text:p>100</text:p>
          </table:table-cell>
          <table:table-cell table:formula="of:=FLOOR(120 * (1 + (2/29)*(([.B42]-24)/2)))" office:value-type="float" office:value="132" calcext:value-type="float">
            <text:p>132</text:p>
          </table:table-cell>
          <table:table-cell table:formula="of:=FLOOR(80 * (1 + (1/17)*(([.B42]-24)/2))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table:formula="of:=FLOOR(90 * (1 + (1/13)*(([.B43]-24)/2));2)" office:value-type="float" office:value="90" calcext:value-type="float">
            <text:p>90</text:p>
          </table:table-cell>
          <table:table-cell table:formula="of:=FLOOR(120 * (1 + (2/29)*(([.B43]-24)/2)))" office:value-type="float" office:value="120" calcext:value-type="float">
            <text:p>120</text:p>
          </table:table-cell>
          <table:table-cell table:formula="of:=FLOOR(80 * (1 + (1/17)*(([.B43]-24)/2)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table:formula="of:=FLOOR(90 * (1 + (1/13)*(([.B44]-24)/2));2)" office:value-type="float" office:value="82" calcext:value-type="float">
            <text:p>82</text:p>
          </table:table-cell>
          <table:table-cell table:formula="of:=FLOOR(120 * (1 + (2/29)*(([.B44]-24)/2)))" office:value-type="float" office:value="111" calcext:value-type="float">
            <text:p>111</text:p>
          </table:table-cell>
          <table:table-cell table:formula="of:=FLOOR(80 * (1 + (1/17)*(([.B44]-24)/2))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table:formula="of:=FLOOR(90 * (1 + (1/13)*(([.B45]-24)/2));2)" office:value-type="float" office:value="64" calcext:value-type="float">
            <text:p>64</text:p>
          </table:table-cell>
          <table:table-cell table:formula="of:=FLOOR(120 * (1 + (2/29)*(([.B45]-24)/2)))" office:value-type="float" office:value="91" calcext:value-type="float">
            <text:p>91</text:p>
          </table:table-cell>
          <table:table-cell table:formula="of:=FLOOR(80 * (1 + (1/17)*(([.B45]-24)/2))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table:formula="of:=FLOOR(90 * (1 + (1/13)*(([.B46]-24)/2));2)" office:value-type="float" office:value="68" calcext:value-type="float">
            <text:p>68</text:p>
          </table:table-cell>
          <table:table-cell table:formula="of:=FLOOR(120 * (1 + (2/29)*(([.B46]-24)/2)))" office:value-type="float" office:value="95" calcext:value-type="float">
            <text:p>95</text:p>
          </table:table-cell>
          <table:table-cell table:formula="of:=FLOOR(80 * (1 + (1/17)*(([.B46]-24)/2))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table:formula="of:=FLOOR(90 * (1 + (1/13)*(([.B47]-24)/2));2)" office:value-type="float" office:value="86" calcext:value-type="float">
            <text:p>86</text:p>
          </table:table-cell>
          <table:table-cell table:formula="of:=FLOOR(120 * (1 + (2/29)*(([.B47]-24)/2)))" office:value-type="float" office:value="115" calcext:value-type="float">
            <text:p>115</text:p>
          </table:table-cell>
          <table:table-cell table:formula="of:=FLOOR(80 * (1 + (1/17)*(([.B47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table:formula="of:=FLOOR(90 * (1 + (1/13)*(([.B48]-24)/2));2)" office:value-type="float" office:value="86" calcext:value-type="float">
            <text:p>86</text:p>
          </table:table-cell>
          <table:table-cell table:formula="of:=FLOOR(120 * (1 + (2/29)*(([.B48]-24)/2)))" office:value-type="float" office:value="115" calcext:value-type="float">
            <text:p>115</text:p>
          </table:table-cell>
          <table:table-cell table:formula="of:=FLOOR(80 * (1 + (1/17)*(([.B48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table:formula="of:=FLOOR(90 * (1 + (1/13)*(([.B49]-24)/2));2)" office:value-type="float" office:value="72" calcext:value-type="float">
            <text:p>72</text:p>
          </table:table-cell>
          <table:table-cell table:formula="of:=FLOOR(120 * (1 + (2/29)*(([.B49]-24)/2)))" office:value-type="float" office:value="99" calcext:value-type="float">
            <text:p>99</text:p>
          </table:table-cell>
          <table:table-cell table:formula="of:=FLOOR(80 * (1 + (1/17)*(([.B49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table:formula="of:=FLOOR(90 * (1 + (1/13)*(([.B50]-24)/2));2)" office:value-type="float" office:value="78" calcext:value-type="float">
            <text:p>78</text:p>
          </table:table-cell>
          <table:table-cell table:formula="of:=FLOOR(120 * (1 + (2/29)*(([.B50]-24)/2)))" office:value-type="float" office:value="107" calcext:value-type="float">
            <text:p>107</text:p>
          </table:table-cell>
          <table:table-cell table:formula="of:=FLOOR(80 * (1 + (1/17)*(([.B50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table:formula="of:=FLOOR(90 * (1 + (1/13)*(([.B51]-24)/2));2)" office:value-type="float" office:value="92" calcext:value-type="float">
            <text:p>92</text:p>
          </table:table-cell>
          <table:table-cell table:formula="of:=FLOOR(120 * (1 + (2/29)*(([.B51]-24)/2)))" office:value-type="float" office:value="124" calcext:value-type="float">
            <text:p>124</text:p>
          </table:table-cell>
          <table:table-cell table:formula="of:=FLOOR(80 * (1 + (1/17)*(([.B51]-24)/2))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table:formula="of:=FLOOR(90 * (1 + (1/13)*(([.B52]-24)/2));2)" office:value-type="float" office:value="102" calcext:value-type="float">
            <text:p>102</text:p>
          </table:table-cell>
          <table:table-cell table:formula="of:=FLOOR(120 * (1 + (2/29)*(([.B52]-24)/2)))" office:value-type="float" office:value="136" calcext:value-type="float">
            <text:p>136</text:p>
          </table:table-cell>
          <table:table-cell table:formula="of:=FLOOR(80 * (1 + (1/17)*(([.B52]-24)/2))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table:formula="of:=FLOOR(90 * (1 + (1/13)*(([.B53]-24)/2));2)" office:value-type="float" office:value="100" calcext:value-type="float">
            <text:p>100</text:p>
          </table:table-cell>
          <table:table-cell table:formula="of:=FLOOR(120 * (1 + (2/29)*(([.B53]-24)/2)))" office:value-type="float" office:value="132" calcext:value-type="float">
            <text:p>132</text:p>
          </table:table-cell>
          <table:table-cell table:formula="of:=FLOOR(80 * (1 + (1/17)*(([.B53]-24)/2))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table:formula="of:=FLOOR(90 * (1 + (1/13)*(([.B54]-24)/2));2)" office:value-type="float" office:value="86" calcext:value-type="float">
            <text:p>86</text:p>
          </table:table-cell>
          <table:table-cell table:formula="of:=FLOOR(120 * (1 + (2/29)*(([.B54]-24)/2)))" office:value-type="float" office:value="115" calcext:value-type="float">
            <text:p>115</text:p>
          </table:table-cell>
          <table:table-cell table:formula="of:=FLOOR(80 * (1 + (1/17)*(([.B54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table:formula="of:=FLOOR(90 * (1 + (1/13)*(([.B55]-24)/2));2)" office:value-type="float" office:value="96" calcext:value-type="float">
            <text:p>96</text:p>
          </table:table-cell>
          <table:table-cell table:formula="of:=FLOOR(120 * (1 + (2/29)*(([.B55]-24)/2)))" office:value-type="float" office:value="128" calcext:value-type="float">
            <text:p>128</text:p>
          </table:table-cell>
          <table:table-cell table:formula="of:=FLOOR(80 * (1 + (1/17)*(([.B55]-24)/2))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table:formula="of:=FLOOR(90 * (1 + (1/13)*(([.B56]-24)/2));2)" office:value-type="float" office:value="106" calcext:value-type="float">
            <text:p>106</text:p>
          </table:table-cell>
          <table:table-cell table:formula="of:=FLOOR(120 * (1 + (2/29)*(([.B56]-24)/2)))" office:value-type="float" office:value="140" calcext:value-type="float">
            <text:p>140</text:p>
          </table:table-cell>
          <table:table-cell table:formula="of:=FLOOR(80 * (1 + (1/17)*(([.B56]-24)/2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table:formula="of:=FLOOR(90 * (1 + (1/13)*(([.B57]-24)/2));2)" office:value-type="float" office:value="96" calcext:value-type="float">
            <text:p>96</text:p>
          </table:table-cell>
          <table:table-cell table:formula="of:=FLOOR(120 * (1 + (2/29)*(([.B57]-24)/2)))" office:value-type="float" office:value="128" calcext:value-type="float">
            <text:p>128</text:p>
          </table:table-cell>
          <table:table-cell table:formula="of:=FLOOR(80 * (1 + (1/17)*(([.B57]-24)/2))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table:formula="of:=FLOOR(90 * (1 + (1/13)*(([.B58]-24)/2));2)" office:value-type="float" office:value="100" calcext:value-type="float">
            <text:p>100</text:p>
          </table:table-cell>
          <table:table-cell table:formula="of:=FLOOR(120 * (1 + (2/29)*(([.B58]-24)/2)))" office:value-type="float" office:value="132" calcext:value-type="float">
            <text:p>132</text:p>
          </table:table-cell>
          <table:table-cell table:formula="of:=FLOOR(80 * (1 + (1/17)*(([.B58]-24)/2))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table:formula="of:=FLOOR(90 * (1 + (1/13)*(([.B59]-24)/2));2)" office:value-type="float" office:value="90" calcext:value-type="float">
            <text:p>90</text:p>
          </table:table-cell>
          <table:table-cell table:formula="of:=FLOOR(120 * (1 + (2/29)*(([.B59]-24)/2)))" office:value-type="float" office:value="120" calcext:value-type="float">
            <text:p>120</text:p>
          </table:table-cell>
          <table:table-cell table:formula="of:=FLOOR(80 * (1 + (1/17)*(([.B59]-24)/2)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table:formula="of:=FLOOR(90 * (1 + (1/13)*(([.B60]-24)/2));2)" office:value-type="float" office:value="96" calcext:value-type="float">
            <text:p>96</text:p>
          </table:table-cell>
          <table:table-cell table:formula="of:=FLOOR(120 * (1 + (2/29)*(([.B60]-24)/2)))" office:value-type="float" office:value="128" calcext:value-type="float">
            <text:p>128</text:p>
          </table:table-cell>
          <table:table-cell table:formula="of:=FLOOR(80 * (1 + (1/17)*(([.B60]-24)/2))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table:formula="of:=FLOOR(90 * (1 + (1/13)*(([.B61]-24)/2));2)" office:value-type="float" office:value="92" calcext:value-type="float">
            <text:p>92</text:p>
          </table:table-cell>
          <table:table-cell table:formula="of:=FLOOR(120 * (1 + (2/29)*(([.B61]-24)/2)))" office:value-type="float" office:value="124" calcext:value-type="float">
            <text:p>124</text:p>
          </table:table-cell>
          <table:table-cell table:formula="of:=FLOOR(80 * (1 + (1/17)*(([.B61]-24)/2))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table:formula="of:=FLOOR(90 * (1 + (1/13)*(([.B62]-24)/2));2)" office:value-type="float" office:value="90" calcext:value-type="float">
            <text:p>90</text:p>
          </table:table-cell>
          <table:table-cell table:formula="of:=FLOOR(120 * (1 + (2/29)*(([.B62]-24)/2)))" office:value-type="float" office:value="120" calcext:value-type="float">
            <text:p>120</text:p>
          </table:table-cell>
          <table:table-cell table:formula="of:=FLOOR(80 * (1 + (1/17)*(([.B62]-24)/2)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table:formula="of:=FLOOR(90 * (1 + (1/13)*(([.B63]-24)/2));2)" office:value-type="float" office:value="82" calcext:value-type="float">
            <text:p>82</text:p>
          </table:table-cell>
          <table:table-cell table:formula="of:=FLOOR(120 * (1 + (2/29)*(([.B63]-24)/2)))" office:value-type="float" office:value="111" calcext:value-type="float">
            <text:p>111</text:p>
          </table:table-cell>
          <table:table-cell table:formula="of:=FLOOR(80 * (1 + (1/17)*(([.B63]-24)/2))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table:formula="of:=FLOOR(90 * (1 + (1/13)*(([.B64]-24)/2));2)" office:value-type="float" office:value="72" calcext:value-type="float">
            <text:p>72</text:p>
          </table:table-cell>
          <table:table-cell table:formula="of:=FLOOR(120 * (1 + (2/29)*(([.B64]-24)/2)))" office:value-type="float" office:value="99" calcext:value-type="float">
            <text:p>99</text:p>
          </table:table-cell>
          <table:table-cell table:formula="of:=FLOOR(80 * (1 + (1/17)*(([.B64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table:formula="of:=FLOOR(90 * (1 + (1/13)*(([.B65]-24)/2));2)" office:value-type="float" office:value="78" calcext:value-type="float">
            <text:p>78</text:p>
          </table:table-cell>
          <table:table-cell table:formula="of:=FLOOR(120 * (1 + (2/29)*(([.B65]-24)/2)))" office:value-type="float" office:value="107" calcext:value-type="float">
            <text:p>107</text:p>
          </table:table-cell>
          <table:table-cell table:formula="of:=FLOOR(80 * (1 + (1/17)*(([.B65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table:formula="of:=FLOOR(90 * (1 + (1/13)*(([.B66]-24)/2));2)" office:value-type="float" office:value="96" calcext:value-type="float">
            <text:p>96</text:p>
          </table:table-cell>
          <table:table-cell table:formula="of:=FLOOR(120 * (1 + (2/29)*(([.B66]-24)/2)))" office:value-type="float" office:value="128" calcext:value-type="float">
            <text:p>128</text:p>
          </table:table-cell>
          <table:table-cell table:formula="of:=FLOOR(80 * (1 + (1/17)*(([.B66]-24)/2))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table:formula="of:=FLOOR(90 * (1 + (1/13)*(([.B67]-24)/2));2)" office:value-type="float" office:value="72" calcext:value-type="float">
            <text:p>72</text:p>
          </table:table-cell>
          <table:table-cell table:formula="of:=FLOOR(120 * (1 + (2/29)*(([.B67]-24)/2)))" office:value-type="float" office:value="99" calcext:value-type="float">
            <text:p>99</text:p>
          </table:table-cell>
          <table:table-cell table:formula="of:=FLOOR(80 * (1 + (1/17)*(([.B67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table:formula="of:=FLOOR(90 * (1 + (1/13)*(([.B68]-24)/2));2)" office:value-type="float" office:value="78" calcext:value-type="float">
            <text:p>78</text:p>
          </table:table-cell>
          <table:table-cell table:formula="of:=FLOOR(120 * (1 + (2/29)*(([.B68]-24)/2)))" office:value-type="float" office:value="107" calcext:value-type="float">
            <text:p>107</text:p>
          </table:table-cell>
          <table:table-cell table:formula="of:=FLOOR(80 * (1 + (1/17)*(([.B68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table:formula="of:=FLOOR(90 * (1 + (1/13)*(([.B69]-24)/2));2)" office:value-type="float" office:value="86" calcext:value-type="float">
            <text:p>86</text:p>
          </table:table-cell>
          <table:table-cell table:formula="of:=FLOOR(120 * (1 + (2/29)*(([.B69]-24)/2)))" office:value-type="float" office:value="115" calcext:value-type="float">
            <text:p>115</text:p>
          </table:table-cell>
          <table:table-cell table:formula="of:=FLOOR(80 * (1 + (1/17)*(([.B69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table:formula="of:=FLOOR(90 * (1 + (1/13)*(([.B70]-24)/2));2)" office:value-type="float" office:value="100" calcext:value-type="float">
            <text:p>100</text:p>
          </table:table-cell>
          <table:table-cell table:formula="of:=FLOOR(120 * (1 + (2/29)*(([.B70]-24)/2)))" office:value-type="float" office:value="132" calcext:value-type="float">
            <text:p>132</text:p>
          </table:table-cell>
          <table:table-cell table:formula="of:=FLOOR(80 * (1 + (1/17)*(([.B70]-24)/2))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table:formula="of:=FLOOR(90 * (1 + (1/13)*(([.B71]-24)/2));2)" office:value-type="float" office:value="76" calcext:value-type="float">
            <text:p>76</text:p>
          </table:table-cell>
          <table:table-cell table:formula="of:=FLOOR(120 * (1 + (2/29)*(([.B71]-24)/2)))" office:value-type="float" office:value="103" calcext:value-type="float">
            <text:p>103</text:p>
          </table:table-cell>
          <table:table-cell table:formula="of:=FLOOR(80 * (1 + (1/17)*(([.B71]-24)/2))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table:formula="of:=FLOOR(90 * (1 + (1/13)*(([.B72]-24)/2));2)" office:value-type="float" office:value="68" calcext:value-type="float">
            <text:p>68</text:p>
          </table:table-cell>
          <table:table-cell table:formula="of:=FLOOR(120 * (1 + (2/29)*(([.B72]-24)/2)))" office:value-type="float" office:value="95" calcext:value-type="float">
            <text:p>95</text:p>
          </table:table-cell>
          <table:table-cell table:formula="of:=FLOOR(80 * (1 + (1/17)*(([.B72]-24)/2))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table:formula="of:=FLOOR(90 * (1 + (1/13)*(([.B73]-24)/2));2)" office:value-type="float" office:value="64" calcext:value-type="float">
            <text:p>64</text:p>
          </table:table-cell>
          <table:table-cell table:formula="of:=FLOOR(120 * (1 + (2/29)*(([.B73]-24)/2)))" office:value-type="float" office:value="91" calcext:value-type="float">
            <text:p>91</text:p>
          </table:table-cell>
          <table:table-cell table:formula="of:=FLOOR(80 * (1 + (1/17)*(([.B73]-24)/2))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table:formula="of:=FLOOR(90 * (1 + (1/13)*(([.B74]-24)/2));2)" office:value-type="float" office:value="72" calcext:value-type="float">
            <text:p>72</text:p>
          </table:table-cell>
          <table:table-cell table:formula="of:=FLOOR(120 * (1 + (2/29)*(([.B74]-24)/2)))" office:value-type="float" office:value="99" calcext:value-type="float">
            <text:p>99</text:p>
          </table:table-cell>
          <table:table-cell table:formula="of:=FLOOR(80 * (1 + (1/17)*(([.B74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table:formula="of:=FLOOR(90 * (1 + (1/13)*(([.B75]-24)/2));2)" office:value-type="float" office:value="96" calcext:value-type="float">
            <text:p>96</text:p>
          </table:table-cell>
          <table:table-cell table:formula="of:=FLOOR(120 * (1 + (2/29)*(([.B75]-24)/2)))" office:value-type="float" office:value="128" calcext:value-type="float">
            <text:p>128</text:p>
          </table:table-cell>
          <table:table-cell table:formula="of:=FLOOR(80 * (1 + (1/17)*(([.B75]-24)/2))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table:formula="of:=FLOOR(90 * (1 + (1/13)*(([.B76]-24)/2));2)" office:value-type="float" office:value="78" calcext:value-type="float">
            <text:p>78</text:p>
          </table:table-cell>
          <table:table-cell table:formula="of:=FLOOR(120 * (1 + (2/29)*(([.B76]-24)/2)))" office:value-type="float" office:value="107" calcext:value-type="float">
            <text:p>107</text:p>
          </table:table-cell>
          <table:table-cell table:formula="of:=FLOOR(80 * (1 + (1/17)*(([.B76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table:formula="of:=FLOOR(90 * (1 + (1/13)*(([.B77]-24)/2));2)" office:value-type="float" office:value="72" calcext:value-type="float">
            <text:p>72</text:p>
          </table:table-cell>
          <table:table-cell table:formula="of:=FLOOR(120 * (1 + (2/29)*(([.B77]-24)/2)))" office:value-type="float" office:value="99" calcext:value-type="float">
            <text:p>99</text:p>
          </table:table-cell>
          <table:table-cell table:formula="of:=FLOOR(80 * (1 + (1/17)*(([.B77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table:formula="of:=FLOOR(90 * (1 + (1/13)*(([.B78]-24)/2));2)" office:value-type="float" office:value="72" calcext:value-type="float">
            <text:p>72</text:p>
          </table:table-cell>
          <table:table-cell table:formula="of:=FLOOR(120 * (1 + (2/29)*(([.B78]-24)/2)))" office:value-type="float" office:value="99" calcext:value-type="float">
            <text:p>99</text:p>
          </table:table-cell>
          <table:table-cell table:formula="of:=FLOOR(80 * (1 + (1/17)*(([.B78]-24)/2))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table:formula="of:=FLOOR(90 * (1 + (1/13)*(([.B79]-24)/2));2)" office:value-type="float" office:value="78" calcext:value-type="float">
            <text:p>78</text:p>
          </table:table-cell>
          <table:table-cell table:formula="of:=FLOOR(120 * (1 + (2/29)*(([.B79]-24)/2)))" office:value-type="float" office:value="107" calcext:value-type="float">
            <text:p>107</text:p>
          </table:table-cell>
          <table:table-cell table:formula="of:=FLOOR(80 * (1 + (1/17)*(([.B79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table:formula="of:=FLOOR(90 * (1 + (1/13)*(([.B80]-24)/2));2)" office:value-type="float" office:value="78" calcext:value-type="float">
            <text:p>78</text:p>
          </table:table-cell>
          <table:table-cell table:formula="of:=FLOOR(120 * (1 + (2/29)*(([.B80]-24)/2)))" office:value-type="float" office:value="107" calcext:value-type="float">
            <text:p>107</text:p>
          </table:table-cell>
          <table:table-cell table:formula="of:=FLOOR(80 * (1 + (1/17)*(([.B80]-24)/2))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table:formula="of:=FLOOR(90 * (1 + (1/13)*(([.B81]-24)/2));2)" office:value-type="float" office:value="90" calcext:value-type="float">
            <text:p>90</text:p>
          </table:table-cell>
          <table:table-cell table:formula="of:=FLOOR(120 * (1 + (2/29)*(([.B81]-24)/2)))" office:value-type="float" office:value="120" calcext:value-type="float">
            <text:p>120</text:p>
          </table:table-cell>
          <table:table-cell table:formula="of:=FLOOR(80 * (1 + (1/17)*(([.B81]-24)/2)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table:formula="of:=FLOOR(90 * (1 + (1/13)*(([.B82]-24)/2));2)" office:value-type="float" office:value="96" calcext:value-type="float">
            <text:p>96</text:p>
          </table:table-cell>
          <table:table-cell table:formula="of:=FLOOR(120 * (1 + (2/29)*(([.B82]-24)/2)))" office:value-type="float" office:value="128" calcext:value-type="float">
            <text:p>128</text:p>
          </table:table-cell>
          <table:table-cell table:formula="of:=FLOOR(80 * (1 + (1/17)*(([.B82]-24)/2))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table:formula="of:=FLOOR(90 * (1 + (1/13)*(([.B83]-24)/2));2)" office:value-type="float" office:value="86" calcext:value-type="float">
            <text:p>86</text:p>
          </table:table-cell>
          <table:table-cell table:formula="of:=FLOOR(120 * (1 + (2/29)*(([.B83]-24)/2)))" office:value-type="float" office:value="115" calcext:value-type="float">
            <text:p>115</text:p>
          </table:table-cell>
          <table:table-cell table:formula="of:=FLOOR(80 * (1 + (1/17)*(([.B83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table:formula="of:=FLOOR(90 * (1 + (1/13)*(([.B84]-24)/2));2)" office:value-type="float" office:value="86" calcext:value-type="float">
            <text:p>86</text:p>
          </table:table-cell>
          <table:table-cell table:formula="of:=FLOOR(120 * (1 + (2/29)*(([.B84]-24)/2)))" office:value-type="float" office:value="115" calcext:value-type="float">
            <text:p>115</text:p>
          </table:table-cell>
          <table:table-cell table:formula="of:=FLOOR(80 * (1 + (1/17)*(([.B84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table:formula="of:=FLOOR(90 * (1 + (1/13)*(([.B85]-24)/2));2)" office:value-type="float" office:value="90" calcext:value-type="float">
            <text:p>90</text:p>
          </table:table-cell>
          <table:table-cell table:formula="of:=FLOOR(120 * (1 + (2/29)*(([.B85]-24)/2)))" office:value-type="float" office:value="120" calcext:value-type="float">
            <text:p>120</text:p>
          </table:table-cell>
          <table:table-cell table:formula="of:=FLOOR(80 * (1 + (1/17)*(([.B85]-24)/2)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table:formula="of:=FLOOR(90 * (1 + (1/13)*(([.B86]-24)/2));2)" office:value-type="float" office:value="96" calcext:value-type="float">
            <text:p>96</text:p>
          </table:table-cell>
          <table:table-cell table:formula="of:=FLOOR(120 * (1 + (2/29)*(([.B86]-24)/2)))" office:value-type="float" office:value="128" calcext:value-type="float">
            <text:p>128</text:p>
          </table:table-cell>
          <table:table-cell table:formula="of:=FLOOR(80 * (1 + (1/17)*(([.B86]-24)/2))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table:formula="of:=FLOOR(90 * (1 + (1/13)*(([.B87]-24)/2));2)" office:value-type="float" office:value="102" calcext:value-type="float">
            <text:p>102</text:p>
          </table:table-cell>
          <table:table-cell table:formula="of:=FLOOR(120 * (1 + (2/29)*(([.B87]-24)/2)))" office:value-type="float" office:value="136" calcext:value-type="float">
            <text:p>136</text:p>
          </table:table-cell>
          <table:table-cell table:formula="of:=FLOOR(80 * (1 + (1/17)*(([.B87]-24)/2))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table:formula="of:=FLOOR(90 * (1 + (1/13)*(([.B88]-24)/2));2)" office:value-type="float" office:value="116" calcext:value-type="float">
            <text:p>116</text:p>
          </table:table-cell>
          <table:table-cell table:formula="of:=FLOOR(120 * (1 + (2/29)*(([.B88]-24)/2)))" office:value-type="float" office:value="153" calcext:value-type="float">
            <text:p>153</text:p>
          </table:table-cell>
          <table:table-cell table:formula="of:=FLOOR(80 * (1 + (1/17)*(([.B88]-24)/2))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table:formula="of:=FLOOR(90 * (1 + (1/13)*(([.B89]-24)/2));2)" office:value-type="float" office:value="96" calcext:value-type="float">
            <text:p>96</text:p>
          </table:table-cell>
          <table:table-cell table:formula="of:=FLOOR(120 * (1 + (2/29)*(([.B89]-24)/2)))" office:value-type="float" office:value="128" calcext:value-type="float">
            <text:p>128</text:p>
          </table:table-cell>
          <table:table-cell table:formula="of:=FLOOR(80 * (1 + (1/17)*(([.B89]-24)/2))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table:formula="of:=FLOOR(90 * (1 + (1/13)*(([.B90]-24)/2));2)" office:value-type="float" office:value="116" calcext:value-type="float">
            <text:p>116</text:p>
          </table:table-cell>
          <table:table-cell table:formula="of:=FLOOR(120 * (1 + (2/29)*(([.B90]-24)/2)))" office:value-type="float" office:value="153" calcext:value-type="float">
            <text:p>153</text:p>
          </table:table-cell>
          <table:table-cell table:formula="of:=FLOOR(80 * (1 + (1/17)*(([.B90]-24)/2))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table:formula="of:=FLOOR(90 * (1 + (1/13)*(([.B91]-24)/2));2)" office:value-type="float" office:value="86" calcext:value-type="float">
            <text:p>86</text:p>
          </table:table-cell>
          <table:table-cell table:formula="of:=FLOOR(120 * (1 + (2/29)*(([.B91]-24)/2)))" office:value-type="float" office:value="115" calcext:value-type="float">
            <text:p>115</text:p>
          </table:table-cell>
          <table:table-cell table:formula="of:=FLOOR(80 * (1 + (1/17)*(([.B91]-24)/2))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table:formula="of:=FLOOR(90 * (1 + (1/13)*(([.B92]-24)/2));2)" office:value-type="float" office:value="82" calcext:value-type="float">
            <text:p>82</text:p>
          </table:table-cell>
          <table:table-cell table:formula="of:=FLOOR(120 * (1 + (2/29)*(([.B92]-24)/2)))" office:value-type="float" office:value="111" calcext:value-type="float">
            <text:p>111</text:p>
          </table:table-cell>
          <table:table-cell table:formula="of:=FLOOR(80 * (1 + (1/17)*(([.B92]-24)/2))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table:formula="of:=FLOOR(90 * (1 + (1/13)*(([.B93]-24)/2));2)" office:value-type="float" office:value="92" calcext:value-type="float">
            <text:p>92</text:p>
          </table:table-cell>
          <table:table-cell table:formula="of:=FLOOR(120 * (1 + (2/29)*(([.B93]-24)/2)))" office:value-type="float" office:value="124" calcext:value-type="float">
            <text:p>124</text:p>
          </table:table-cell>
          <table:table-cell table:formula="of:=FLOOR(80 * (1 + (1/17)*(([.B93]-24)/2)))" office:value-type="float" office:value="82" calcext:value-type="float">
            <text:p>82</text:p>
          </table:table-cell>
          <table:table-cell table:number-columns-repeated="3"/>
        </table:table-row>
      </table:table>
      <table:table table:name="zad 5.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zień</text:p>
          </table:table-cell>
          <table:table-cell office:value-type="string" calcext:value-type="string">
            <text:p>temperatura</text:p>
          </table:table-cell>
          <table:table-cell table:style-name="Default" office:value-type="string" calcext:value-type="string">
            <text:p>ciąg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table:formula="of:=IF([.B3] &gt; 20; [.C2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table:formula="of:=IF([.B4] &gt; 20; [.C3] + 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table:formula="of:=IF([.B5] &gt; 20; [.C4] + 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table:formula="of:=IF([.B6] &gt; 20; [.C5] + 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table:formula="of:=IF([.B7] &gt; 20; [.C6] + 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table:formula="of:=IF([.B8] &gt; 20; [.C7] + 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table:formula="of:=IF([.B9] &gt; 20; [.C8] + 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table:formula="of:=IF([.B10] &gt; 20; [.C9] + 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table:formula="of:=IF([.B11] &gt; 20; [.C10] + 1; 0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table:formula="of:=IF([.B12] &gt; 20; [.C11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table:formula="of:=IF([.B13] &gt; 20; [.C12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table:formula="of:=IF([.B14] &gt; 20; [.C13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table:formula="of:=IF([.B15] &gt; 20; [.C14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table:formula="of:=IF([.B16] &gt; 20; [.C15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table:formula="of:=IF([.B17] &gt; 20; [.C16] + 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table:formula="of:=IF([.B18] &gt; 20; [.C17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table:formula="of:=IF([.B19] &gt; 20; [.C18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table:formula="of:=IF([.B20] &gt; 20; [.C19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table:formula="of:=IF([.B21] &gt; 20; [.C20] + 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table:formula="of:=IF([.B22] &gt; 20; [.C21] + 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table:formula="of:=IF([.B23] &gt; 20; [.C22] + 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table:formula="of:=IF([.B24] &gt; 20; [.C23] + 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table:formula="of:=IF([.B25] &gt; 20; [.C24] + 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table:formula="of:=IF([.B26] &gt; 20; [.C25] + 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23" calcext:value-type="float">
            <text:p>23</text:p>
          </table:table-cell>
          <table:table-cell table:formula="of:=IF([.B27] &gt; 20; [.C26] + 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23" calcext:value-type="float">
            <text:p>23</text:p>
          </table:table-cell>
          <table:table-cell table:formula="of:=IF([.B28] &gt; 20; [.C27] + 1; 0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table:formula="of:=IF([.B29] &gt; 20; [.C28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table:formula="of:=IF([.B30] &gt; 20; [.C29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table:formula="of:=IF([.B31] &gt; 20; [.C30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table:formula="of:=IF([.B32] &gt; 20; [.C31] + 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table:formula="of:=IF([.B33] &gt; 20; [.C32] + 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table:formula="of:=IF([.B34] &gt; 20; [.C33] + 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table:formula="of:=IF([.B35] &gt; 20; [.C34] + 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table:formula="of:=IF([.B36] &gt; 20; [.C35] + 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table:formula="of:=IF([.B37] &gt; 20; [.C36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table:formula="of:=IF([.B38] &gt; 20; [.C37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table:formula="of:=IF([.B39] &gt; 20; [.C38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table:formula="of:=IF([.B40] &gt; 20; [.C39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table:formula="of:=IF([.B41] &gt; 20; [.C40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table:formula="of:=IF([.B42] &gt; 20; [.C41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table:formula="of:=IF([.B43] &gt; 20; [.C42] + 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table:formula="of:=IF([.B44] &gt; 20; [.C43] + 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table:formula="of:=IF([.B45] &gt; 20; [.C44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table:formula="of:=IF([.B46] &gt; 20; [.C45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table:formula="of:=IF([.B47] &gt; 20; [.C46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table:formula="of:=IF([.B48] &gt; 20; [.C47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table:formula="of:=IF([.B49] &gt; 20; [.C48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table:formula="of:=IF([.B50] &gt; 20; [.C49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table:formula="of:=IF([.B51] &gt; 20; [.C50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table:formula="of:=IF([.B52] &gt; 20; [.C51] + 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table:formula="of:=IF([.B53] &gt; 20; [.C52] + 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table:formula="of:=IF([.B54] &gt; 20; [.C53] + 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table:formula="of:=IF([.B55] &gt; 20; [.C54] + 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table:formula="of:=IF([.B56] &gt; 20; [.C55] + 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table:formula="of:=IF([.B57] &gt; 20; [.C56] + 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table:formula="of:=IF([.B58] &gt; 20; [.C57] + 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table:formula="of:=IF([.B59] &gt; 20; [.C58] + 1; 0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table:formula="of:=IF([.B60] &gt; 20; [.C59] + 1; 0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table:formula="of:=IF([.B61] &gt; 20; [.C60] + 1; 0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table:formula="of:=IF([.B62] &gt; 20; [.C61] + 1; 0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table:formula="of:=IF([.B63] &gt; 20; [.C62] + 1; 0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table:formula="of:=IF([.B64] &gt; 20; [.C63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table:formula="of:=IF([.B65] &gt; 20; [.C64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table:formula="of:=IF([.B66] &gt; 20; [.C65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table:formula="of:=IF([.B67] &gt; 20; [.C66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table:formula="of:=IF([.B68] &gt; 20; [.C67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table:formula="of:=IF([.B69] &gt; 20; [.C68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table:formula="of:=IF([.B70] &gt; 20; [.C69] + 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table:formula="of:=IF([.B71] &gt; 20; [.C70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table:formula="of:=IF([.B72] &gt; 20; [.C71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table:formula="of:=IF([.B73] &gt; 20; [.C72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table:formula="of:=IF([.B74] &gt; 20; [.C73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table:formula="of:=IF([.B75] &gt; 20; [.C74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table:formula="of:=IF([.B76] &gt; 20; [.C75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table:formula="of:=IF([.B77] &gt; 20; [.C76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table:formula="of:=IF([.B78] &gt; 20; [.C77] + 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table:formula="of:=IF([.B79] &gt; 20; [.C78] +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table:formula="of:=IF([.B80] &gt; 20; [.C79] + 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table:formula="of:=IF([.B81] &gt; 20; [.C80] + 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table:formula="of:=IF([.B82] &gt; 20; [.C81] + 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table:formula="of:=IF([.B83] &gt; 20; [.C82] + 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table:formula="of:=IF([.B84] &gt; 20; [.C83] + 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table:formula="of:=IF([.B85] &gt; 20; [.C84] + 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table:formula="of:=IF([.B86] &gt; 20; [.C85] + 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table:formula="of:=IF([.B87] &gt; 20; [.C86] + 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table:formula="of:=IF([.B88] &gt; 20; [.C87] + 1; 0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table:formula="of:=IF([.B89] &gt; 20; [.C88] + 1; 0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table:formula="of:=IF([.B90] &gt; 20; [.C89] + 1; 0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table:formula="of:=IF([.B91] &gt; 20; [.C90] + 1; 0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table:formula="of:=IF([.B92] &gt; 20; [.C91] + 1; 0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table:formula="of:=IF([.B93] &gt; 20; [.C92] + 1; 0)" office:value-type="float" office:value="15" calcext:value-type="float">
            <text:p>15</text:p>
          </table:table-cell>
        </table:table-row>
        <table:table-row table:style-name="ro1">
          <table:table-cell table:style-name="Default"/>
          <table:table-cell/>
          <table:table-cell table:style-name="Default" table:formula="of:=MAX([.C2:.C93])" office:value-type="float" office:value="15" calcext:value-type="float">
            <text:p>15</text:p>
          </table:table-cell>
        </table:table-row>
        <calcext:conditional-formats>
          <calcext:conditional-format calcext:target-range-address="'zad 5.1'.C2:'zad 5.1'.C93">
            <calcext:condition calcext:apply-style-name="Error" calcext:value="=[$'zad 5.1'.$C$94]" calcext:base-cell-address="'zad 5.1'.C2"/>
          </calcext:conditional-format>
        </calcext:conditional-formats>
      </table:table>
      <table:table table:name="zad 5.2" table:style-name="ta1">
        <table:shapes>
          <draw:frame draw:z-index="0" draw:style-name="gr1" draw:text-style-name="P1" svg:width="15.984cm" svg:height="9.005cm" svg:x="3.962cm" svg:y="7.092cm">
            <draw:object draw:notify-on-update-of-ranges="'zad 5.2'.A9:'zad 5.2'.A11 'zad 5.2'.B9:'zad 5.2'.B11 'zad 5.2'.C9:'zad 5.2'.C11 'zad 5.2'.D9:'zad 5.2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3" table:default-cell-style-name="ce15"/>
        <table:table-column table:style-name="co4" table:default-cell-style-name="Default"/>
        <table:table-column table:style-name="co1" table:default-cell-style-name="ce15"/>
        <table:table-row table:style-name="ro1">
          <table:table-cell table:style-name="ce3"/>
          <table:table-cell table:style-name="ce9" office:value-type="string" calcext:value-type="string">
            <text:p>Dane</text:p>
          </table:table-cell>
          <table:table-cell table:style-name="ce16"/>
          <table:table-cell table:style-name="ce22"/>
        </table:table-row>
        <table:table-row table:style-name="ro1">
          <table:table-cell table:style-name="ce4" office:value-type="string" calcext:value-type="string">
            <text:p>dzień</text:p>
          </table:table-cell>
          <table:table-cell table:style-name="ce10" office:value-type="string" calcext:value-type="string">
            <text:p>Suma - Hot-dog</text:p>
          </table:table-cell>
          <table:table-cell table:style-name="ce17" office:value-type="string" calcext:value-type="string">
            <text:p>Suma - lody</text:p>
          </table:table-cell>
          <table:table-cell table:style-name="ce23" office:value-type="string" calcext:value-type="string">
            <text:p>Suma - kukurydza</text:p>
          </table:table-cell>
        </table:table-row>
        <table:table-row table:style-name="ro1">
          <table:table-cell table:style-name="ce5" office:value-type="string" calcext:value-type="string">
            <text:p>VI</text:p>
          </table:table-cell>
          <table:table-cell table:style-name="ce11" office:value-type="float" office:value="2624" calcext:value-type="float">
            <text:p>2624</text:p>
          </table:table-cell>
          <table:table-cell table:style-name="ce18" office:value-type="float" office:value="3527" calcext:value-type="float">
            <text:p>3527</text:p>
          </table:table-cell>
          <table:table-cell table:style-name="ce24" office:value-type="float" office:value="2355" calcext:value-type="float">
            <text:p>2355</text:p>
          </table:table-cell>
        </table:table-row>
        <table:table-row table:style-name="ro1">
          <table:table-cell table:style-name="ce6" office:value-type="string" calcext:value-type="string">
            <text:p>VII</text:p>
          </table:table-cell>
          <table:table-cell table:style-name="ce12" office:value-type="float" office:value="2734" calcext:value-type="float">
            <text:p>2734</text:p>
          </table:table-cell>
          <table:table-cell table:style-name="ce19" office:value-type="float" office:value="3675" calcext:value-type="float">
            <text:p>3675</text:p>
          </table:table-cell>
          <table:table-cell table:style-name="ce25" office:value-type="float" office:value="2448" calcext:value-type="float">
            <text:p>2448</text:p>
          </table:table-cell>
        </table:table-row>
        <table:table-row table:style-name="ro1">
          <table:table-cell table:style-name="ce6" office:value-type="string" calcext:value-type="string">
            <text:p>VIII</text:p>
          </table:table-cell>
          <table:table-cell table:style-name="ce13" office:value-type="float" office:value="2652" calcext:value-type="float">
            <text:p>2652</text:p>
          </table:table-cell>
          <table:table-cell table:style-name="ce20" office:value-type="float" office:value="3579" calcext:value-type="float">
            <text:p>3579</text:p>
          </table:table-cell>
          <table:table-cell table:style-name="ce26" office:value-type="float" office:value="2390" calcext:value-type="float">
            <text:p>2390</text:p>
          </table:table-cell>
        </table:table-row>
        <table:table-row table:style-name="ro1">
          <table:table-cell table:style-name="ce7" office:value-type="string" calcext:value-type="string">
            <text:p>Razem Wynik</text:p>
          </table:table-cell>
          <table:table-cell table:style-name="ce14" office:value-type="float" office:value="8010" calcext:value-type="float">
            <text:p>8010</text:p>
          </table:table-cell>
          <table:table-cell table:style-name="ce21" office:value-type="float" office:value="10781" calcext:value-type="float">
            <text:p>10781</text:p>
          </table:table-cell>
          <table:table-cell table:style-name="ce27" office:value-type="float" office:value="7193" calcext:value-type="float">
            <text:p>7193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624" calcext:value-type="float">
            <text:p>2624</text:p>
          </table:table-cell>
          <table:table-cell table:style-name="ce15" office:value-type="float" office:value="3527" calcext:value-type="float">
            <text:p>3527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2734" calcext:value-type="float">
            <text:p>2734</text:p>
          </table:table-cell>
          <table:table-cell table:style-name="ce19" office:value-type="float" office:value="3675" calcext:value-type="float">
            <text:p>367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2652" calcext:value-type="float">
            <text:p>2652</text:p>
          </table:table-cell>
          <table:table-cell table:style-name="ce15" office:value-type="float" office:value="3579" calcext:value-type="float">
            <text:p>3579</text:p>
          </table:table-cell>
          <table:table-cell office:value-type="float" office:value="2390" calcext:value-type="float">
            <text:p>2390</text:p>
          </table:table-cell>
        </table:table-row>
      </table:table>
      <table:table table:name="zad 5.3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zień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Hot-dog</text:p>
          </table:table-cell>
          <table:table-cell office:value-type="string" calcext:value-type="string">
            <text:p>lody</text:p>
          </table:table-cell>
          <table:table-cell office:value-type="string" calcext:value-type="string">
            <text:p>kukurydza</text:p>
          </table:table-cell>
          <table:table-cell office:value-type="string" calcext:value-type="string">
            <text:p>przetarg z hot-dog</text:p>
          </table:table-cell>
          <table:table-cell office:value-type="string" calcext:value-type="string">
            <text:p>przetarg z lody</text:p>
          </table:table-cell>
          <table:table-cell office:value-type="string" calcext:value-type="string">
            <text:p>przetarg z kukurydza</text:p>
          </table:table-cell>
          <table:table-cell office:value-type="string" calcext:value-type="string">
            <text:p>suma przetargów</text:p>
          </table:table-cell>
          <table:table-cell/>
          <table:table-cell office:value-type="string" calcext:value-type="string">
            <text:p>produkty</text:p>
          </table:table-cell>
          <table:table-cell office:value-type="string" calcext:value-type="string">
            <text:p>cena za 1 sztukę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table:formula="of:=FLOOR(90 * (1 + (1/13)*(([.B2]-24)/2)))" office:value-type="float" office:value="90" calcext:value-type="float">
            <text:p>90</text:p>
          </table:table-cell>
          <table:table-cell table:formula="of:=FLOOR(120 * (1 + (2/29)*(([.B2]-24)/2)))" office:value-type="float" office:value="120" calcext:value-type="float">
            <text:p>120</text:p>
          </table:table-cell>
          <table:table-cell table:formula="of:=FLOOR(80 * (1 + (1/17)*(([.B2]-24)/2)))" office:value-type="float" office:value="80" calcext:value-type="float">
            <text:p>80</text:p>
          </table:table-cell>
          <table:table-cell table:formula="of:=[.C2] * [.$L$4]" office:value-type="float" office:value="630" calcext:value-type="float">
            <text:p>630</text:p>
          </table:table-cell>
          <table:table-cell table:formula="of:=[.D2]*[.$L$2]" office:value-type="float" office:value="600" calcext:value-type="float">
            <text:p>600</text:p>
          </table:table-cell>
          <table:table-cell table:formula="of:=[.E2]*[.$L$3]" office:value-type="float" office:value="480" calcext:value-type="float">
            <text:p>480</text:p>
          </table:table-cell>
          <table:table-cell table:formula="of:=[.F2] + [.G2] + [.H2]" office:value-type="float" office:value="1710" calcext:value-type="float">
            <text:p>1710</text:p>
          </table:table-cell>
          <table:table-cell/>
          <table:table-cell office:value-type="string" calcext:value-type="string">
            <text:p>lod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table:formula="of:=FLOOR(90 * (1 + (1/13)*(([.B3]-24)/2)))" office:value-type="float" office:value="93" calcext:value-type="float">
            <text:p>93</text:p>
          </table:table-cell>
          <table:table-cell table:formula="of:=FLOOR(120 * (1 + (2/29)*(([.B3]-24)/2)))" office:value-type="float" office:value="124" calcext:value-type="float">
            <text:p>124</text:p>
          </table:table-cell>
          <table:table-cell table:formula="of:=FLOOR(80 * (1 + (1/17)*(([.B3]-24)/2)))" office:value-type="float" office:value="82" calcext:value-type="float">
            <text:p>82</text:p>
          </table:table-cell>
          <table:table-cell table:formula="of:=[.C3] * [.$L$4]" office:value-type="float" office:value="651" calcext:value-type="float">
            <text:p>651</text:p>
          </table:table-cell>
          <table:table-cell table:formula="of:=[.D3]*[.$L$2]" office:value-type="float" office:value="620" calcext:value-type="float">
            <text:p>620</text:p>
          </table:table-cell>
          <table:table-cell table:formula="of:=[.E3]*[.$L$3]" office:value-type="float" office:value="492" calcext:value-type="float">
            <text:p>492</text:p>
          </table:table-cell>
          <table:table-cell table:formula="of:=[.F3] + [.G3] + [.H3] + [.I2]" office:value-type="float" office:value="3473" calcext:value-type="float">
            <text:p>3473</text:p>
          </table:table-cell>
          <table:table-cell/>
          <table:table-cell office:value-type="string" calcext:value-type="string">
            <text:p>kukurydz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table:formula="of:=FLOOR(90 * (1 + (1/13)*(([.B4]-24)/2)))" office:value-type="float" office:value="100" calcext:value-type="float">
            <text:p>100</text:p>
          </table:table-cell>
          <table:table-cell table:formula="of:=FLOOR(120 * (1 + (2/29)*(([.B4]-24)/2)))" office:value-type="float" office:value="132" calcext:value-type="float">
            <text:p>132</text:p>
          </table:table-cell>
          <table:table-cell table:formula="of:=FLOOR(80 * (1 + (1/17)*(([.B4]-24)/2)))" office:value-type="float" office:value="87" calcext:value-type="float">
            <text:p>87</text:p>
          </table:table-cell>
          <table:table-cell table:formula="of:=[.C4] * [.$L$4]" office:value-type="float" office:value="700" calcext:value-type="float">
            <text:p>700</text:p>
          </table:table-cell>
          <table:table-cell table:formula="of:=[.D4]*[.$L$2]" office:value-type="float" office:value="660" calcext:value-type="float">
            <text:p>660</text:p>
          </table:table-cell>
          <table:table-cell table:formula="of:=[.E4]*[.$L$3]" office:value-type="float" office:value="522" calcext:value-type="float">
            <text:p>522</text:p>
          </table:table-cell>
          <table:table-cell table:formula="of:=[.F4] + [.G4] + [.H4] + [.I3]" office:value-type="float" office:value="5355" calcext:value-type="float">
            <text:p>5355</text:p>
          </table:table-cell>
          <table:table-cell/>
          <table:table-cell office:value-type="string" calcext:value-type="string">
            <text:p>Hot-do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table:formula="of:=FLOOR(90 * (1 + (1/13)*(([.B5]-24)/2)))" office:value-type="float" office:value="100" calcext:value-type="float">
            <text:p>100</text:p>
          </table:table-cell>
          <table:table-cell table:formula="of:=FLOOR(120 * (1 + (2/29)*(([.B5]-24)/2)))" office:value-type="float" office:value="132" calcext:value-type="float">
            <text:p>132</text:p>
          </table:table-cell>
          <table:table-cell table:formula="of:=FLOOR(80 * (1 + (1/17)*(([.B5]-24)/2)))" office:value-type="float" office:value="87" calcext:value-type="float">
            <text:p>87</text:p>
          </table:table-cell>
          <table:table-cell table:formula="of:=[.C5] * [.$L$4]" office:value-type="float" office:value="700" calcext:value-type="float">
            <text:p>700</text:p>
          </table:table-cell>
          <table:table-cell table:formula="of:=[.D5]*[.$L$2]" office:value-type="float" office:value="660" calcext:value-type="float">
            <text:p>660</text:p>
          </table:table-cell>
          <table:table-cell table:formula="of:=[.E5]*[.$L$3]" office:value-type="float" office:value="522" calcext:value-type="float">
            <text:p>522</text:p>
          </table:table-cell>
          <table:table-cell table:formula="of:=[.F5] + [.G5] + [.H5] + [.I4]" office:value-type="float" office:value="7237" calcext:value-type="float">
            <text:p>7237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table:formula="of:=FLOOR(90 * (1 + (1/13)*(([.B6]-24)/2)))" office:value-type="float" office:value="100" calcext:value-type="float">
            <text:p>100</text:p>
          </table:table-cell>
          <table:table-cell table:formula="of:=FLOOR(120 * (1 + (2/29)*(([.B6]-24)/2)))" office:value-type="float" office:value="132" calcext:value-type="float">
            <text:p>132</text:p>
          </table:table-cell>
          <table:table-cell table:formula="of:=FLOOR(80 * (1 + (1/17)*(([.B6]-24)/2)))" office:value-type="float" office:value="87" calcext:value-type="float">
            <text:p>87</text:p>
          </table:table-cell>
          <table:table-cell table:formula="of:=[.C6] * [.$L$4]" office:value-type="float" office:value="700" calcext:value-type="float">
            <text:p>700</text:p>
          </table:table-cell>
          <table:table-cell table:formula="of:=[.D6]*[.$L$2]" office:value-type="float" office:value="660" calcext:value-type="float">
            <text:p>660</text:p>
          </table:table-cell>
          <table:table-cell table:formula="of:=[.E6]*[.$L$3]" office:value-type="float" office:value="522" calcext:value-type="float">
            <text:p>522</text:p>
          </table:table-cell>
          <table:table-cell table:formula="of:=[.F6] + [.G6] + [.H6] + [.I5]" office:value-type="float" office:value="9119" calcext:value-type="float">
            <text:p>9119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table:formula="of:=FLOOR(90 * (1 + (1/13)*(([.B7]-24)/2)))" office:value-type="float" office:value="83" calcext:value-type="float">
            <text:p>83</text:p>
          </table:table-cell>
          <table:table-cell table:formula="of:=FLOOR(120 * (1 + (2/29)*(([.B7]-24)/2)))" office:value-type="float" office:value="111" calcext:value-type="float">
            <text:p>111</text:p>
          </table:table-cell>
          <table:table-cell table:formula="of:=FLOOR(80 * (1 + (1/17)*(([.B7]-24)/2)))" office:value-type="float" office:value="75" calcext:value-type="float">
            <text:p>75</text:p>
          </table:table-cell>
          <table:table-cell table:formula="of:=[.C7] * [.$L$4]" office:value-type="float" office:value="581" calcext:value-type="float">
            <text:p>581</text:p>
          </table:table-cell>
          <table:table-cell table:formula="of:=[.D7]*[.$L$2]" office:value-type="float" office:value="555" calcext:value-type="float">
            <text:p>555</text:p>
          </table:table-cell>
          <table:table-cell table:formula="of:=[.E7]*[.$L$3]" office:value-type="float" office:value="450" calcext:value-type="float">
            <text:p>450</text:p>
          </table:table-cell>
          <table:table-cell table:formula="of:=[.F7] + [.G7] + [.H7] + [.I6]" office:value-type="float" office:value="10705" calcext:value-type="float">
            <text:p>10705</text:p>
          </table:table-cell>
          <table:table-cell table:number-columns-repeated="3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table:formula="of:=FLOOR(90 * (1 + (1/13)*(([.B8]-24)/2)))" office:value-type="float" office:value="93" calcext:value-type="float">
            <text:p>93</text:p>
          </table:table-cell>
          <table:table-cell table:formula="of:=FLOOR(120 * (1 + (2/29)*(([.B8]-24)/2)))" office:value-type="float" office:value="124" calcext:value-type="float">
            <text:p>124</text:p>
          </table:table-cell>
          <table:table-cell table:formula="of:=FLOOR(80 * (1 + (1/17)*(([.B8]-24)/2)))" office:value-type="float" office:value="82" calcext:value-type="float">
            <text:p>82</text:p>
          </table:table-cell>
          <table:table-cell table:formula="of:=[.C8] * [.$L$4]" office:value-type="float" office:value="651" calcext:value-type="float">
            <text:p>651</text:p>
          </table:table-cell>
          <table:table-cell table:formula="of:=[.D8]*[.$L$2]" office:value-type="float" office:value="620" calcext:value-type="float">
            <text:p>620</text:p>
          </table:table-cell>
          <table:table-cell table:formula="of:=[.E8]*[.$L$3]" office:value-type="float" office:value="492" calcext:value-type="float">
            <text:p>492</text:p>
          </table:table-cell>
          <table:table-cell table:formula="of:=[.F8] + [.G8] + [.H8] + [.I7]" office:value-type="float" office:value="12468" calcext:value-type="float">
            <text:p>12468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table:formula="of:=FLOOR(90 * (1 + (1/13)*(([.B9]-24)/2)))" office:value-type="float" office:value="93" calcext:value-type="float">
            <text:p>93</text:p>
          </table:table-cell>
          <table:table-cell table:formula="of:=FLOOR(120 * (1 + (2/29)*(([.B9]-24)/2)))" office:value-type="float" office:value="124" calcext:value-type="float">
            <text:p>124</text:p>
          </table:table-cell>
          <table:table-cell table:formula="of:=FLOOR(80 * (1 + (1/17)*(([.B9]-24)/2)))" office:value-type="float" office:value="82" calcext:value-type="float">
            <text:p>82</text:p>
          </table:table-cell>
          <table:table-cell table:formula="of:=[.C9] * [.$L$4]" office:value-type="float" office:value="651" calcext:value-type="float">
            <text:p>651</text:p>
          </table:table-cell>
          <table:table-cell table:formula="of:=[.D9]*[.$L$2]" office:value-type="float" office:value="620" calcext:value-type="float">
            <text:p>620</text:p>
          </table:table-cell>
          <table:table-cell table:formula="of:=[.E9]*[.$L$3]" office:value-type="float" office:value="492" calcext:value-type="float">
            <text:p>492</text:p>
          </table:table-cell>
          <table:table-cell table:formula="of:=[.F9] + [.G9] + [.H9] + [.I8]" office:value-type="float" office:value="14231" calcext:value-type="float">
            <text:p>14231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table:formula="of:=FLOOR(90 * (1 + (1/13)*(([.B10]-24)/2)))" office:value-type="float" office:value="79" calcext:value-type="float">
            <text:p>79</text:p>
          </table:table-cell>
          <table:table-cell table:formula="of:=FLOOR(120 * (1 + (2/29)*(([.B10]-24)/2)))" office:value-type="float" office:value="107" calcext:value-type="float">
            <text:p>107</text:p>
          </table:table-cell>
          <table:table-cell table:formula="of:=FLOOR(80 * (1 + (1/17)*(([.B10]-24)/2)))" office:value-type="float" office:value="72" calcext:value-type="float">
            <text:p>72</text:p>
          </table:table-cell>
          <table:table-cell table:formula="of:=[.C10] * [.$L$4]" office:value-type="float" office:value="553" calcext:value-type="float">
            <text:p>553</text:p>
          </table:table-cell>
          <table:table-cell table:formula="of:=[.D10]*[.$L$2]" office:value-type="float" office:value="535" calcext:value-type="float">
            <text:p>535</text:p>
          </table:table-cell>
          <table:table-cell table:formula="of:=[.E10]*[.$L$3]" office:value-type="float" office:value="432" calcext:value-type="float">
            <text:p>432</text:p>
          </table:table-cell>
          <table:table-cell table:formula="of:=[.F10] + [.G10] + [.H10] + [.I9]" office:value-type="float" office:value="15751" calcext:value-type="float">
            <text:p>15751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table:formula="of:=FLOOR(90 * (1 + (1/13)*(([.B11]-24)/2)))" office:value-type="float" office:value="79" calcext:value-type="float">
            <text:p>79</text:p>
          </table:table-cell>
          <table:table-cell table:formula="of:=FLOOR(120 * (1 + (2/29)*(([.B11]-24)/2)))" office:value-type="float" office:value="107" calcext:value-type="float">
            <text:p>107</text:p>
          </table:table-cell>
          <table:table-cell table:formula="of:=FLOOR(80 * (1 + (1/17)*(([.B11]-24)/2)))" office:value-type="float" office:value="72" calcext:value-type="float">
            <text:p>72</text:p>
          </table:table-cell>
          <table:table-cell table:formula="of:=[.C11] * [.$L$4]" office:value-type="float" office:value="553" calcext:value-type="float">
            <text:p>553</text:p>
          </table:table-cell>
          <table:table-cell table:formula="of:=[.D11]*[.$L$2]" office:value-type="float" office:value="535" calcext:value-type="float">
            <text:p>535</text:p>
          </table:table-cell>
          <table:table-cell table:formula="of:=[.E11]*[.$L$3]" office:value-type="float" office:value="432" calcext:value-type="float">
            <text:p>432</text:p>
          </table:table-cell>
          <table:table-cell table:formula="of:=[.F11] + [.G11] + [.H11] + [.I10]" office:value-type="float" office:value="17271" calcext:value-type="float">
            <text:p>17271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table:formula="of:=FLOOR(90 * (1 + (1/13)*(([.B12]-24)/2)))" office:value-type="float" office:value="72" calcext:value-type="float">
            <text:p>72</text:p>
          </table:table-cell>
          <table:table-cell table:formula="of:=FLOOR(120 * (1 + (2/29)*(([.B12]-24)/2)))" office:value-type="float" office:value="99" calcext:value-type="float">
            <text:p>99</text:p>
          </table:table-cell>
          <table:table-cell table:formula="of:=FLOOR(80 * (1 + (1/17)*(([.B12]-24)/2)))" office:value-type="float" office:value="68" calcext:value-type="float">
            <text:p>68</text:p>
          </table:table-cell>
          <table:table-cell table:formula="of:=[.C12] * [.$L$4]" office:value-type="float" office:value="504" calcext:value-type="float">
            <text:p>504</text:p>
          </table:table-cell>
          <table:table-cell table:formula="of:=[.D12]*[.$L$2]" office:value-type="float" office:value="495" calcext:value-type="float">
            <text:p>495</text:p>
          </table:table-cell>
          <table:table-cell table:formula="of:=[.E12]*[.$L$3]" office:value-type="float" office:value="408" calcext:value-type="float">
            <text:p>408</text:p>
          </table:table-cell>
          <table:table-cell table:formula="of:=[.F12] + [.G12] + [.H12] + [.I11]" office:value-type="float" office:value="18678" calcext:value-type="float">
            <text:p>18678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table:formula="of:=FLOOR(90 * (1 + (1/13)*(([.B13]-24)/2)))" office:value-type="float" office:value="72" calcext:value-type="float">
            <text:p>72</text:p>
          </table:table-cell>
          <table:table-cell table:formula="of:=FLOOR(120 * (1 + (2/29)*(([.B13]-24)/2)))" office:value-type="float" office:value="99" calcext:value-type="float">
            <text:p>99</text:p>
          </table:table-cell>
          <table:table-cell table:formula="of:=FLOOR(80 * (1 + (1/17)*(([.B13]-24)/2)))" office:value-type="float" office:value="68" calcext:value-type="float">
            <text:p>68</text:p>
          </table:table-cell>
          <table:table-cell table:formula="of:=[.C13] * [.$L$4]" office:value-type="float" office:value="504" calcext:value-type="float">
            <text:p>504</text:p>
          </table:table-cell>
          <table:table-cell table:formula="of:=[.D13]*[.$L$2]" office:value-type="float" office:value="495" calcext:value-type="float">
            <text:p>495</text:p>
          </table:table-cell>
          <table:table-cell table:formula="of:=[.E13]*[.$L$3]" office:value-type="float" office:value="408" calcext:value-type="float">
            <text:p>408</text:p>
          </table:table-cell>
          <table:table-cell table:formula="of:=[.F13] + [.G13] + [.H13] + [.I12]" office:value-type="float" office:value="20085" calcext:value-type="float">
            <text:p>20085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table:formula="of:=FLOOR(90 * (1 + (1/13)*(([.B14]-24)/2)))" office:value-type="float" office:value="58" calcext:value-type="float">
            <text:p>58</text:p>
          </table:table-cell>
          <table:table-cell table:formula="of:=FLOOR(120 * (1 + (2/29)*(([.B14]-24)/2)))" office:value-type="float" office:value="82" calcext:value-type="float">
            <text:p>82</text:p>
          </table:table-cell>
          <table:table-cell table:formula="of:=FLOOR(80 * (1 + (1/17)*(([.B14]-24)/2)))" office:value-type="float" office:value="58" calcext:value-type="float">
            <text:p>58</text:p>
          </table:table-cell>
          <table:table-cell table:formula="of:=[.C14] * [.$L$4]" office:value-type="float" office:value="406" calcext:value-type="float">
            <text:p>406</text:p>
          </table:table-cell>
          <table:table-cell table:formula="of:=[.D14]*[.$L$2]" office:value-type="float" office:value="410" calcext:value-type="float">
            <text:p>410</text:p>
          </table:table-cell>
          <table:table-cell table:formula="of:=[.E14]*[.$L$3]" office:value-type="float" office:value="348" calcext:value-type="float">
            <text:p>348</text:p>
          </table:table-cell>
          <table:table-cell table:formula="of:=[.F14] + [.G14] + [.H14] + [.I13]" office:value-type="float" office:value="21249" calcext:value-type="float">
            <text:p>21249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table:formula="of:=FLOOR(90 * (1 + (1/13)*(([.B15]-24)/2)))" office:value-type="float" office:value="79" calcext:value-type="float">
            <text:p>79</text:p>
          </table:table-cell>
          <table:table-cell table:formula="of:=FLOOR(120 * (1 + (2/29)*(([.B15]-24)/2)))" office:value-type="float" office:value="107" calcext:value-type="float">
            <text:p>107</text:p>
          </table:table-cell>
          <table:table-cell table:formula="of:=FLOOR(80 * (1 + (1/17)*(([.B15]-24)/2)))" office:value-type="float" office:value="72" calcext:value-type="float">
            <text:p>72</text:p>
          </table:table-cell>
          <table:table-cell table:formula="of:=[.C15] * [.$L$4]" office:value-type="float" office:value="553" calcext:value-type="float">
            <text:p>553</text:p>
          </table:table-cell>
          <table:table-cell table:formula="of:=[.D15]*[.$L$2]" office:value-type="float" office:value="535" calcext:value-type="float">
            <text:p>535</text:p>
          </table:table-cell>
          <table:table-cell table:formula="of:=[.E15]*[.$L$3]" office:value-type="float" office:value="432" calcext:value-type="float">
            <text:p>432</text:p>
          </table:table-cell>
          <table:table-cell table:formula="of:=[.F15] + [.G15] + [.H15] + [.I14]" office:value-type="float" office:value="22769" calcext:value-type="float">
            <text:p>22769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table:formula="of:=FLOOR(90 * (1 + (1/13)*(([.B16]-24)/2)))" office:value-type="float" office:value="86" calcext:value-type="float">
            <text:p>86</text:p>
          </table:table-cell>
          <table:table-cell table:formula="of:=FLOOR(120 * (1 + (2/29)*(([.B16]-24)/2)))" office:value-type="float" office:value="115" calcext:value-type="float">
            <text:p>115</text:p>
          </table:table-cell>
          <table:table-cell table:formula="of:=FLOOR(80 * (1 + (1/17)*(([.B16]-24)/2)))" office:value-type="float" office:value="77" calcext:value-type="float">
            <text:p>77</text:p>
          </table:table-cell>
          <table:table-cell table:formula="of:=[.C16] * [.$L$4]" office:value-type="float" office:value="602" calcext:value-type="float">
            <text:p>602</text:p>
          </table:table-cell>
          <table:table-cell table:formula="of:=[.D16]*[.$L$2]" office:value-type="float" office:value="575" calcext:value-type="float">
            <text:p>575</text:p>
          </table:table-cell>
          <table:table-cell table:formula="of:=[.E16]*[.$L$3]" office:value-type="float" office:value="462" calcext:value-type="float">
            <text:p>462</text:p>
          </table:table-cell>
          <table:table-cell table:formula="of:=[.F16] + [.G16] + [.H16] + [.I15]" office:value-type="float" office:value="24408" calcext:value-type="float">
            <text:p>24408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table:formula="of:=FLOOR(90 * (1 + (1/13)*(([.B17]-24)/2)))" office:value-type="float" office:value="86" calcext:value-type="float">
            <text:p>86</text:p>
          </table:table-cell>
          <table:table-cell table:formula="of:=FLOOR(120 * (1 + (2/29)*(([.B17]-24)/2)))" office:value-type="float" office:value="115" calcext:value-type="float">
            <text:p>115</text:p>
          </table:table-cell>
          <table:table-cell table:formula="of:=FLOOR(80 * (1 + (1/17)*(([.B17]-24)/2)))" office:value-type="float" office:value="77" calcext:value-type="float">
            <text:p>77</text:p>
          </table:table-cell>
          <table:table-cell table:formula="of:=[.C17] * [.$L$4]" office:value-type="float" office:value="602" calcext:value-type="float">
            <text:p>602</text:p>
          </table:table-cell>
          <table:table-cell table:formula="of:=[.D17]*[.$L$2]" office:value-type="float" office:value="575" calcext:value-type="float">
            <text:p>575</text:p>
          </table:table-cell>
          <table:table-cell table:formula="of:=[.E17]*[.$L$3]" office:value-type="float" office:value="462" calcext:value-type="float">
            <text:p>462</text:p>
          </table:table-cell>
          <table:table-cell table:formula="of:=[.F17] + [.G17] + [.H17] + [.I16]" office:value-type="float" office:value="26047" calcext:value-type="float">
            <text:p>26047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table:formula="of:=FLOOR(90 * (1 + (1/13)*(([.B18]-24)/2)))" office:value-type="float" office:value="62" calcext:value-type="float">
            <text:p>62</text:p>
          </table:table-cell>
          <table:table-cell table:formula="of:=FLOOR(120 * (1 + (2/29)*(([.B18]-24)/2)))" office:value-type="float" office:value="86" calcext:value-type="float">
            <text:p>86</text:p>
          </table:table-cell>
          <table:table-cell table:formula="of:=FLOOR(80 * (1 + (1/17)*(([.B18]-24)/2)))" office:value-type="float" office:value="61" calcext:value-type="float">
            <text:p>61</text:p>
          </table:table-cell>
          <table:table-cell table:formula="of:=[.C18] * [.$L$4]" office:value-type="float" office:value="434" calcext:value-type="float">
            <text:p>434</text:p>
          </table:table-cell>
          <table:table-cell table:formula="of:=[.D18]*[.$L$2]" office:value-type="float" office:value="430" calcext:value-type="float">
            <text:p>430</text:p>
          </table:table-cell>
          <table:table-cell table:formula="of:=[.E18]*[.$L$3]" office:value-type="float" office:value="366" calcext:value-type="float">
            <text:p>366</text:p>
          </table:table-cell>
          <table:table-cell table:formula="of:=[.F18] + [.G18] + [.H18] + [.I17]" office:value-type="float" office:value="27277" calcext:value-type="float">
            <text:p>27277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table:formula="of:=FLOOR(90 * (1 + (1/13)*(([.B19]-24)/2)))" office:value-type="float" office:value="79" calcext:value-type="float">
            <text:p>79</text:p>
          </table:table-cell>
          <table:table-cell table:formula="of:=FLOOR(120 * (1 + (2/29)*(([.B19]-24)/2)))" office:value-type="float" office:value="107" calcext:value-type="float">
            <text:p>107</text:p>
          </table:table-cell>
          <table:table-cell table:formula="of:=FLOOR(80 * (1 + (1/17)*(([.B19]-24)/2)))" office:value-type="float" office:value="72" calcext:value-type="float">
            <text:p>72</text:p>
          </table:table-cell>
          <table:table-cell table:formula="of:=[.C19] * [.$L$4]" office:value-type="float" office:value="553" calcext:value-type="float">
            <text:p>553</text:p>
          </table:table-cell>
          <table:table-cell table:formula="of:=[.D19]*[.$L$2]" office:value-type="float" office:value="535" calcext:value-type="float">
            <text:p>535</text:p>
          </table:table-cell>
          <table:table-cell table:formula="of:=[.E19]*[.$L$3]" office:value-type="float" office:value="432" calcext:value-type="float">
            <text:p>432</text:p>
          </table:table-cell>
          <table:table-cell table:formula="of:=[.F19] + [.G19] + [.H19] + [.I18]" office:value-type="float" office:value="28797" calcext:value-type="float">
            <text:p>28797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table:formula="of:=FLOOR(90 * (1 + (1/13)*(([.B20]-24)/2)))" office:value-type="float" office:value="83" calcext:value-type="float">
            <text:p>83</text:p>
          </table:table-cell>
          <table:table-cell table:formula="of:=FLOOR(120 * (1 + (2/29)*(([.B20]-24)/2)))" office:value-type="float" office:value="111" calcext:value-type="float">
            <text:p>111</text:p>
          </table:table-cell>
          <table:table-cell table:formula="of:=FLOOR(80 * (1 + (1/17)*(([.B20]-24)/2)))" office:value-type="float" office:value="75" calcext:value-type="float">
            <text:p>75</text:p>
          </table:table-cell>
          <table:table-cell table:formula="of:=[.C20] * [.$L$4]" office:value-type="float" office:value="581" calcext:value-type="float">
            <text:p>581</text:p>
          </table:table-cell>
          <table:table-cell table:formula="of:=[.D20]*[.$L$2]" office:value-type="float" office:value="555" calcext:value-type="float">
            <text:p>555</text:p>
          </table:table-cell>
          <table:table-cell table:formula="of:=[.E20]*[.$L$3]" office:value-type="float" office:value="450" calcext:value-type="float">
            <text:p>450</text:p>
          </table:table-cell>
          <table:table-cell table:formula="of:=[.F20] + [.G20] + [.H20] + [.I19]" office:value-type="float" office:value="30383" calcext:value-type="float">
            <text:p>30383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table:formula="of:=FLOOR(90 * (1 + (1/13)*(([.B21]-24)/2)))" office:value-type="float" office:value="83" calcext:value-type="float">
            <text:p>83</text:p>
          </table:table-cell>
          <table:table-cell table:formula="of:=FLOOR(120 * (1 + (2/29)*(([.B21]-24)/2)))" office:value-type="float" office:value="111" calcext:value-type="float">
            <text:p>111</text:p>
          </table:table-cell>
          <table:table-cell table:formula="of:=FLOOR(80 * (1 + (1/17)*(([.B21]-24)/2)))" office:value-type="float" office:value="75" calcext:value-type="float">
            <text:p>75</text:p>
          </table:table-cell>
          <table:table-cell table:formula="of:=[.C21] * [.$L$4]" office:value-type="float" office:value="581" calcext:value-type="float">
            <text:p>581</text:p>
          </table:table-cell>
          <table:table-cell table:formula="of:=[.D21]*[.$L$2]" office:value-type="float" office:value="555" calcext:value-type="float">
            <text:p>555</text:p>
          </table:table-cell>
          <table:table-cell table:formula="of:=[.E21]*[.$L$3]" office:value-type="float" office:value="450" calcext:value-type="float">
            <text:p>450</text:p>
          </table:table-cell>
          <table:table-cell table:formula="of:=[.F21] + [.G21] + [.H21] + [.I20]" office:value-type="float" office:value="31969" calcext:value-type="float">
            <text:p>31969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table:formula="of:=FLOOR(90 * (1 + (1/13)*(([.B22]-24)/2)))" office:value-type="float" office:value="83" calcext:value-type="float">
            <text:p>83</text:p>
          </table:table-cell>
          <table:table-cell table:formula="of:=FLOOR(120 * (1 + (2/29)*(([.B22]-24)/2)))" office:value-type="float" office:value="111" calcext:value-type="float">
            <text:p>111</text:p>
          </table:table-cell>
          <table:table-cell table:formula="of:=FLOOR(80 * (1 + (1/17)*(([.B22]-24)/2)))" office:value-type="float" office:value="75" calcext:value-type="float">
            <text:p>75</text:p>
          </table:table-cell>
          <table:table-cell table:formula="of:=[.C22] * [.$L$4]" office:value-type="float" office:value="581" calcext:value-type="float">
            <text:p>581</text:p>
          </table:table-cell>
          <table:table-cell table:formula="of:=[.D22]*[.$L$2]" office:value-type="float" office:value="555" calcext:value-type="float">
            <text:p>555</text:p>
          </table:table-cell>
          <table:table-cell table:formula="of:=[.E22]*[.$L$3]" office:value-type="float" office:value="450" calcext:value-type="float">
            <text:p>450</text:p>
          </table:table-cell>
          <table:table-cell table:formula="of:=[.F22] + [.G22] + [.H22] + [.I21]" office:value-type="float" office:value="33555" calcext:value-type="float">
            <text:p>33555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table:formula="of:=FLOOR(90 * (1 + (1/13)*(([.B23]-24)/2)))" office:value-type="float" office:value="103" calcext:value-type="float">
            <text:p>103</text:p>
          </table:table-cell>
          <table:table-cell table:formula="of:=FLOOR(120 * (1 + (2/29)*(([.B23]-24)/2)))" office:value-type="float" office:value="136" calcext:value-type="float">
            <text:p>136</text:p>
          </table:table-cell>
          <table:table-cell table:formula="of:=FLOOR(80 * (1 + (1/17)*(([.B23]-24)/2)))" office:value-type="float" office:value="89" calcext:value-type="float">
            <text:p>89</text:p>
          </table:table-cell>
          <table:table-cell table:formula="of:=[.C23] * [.$L$4]" office:value-type="float" office:value="721" calcext:value-type="float">
            <text:p>721</text:p>
          </table:table-cell>
          <table:table-cell table:formula="of:=[.D23]*[.$L$2]" office:value-type="float" office:value="680" calcext:value-type="float">
            <text:p>680</text:p>
          </table:table-cell>
          <table:table-cell table:formula="of:=[.E23]*[.$L$3]" office:value-type="float" office:value="534" calcext:value-type="float">
            <text:p>534</text:p>
          </table:table-cell>
          <table:table-cell table:formula="of:=[.F23] + [.G23] + [.H23] + [.I22]" office:value-type="float" office:value="35490" calcext:value-type="float">
            <text:p>35490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table:formula="of:=FLOOR(90 * (1 + (1/13)*(([.B24]-24)/2)))" office:value-type="float" office:value="114" calcext:value-type="float">
            <text:p>114</text:p>
          </table:table-cell>
          <table:table-cell table:formula="of:=FLOOR(120 * (1 + (2/29)*(([.B24]-24)/2)))" office:value-type="float" office:value="148" calcext:value-type="float">
            <text:p>148</text:p>
          </table:table-cell>
          <table:table-cell table:formula="of:=FLOOR(80 * (1 + (1/17)*(([.B24]-24)/2)))" office:value-type="float" office:value="96" calcext:value-type="float">
            <text:p>96</text:p>
          </table:table-cell>
          <table:table-cell table:formula="of:=[.C24] * [.$L$4]" office:value-type="float" office:value="798" calcext:value-type="float">
            <text:p>798</text:p>
          </table:table-cell>
          <table:table-cell table:formula="of:=[.D24]*[.$L$2]" office:value-type="float" office:value="740" calcext:value-type="float">
            <text:p>740</text:p>
          </table:table-cell>
          <table:table-cell table:formula="of:=[.E24]*[.$L$3]" office:value-type="float" office:value="576" calcext:value-type="float">
            <text:p>576</text:p>
          </table:table-cell>
          <table:table-cell table:formula="of:=[.F24] + [.G24] + [.H24] + [.I23]" office:value-type="float" office:value="37604" calcext:value-type="float">
            <text:p>37604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table:formula="of:=FLOOR(90 * (1 + (1/13)*(([.B25]-24)/2)))" office:value-type="float" office:value="121" calcext:value-type="float">
            <text:p>121</text:p>
          </table:table-cell>
          <table:table-cell table:formula="of:=FLOOR(120 * (1 + (2/29)*(([.B25]-24)/2)))" office:value-type="float" office:value="157" calcext:value-type="float">
            <text:p>157</text:p>
          </table:table-cell>
          <table:table-cell table:formula="of:=FLOOR(80 * (1 + (1/17)*(([.B25]-24)/2)))" office:value-type="float" office:value="101" calcext:value-type="float">
            <text:p>101</text:p>
          </table:table-cell>
          <table:table-cell table:formula="of:=[.C25] * [.$L$4]" office:value-type="float" office:value="847" calcext:value-type="float">
            <text:p>847</text:p>
          </table:table-cell>
          <table:table-cell table:formula="of:=[.D25]*[.$L$2]" office:value-type="float" office:value="785" calcext:value-type="float">
            <text:p>785</text:p>
          </table:table-cell>
          <table:table-cell table:formula="of:=[.E25]*[.$L$3]" office:value-type="float" office:value="606" calcext:value-type="float">
            <text:p>606</text:p>
          </table:table-cell>
          <table:table-cell table:formula="of:=[.F25] + [.G25] + [.H25] + [.I24]" office:value-type="float" office:value="39842" calcext:value-type="float">
            <text:p>39842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table:formula="of:=FLOOR(90 * (1 + (1/13)*(([.B26]-24)/2)))" office:value-type="float" office:value="121" calcext:value-type="float">
            <text:p>121</text:p>
          </table:table-cell>
          <table:table-cell table:formula="of:=FLOOR(120 * (1 + (2/29)*(([.B26]-24)/2)))" office:value-type="float" office:value="157" calcext:value-type="float">
            <text:p>157</text:p>
          </table:table-cell>
          <table:table-cell table:formula="of:=FLOOR(80 * (1 + (1/17)*(([.B26]-24)/2)))" office:value-type="float" office:value="101" calcext:value-type="float">
            <text:p>101</text:p>
          </table:table-cell>
          <table:table-cell table:formula="of:=[.C26] * [.$L$4]" office:value-type="float" office:value="847" calcext:value-type="float">
            <text:p>847</text:p>
          </table:table-cell>
          <table:table-cell table:formula="of:=[.D26]*[.$L$2]" office:value-type="float" office:value="785" calcext:value-type="float">
            <text:p>785</text:p>
          </table:table-cell>
          <table:table-cell table:formula="of:=[.E26]*[.$L$3]" office:value-type="float" office:value="606" calcext:value-type="float">
            <text:p>606</text:p>
          </table:table-cell>
          <table:table-cell table:formula="of:=[.F26] + [.G26] + [.H26] + [.I25]" office:value-type="float" office:value="42080" calcext:value-type="float">
            <text:p>42080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23" calcext:value-type="float">
            <text:p>23</text:p>
          </table:table-cell>
          <table:table-cell table:formula="of:=FLOOR(90 * (1 + (1/13)*(([.B27]-24)/2)))" office:value-type="float" office:value="86" calcext:value-type="float">
            <text:p>86</text:p>
          </table:table-cell>
          <table:table-cell table:formula="of:=FLOOR(120 * (1 + (2/29)*(([.B27]-24)/2)))" office:value-type="float" office:value="115" calcext:value-type="float">
            <text:p>115</text:p>
          </table:table-cell>
          <table:table-cell table:formula="of:=FLOOR(80 * (1 + (1/17)*(([.B27]-24)/2)))" office:value-type="float" office:value="77" calcext:value-type="float">
            <text:p>77</text:p>
          </table:table-cell>
          <table:table-cell table:formula="of:=[.C27] * [.$L$4]" office:value-type="float" office:value="602" calcext:value-type="float">
            <text:p>602</text:p>
          </table:table-cell>
          <table:table-cell table:formula="of:=[.D27]*[.$L$2]" office:value-type="float" office:value="575" calcext:value-type="float">
            <text:p>575</text:p>
          </table:table-cell>
          <table:table-cell table:formula="of:=[.E27]*[.$L$3]" office:value-type="float" office:value="462" calcext:value-type="float">
            <text:p>462</text:p>
          </table:table-cell>
          <table:table-cell table:formula="of:=[.F27] + [.G27] + [.H27] + [.I26]" office:value-type="float" office:value="43719" calcext:value-type="float">
            <text:p>43719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23" calcext:value-type="float">
            <text:p>23</text:p>
          </table:table-cell>
          <table:table-cell table:formula="of:=FLOOR(90 * (1 + (1/13)*(([.B28]-24)/2)))" office:value-type="float" office:value="86" calcext:value-type="float">
            <text:p>86</text:p>
          </table:table-cell>
          <table:table-cell table:formula="of:=FLOOR(120 * (1 + (2/29)*(([.B28]-24)/2)))" office:value-type="float" office:value="115" calcext:value-type="float">
            <text:p>115</text:p>
          </table:table-cell>
          <table:table-cell table:formula="of:=FLOOR(80 * (1 + (1/17)*(([.B28]-24)/2)))" office:value-type="float" office:value="77" calcext:value-type="float">
            <text:p>77</text:p>
          </table:table-cell>
          <table:table-cell table:formula="of:=[.C28] * [.$L$4]" office:value-type="float" office:value="602" calcext:value-type="float">
            <text:p>602</text:p>
          </table:table-cell>
          <table:table-cell table:formula="of:=[.D28]*[.$L$2]" office:value-type="float" office:value="575" calcext:value-type="float">
            <text:p>575</text:p>
          </table:table-cell>
          <table:table-cell table:formula="of:=[.E28]*[.$L$3]" office:value-type="float" office:value="462" calcext:value-type="float">
            <text:p>462</text:p>
          </table:table-cell>
          <table:table-cell table:style-name="ce28" table:formula="of:=[.F28] + [.G28] + [.H28] + [.I27]" office:value-type="float" office:value="45358" calcext:value-type="float">
            <text:p>45358</text:p>
          </table:table-cell>
          <table:table-cell table:style-name="ce1" office:value-type="date" office:date-value="2022-06-27" calcext:value-type="date">
            <text:p>2022-06-27</text:p>
          </table:table-cell>
          <table:table-cell table:number-columns-repeated="2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table:formula="of:=FLOOR(90 * (1 + (1/13)*(([.B29]-24)/2)))" office:value-type="float" office:value="72" calcext:value-type="float">
            <text:p>72</text:p>
          </table:table-cell>
          <table:table-cell table:formula="of:=FLOOR(120 * (1 + (2/29)*(([.B29]-24)/2)))" office:value-type="float" office:value="99" calcext:value-type="float">
            <text:p>99</text:p>
          </table:table-cell>
          <table:table-cell table:formula="of:=FLOOR(80 * (1 + (1/17)*(([.B29]-24)/2)))" office:value-type="float" office:value="68" calcext:value-type="float">
            <text:p>68</text:p>
          </table:table-cell>
          <table:table-cell table:formula="of:=[.C29] * [.$L$4]" office:value-type="float" office:value="504" calcext:value-type="float">
            <text:p>504</text:p>
          </table:table-cell>
          <table:table-cell table:formula="of:=[.D29]*[.$L$2]" office:value-type="float" office:value="495" calcext:value-type="float">
            <text:p>495</text:p>
          </table:table-cell>
          <table:table-cell table:formula="of:=[.E29]*[.$L$3]" office:value-type="float" office:value="408" calcext:value-type="float">
            <text:p>408</text:p>
          </table:table-cell>
          <table:table-cell table:formula="of:=[.F29] + [.G29] + [.H29] + [.I28]" office:value-type="float" office:value="46765" calcext:value-type="float">
            <text:p>46765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table:formula="of:=FLOOR(90 * (1 + (1/13)*(([.B30]-24)/2)))" office:value-type="float" office:value="90" calcext:value-type="float">
            <text:p>90</text:p>
          </table:table-cell>
          <table:table-cell table:formula="of:=FLOOR(120 * (1 + (2/29)*(([.B30]-24)/2)))" office:value-type="float" office:value="120" calcext:value-type="float">
            <text:p>120</text:p>
          </table:table-cell>
          <table:table-cell table:formula="of:=FLOOR(80 * (1 + (1/17)*(([.B30]-24)/2)))" office:value-type="float" office:value="80" calcext:value-type="float">
            <text:p>80</text:p>
          </table:table-cell>
          <table:table-cell table:formula="of:=[.C30] * [.$L$4]" office:value-type="float" office:value="630" calcext:value-type="float">
            <text:p>630</text:p>
          </table:table-cell>
          <table:table-cell table:formula="of:=[.D30]*[.$L$2]" office:value-type="float" office:value="600" calcext:value-type="float">
            <text:p>600</text:p>
          </table:table-cell>
          <table:table-cell table:formula="of:=[.E30]*[.$L$3]" office:value-type="float" office:value="480" calcext:value-type="float">
            <text:p>480</text:p>
          </table:table-cell>
          <table:table-cell table:formula="of:=[.F30] + [.G30] + [.H30] + [.I29]" office:value-type="float" office:value="48475" calcext:value-type="float">
            <text:p>48475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table:formula="of:=FLOOR(90 * (1 + (1/13)*(([.B31]-24)/2)))" office:value-type="float" office:value="93" calcext:value-type="float">
            <text:p>93</text:p>
          </table:table-cell>
          <table:table-cell table:formula="of:=FLOOR(120 * (1 + (2/29)*(([.B31]-24)/2)))" office:value-type="float" office:value="124" calcext:value-type="float">
            <text:p>124</text:p>
          </table:table-cell>
          <table:table-cell table:formula="of:=FLOOR(80 * (1 + (1/17)*(([.B31]-24)/2)))" office:value-type="float" office:value="82" calcext:value-type="float">
            <text:p>82</text:p>
          </table:table-cell>
          <table:table-cell table:formula="of:=[.C31] * [.$L$4]" office:value-type="float" office:value="651" calcext:value-type="float">
            <text:p>651</text:p>
          </table:table-cell>
          <table:table-cell table:formula="of:=[.D31]*[.$L$2]" office:value-type="float" office:value="620" calcext:value-type="float">
            <text:p>620</text:p>
          </table:table-cell>
          <table:table-cell table:formula="of:=[.E31]*[.$L$3]" office:value-type="float" office:value="492" calcext:value-type="float">
            <text:p>492</text:p>
          </table:table-cell>
          <table:table-cell table:formula="of:=[.F31] + [.G31] + [.H31] + [.I30]" office:value-type="float" office:value="50238" calcext:value-type="float">
            <text:p>50238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table:formula="of:=FLOOR(90 * (1 + (1/13)*(([.B32]-24)/2)))" office:value-type="float" office:value="100" calcext:value-type="float">
            <text:p>100</text:p>
          </table:table-cell>
          <table:table-cell table:formula="of:=FLOOR(120 * (1 + (2/29)*(([.B32]-24)/2)))" office:value-type="float" office:value="132" calcext:value-type="float">
            <text:p>132</text:p>
          </table:table-cell>
          <table:table-cell table:formula="of:=FLOOR(80 * (1 + (1/17)*(([.B32]-24)/2)))" office:value-type="float" office:value="87" calcext:value-type="float">
            <text:p>87</text:p>
          </table:table-cell>
          <table:table-cell table:formula="of:=[.C32] * [.$L$4]" office:value-type="float" office:value="700" calcext:value-type="float">
            <text:p>700</text:p>
          </table:table-cell>
          <table:table-cell table:formula="of:=[.D32]*[.$L$2]" office:value-type="float" office:value="660" calcext:value-type="float">
            <text:p>660</text:p>
          </table:table-cell>
          <table:table-cell table:formula="of:=[.E32]*[.$L$3]" office:value-type="float" office:value="522" calcext:value-type="float">
            <text:p>522</text:p>
          </table:table-cell>
          <table:table-cell table:formula="of:=[.F32] + [.G32] + [.H32] + [.I31]" office:value-type="float" office:value="52120" calcext:value-type="float">
            <text:p>52120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table:formula="of:=FLOOR(90 * (1 + (1/13)*(([.B33]-24)/2)))" office:value-type="float" office:value="100" calcext:value-type="float">
            <text:p>100</text:p>
          </table:table-cell>
          <table:table-cell table:formula="of:=FLOOR(120 * (1 + (2/29)*(([.B33]-24)/2)))" office:value-type="float" office:value="132" calcext:value-type="float">
            <text:p>132</text:p>
          </table:table-cell>
          <table:table-cell table:formula="of:=FLOOR(80 * (1 + (1/17)*(([.B33]-24)/2)))" office:value-type="float" office:value="87" calcext:value-type="float">
            <text:p>87</text:p>
          </table:table-cell>
          <table:table-cell table:formula="of:=[.C33] * [.$L$4]" office:value-type="float" office:value="700" calcext:value-type="float">
            <text:p>700</text:p>
          </table:table-cell>
          <table:table-cell table:formula="of:=[.D33]*[.$L$2]" office:value-type="float" office:value="660" calcext:value-type="float">
            <text:p>660</text:p>
          </table:table-cell>
          <table:table-cell table:formula="of:=[.E33]*[.$L$3]" office:value-type="float" office:value="522" calcext:value-type="float">
            <text:p>522</text:p>
          </table:table-cell>
          <table:table-cell table:formula="of:=[.F33] + [.G33] + [.H33] + [.I32]" office:value-type="float" office:value="54002" calcext:value-type="float">
            <text:p>54002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table:formula="of:=FLOOR(90 * (1 + (1/13)*(([.B34]-24)/2)))" office:value-type="float" office:value="79" calcext:value-type="float">
            <text:p>79</text:p>
          </table:table-cell>
          <table:table-cell table:formula="of:=FLOOR(120 * (1 + (2/29)*(([.B34]-24)/2)))" office:value-type="float" office:value="107" calcext:value-type="float">
            <text:p>107</text:p>
          </table:table-cell>
          <table:table-cell table:formula="of:=FLOOR(80 * (1 + (1/17)*(([.B34]-24)/2)))" office:value-type="float" office:value="72" calcext:value-type="float">
            <text:p>72</text:p>
          </table:table-cell>
          <table:table-cell table:formula="of:=[.C34] * [.$L$4]" office:value-type="float" office:value="553" calcext:value-type="float">
            <text:p>553</text:p>
          </table:table-cell>
          <table:table-cell table:formula="of:=[.D34]*[.$L$2]" office:value-type="float" office:value="535" calcext:value-type="float">
            <text:p>535</text:p>
          </table:table-cell>
          <table:table-cell table:formula="of:=[.E34]*[.$L$3]" office:value-type="float" office:value="432" calcext:value-type="float">
            <text:p>432</text:p>
          </table:table-cell>
          <table:table-cell table:formula="of:=[.F34] + [.G34] + [.H34] + [.I33]" office:value-type="float" office:value="55522" calcext:value-type="float">
            <text:p>55522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table:formula="of:=FLOOR(90 * (1 + (1/13)*(([.B35]-24)/2)))" office:value-type="float" office:value="79" calcext:value-type="float">
            <text:p>79</text:p>
          </table:table-cell>
          <table:table-cell table:formula="of:=FLOOR(120 * (1 + (2/29)*(([.B35]-24)/2)))" office:value-type="float" office:value="107" calcext:value-type="float">
            <text:p>107</text:p>
          </table:table-cell>
          <table:table-cell table:formula="of:=FLOOR(80 * (1 + (1/17)*(([.B35]-24)/2)))" office:value-type="float" office:value="72" calcext:value-type="float">
            <text:p>72</text:p>
          </table:table-cell>
          <table:table-cell table:formula="of:=[.C35] * [.$L$4]" office:value-type="float" office:value="553" calcext:value-type="float">
            <text:p>553</text:p>
          </table:table-cell>
          <table:table-cell table:formula="of:=[.D35]*[.$L$2]" office:value-type="float" office:value="535" calcext:value-type="float">
            <text:p>535</text:p>
          </table:table-cell>
          <table:table-cell table:formula="of:=[.E35]*[.$L$3]" office:value-type="float" office:value="432" calcext:value-type="float">
            <text:p>432</text:p>
          </table:table-cell>
          <table:table-cell table:formula="of:=[.F35] + [.G35] + [.H35] + [.I34]" office:value-type="float" office:value="57042" calcext:value-type="float">
            <text:p>57042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table:formula="of:=FLOOR(90 * (1 + (1/13)*(([.B36]-24)/2)))" office:value-type="float" office:value="93" calcext:value-type="float">
            <text:p>93</text:p>
          </table:table-cell>
          <table:table-cell table:formula="of:=FLOOR(120 * (1 + (2/29)*(([.B36]-24)/2)))" office:value-type="float" office:value="124" calcext:value-type="float">
            <text:p>124</text:p>
          </table:table-cell>
          <table:table-cell table:formula="of:=FLOOR(80 * (1 + (1/17)*(([.B36]-24)/2)))" office:value-type="float" office:value="82" calcext:value-type="float">
            <text:p>82</text:p>
          </table:table-cell>
          <table:table-cell table:formula="of:=[.C36] * [.$L$4]" office:value-type="float" office:value="651" calcext:value-type="float">
            <text:p>651</text:p>
          </table:table-cell>
          <table:table-cell table:formula="of:=[.D36]*[.$L$2]" office:value-type="float" office:value="620" calcext:value-type="float">
            <text:p>620</text:p>
          </table:table-cell>
          <table:table-cell table:formula="of:=[.E36]*[.$L$3]" office:value-type="float" office:value="492" calcext:value-type="float">
            <text:p>492</text:p>
          </table:table-cell>
          <table:table-cell table:formula="of:=[.F36] + [.G36] + [.H36] + [.I35]" office:value-type="float" office:value="58805" calcext:value-type="float">
            <text:p>58805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table:formula="of:=FLOOR(90 * (1 + (1/13)*(([.B37]-24)/2)))" office:value-type="float" office:value="72" calcext:value-type="float">
            <text:p>72</text:p>
          </table:table-cell>
          <table:table-cell table:formula="of:=FLOOR(120 * (1 + (2/29)*(([.B37]-24)/2)))" office:value-type="float" office:value="99" calcext:value-type="float">
            <text:p>99</text:p>
          </table:table-cell>
          <table:table-cell table:formula="of:=FLOOR(80 * (1 + (1/17)*(([.B37]-24)/2)))" office:value-type="float" office:value="68" calcext:value-type="float">
            <text:p>68</text:p>
          </table:table-cell>
          <table:table-cell table:formula="of:=[.C37] * [.$L$4]" office:value-type="float" office:value="504" calcext:value-type="float">
            <text:p>504</text:p>
          </table:table-cell>
          <table:table-cell table:formula="of:=[.D37]*[.$L$2]" office:value-type="float" office:value="495" calcext:value-type="float">
            <text:p>495</text:p>
          </table:table-cell>
          <table:table-cell table:formula="of:=[.E37]*[.$L$3]" office:value-type="float" office:value="408" calcext:value-type="float">
            <text:p>408</text:p>
          </table:table-cell>
          <table:table-cell table:formula="of:=[.F37] + [.G37] + [.H37] + [.I36]" office:value-type="float" office:value="60212" calcext:value-type="float">
            <text:p>6021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table:formula="of:=FLOOR(90 * (1 + (1/13)*(([.B38]-24)/2)))" office:value-type="float" office:value="79" calcext:value-type="float">
            <text:p>79</text:p>
          </table:table-cell>
          <table:table-cell table:formula="of:=FLOOR(120 * (1 + (2/29)*(([.B38]-24)/2)))" office:value-type="float" office:value="107" calcext:value-type="float">
            <text:p>107</text:p>
          </table:table-cell>
          <table:table-cell table:formula="of:=FLOOR(80 * (1 + (1/17)*(([.B38]-24)/2)))" office:value-type="float" office:value="72" calcext:value-type="float">
            <text:p>72</text:p>
          </table:table-cell>
          <table:table-cell table:formula="of:=[.C38] * [.$L$4]" office:value-type="float" office:value="553" calcext:value-type="float">
            <text:p>553</text:p>
          </table:table-cell>
          <table:table-cell table:formula="of:=[.D38]*[.$L$2]" office:value-type="float" office:value="535" calcext:value-type="float">
            <text:p>535</text:p>
          </table:table-cell>
          <table:table-cell table:formula="of:=[.E38]*[.$L$3]" office:value-type="float" office:value="432" calcext:value-type="float">
            <text:p>432</text:p>
          </table:table-cell>
          <table:table-cell table:formula="of:=[.F38] + [.G38] + [.H38] + [.I37]" office:value-type="float" office:value="61732" calcext:value-type="float">
            <text:p>61732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table:formula="of:=FLOOR(90 * (1 + (1/13)*(([.B39]-24)/2)))" office:value-type="float" office:value="90" calcext:value-type="float">
            <text:p>90</text:p>
          </table:table-cell>
          <table:table-cell table:formula="of:=FLOOR(120 * (1 + (2/29)*(([.B39]-24)/2)))" office:value-type="float" office:value="120" calcext:value-type="float">
            <text:p>120</text:p>
          </table:table-cell>
          <table:table-cell table:formula="of:=FLOOR(80 * (1 + (1/17)*(([.B39]-24)/2)))" office:value-type="float" office:value="80" calcext:value-type="float">
            <text:p>80</text:p>
          </table:table-cell>
          <table:table-cell table:formula="of:=[.C39] * [.$L$4]" office:value-type="float" office:value="630" calcext:value-type="float">
            <text:p>630</text:p>
          </table:table-cell>
          <table:table-cell table:formula="of:=[.D39]*[.$L$2]" office:value-type="float" office:value="600" calcext:value-type="float">
            <text:p>600</text:p>
          </table:table-cell>
          <table:table-cell table:formula="of:=[.E39]*[.$L$3]" office:value-type="float" office:value="480" calcext:value-type="float">
            <text:p>480</text:p>
          </table:table-cell>
          <table:table-cell table:formula="of:=[.F39] + [.G39] + [.H39] + [.I38]" office:value-type="float" office:value="63442" calcext:value-type="float">
            <text:p>63442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table:formula="of:=FLOOR(90 * (1 + (1/13)*(([.B40]-24)/2)))" office:value-type="float" office:value="72" calcext:value-type="float">
            <text:p>72</text:p>
          </table:table-cell>
          <table:table-cell table:formula="of:=FLOOR(120 * (1 + (2/29)*(([.B40]-24)/2)))" office:value-type="float" office:value="99" calcext:value-type="float">
            <text:p>99</text:p>
          </table:table-cell>
          <table:table-cell table:formula="of:=FLOOR(80 * (1 + (1/17)*(([.B40]-24)/2)))" office:value-type="float" office:value="68" calcext:value-type="float">
            <text:p>68</text:p>
          </table:table-cell>
          <table:table-cell table:formula="of:=[.C40] * [.$L$4]" office:value-type="float" office:value="504" calcext:value-type="float">
            <text:p>504</text:p>
          </table:table-cell>
          <table:table-cell table:formula="of:=[.D40]*[.$L$2]" office:value-type="float" office:value="495" calcext:value-type="float">
            <text:p>495</text:p>
          </table:table-cell>
          <table:table-cell table:formula="of:=[.E40]*[.$L$3]" office:value-type="float" office:value="408" calcext:value-type="float">
            <text:p>408</text:p>
          </table:table-cell>
          <table:table-cell table:formula="of:=[.F40] + [.G40] + [.H40] + [.I39]" office:value-type="float" office:value="64849" calcext:value-type="float">
            <text:p>64849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table:formula="of:=FLOOR(90 * (1 + (1/13)*(([.B41]-24)/2)))" office:value-type="float" office:value="103" calcext:value-type="float">
            <text:p>103</text:p>
          </table:table-cell>
          <table:table-cell table:formula="of:=FLOOR(120 * (1 + (2/29)*(([.B41]-24)/2)))" office:value-type="float" office:value="136" calcext:value-type="float">
            <text:p>136</text:p>
          </table:table-cell>
          <table:table-cell table:formula="of:=FLOOR(80 * (1 + (1/17)*(([.B41]-24)/2)))" office:value-type="float" office:value="89" calcext:value-type="float">
            <text:p>89</text:p>
          </table:table-cell>
          <table:table-cell table:formula="of:=[.C41] * [.$L$4]" office:value-type="float" office:value="721" calcext:value-type="float">
            <text:p>721</text:p>
          </table:table-cell>
          <table:table-cell table:formula="of:=[.D41]*[.$L$2]" office:value-type="float" office:value="680" calcext:value-type="float">
            <text:p>680</text:p>
          </table:table-cell>
          <table:table-cell table:formula="of:=[.E41]*[.$L$3]" office:value-type="float" office:value="534" calcext:value-type="float">
            <text:p>534</text:p>
          </table:table-cell>
          <table:table-cell table:formula="of:=[.F41] + [.G41] + [.H41] + [.I40]" office:value-type="float" office:value="66784" calcext:value-type="float">
            <text:p>66784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table:formula="of:=FLOOR(90 * (1 + (1/13)*(([.B42]-24)/2)))" office:value-type="float" office:value="100" calcext:value-type="float">
            <text:p>100</text:p>
          </table:table-cell>
          <table:table-cell table:formula="of:=FLOOR(120 * (1 + (2/29)*(([.B42]-24)/2)))" office:value-type="float" office:value="132" calcext:value-type="float">
            <text:p>132</text:p>
          </table:table-cell>
          <table:table-cell table:formula="of:=FLOOR(80 * (1 + (1/17)*(([.B42]-24)/2)))" office:value-type="float" office:value="87" calcext:value-type="float">
            <text:p>87</text:p>
          </table:table-cell>
          <table:table-cell table:formula="of:=[.C42] * [.$L$4]" office:value-type="float" office:value="700" calcext:value-type="float">
            <text:p>700</text:p>
          </table:table-cell>
          <table:table-cell table:formula="of:=[.D42]*[.$L$2]" office:value-type="float" office:value="660" calcext:value-type="float">
            <text:p>660</text:p>
          </table:table-cell>
          <table:table-cell table:formula="of:=[.E42]*[.$L$3]" office:value-type="float" office:value="522" calcext:value-type="float">
            <text:p>522</text:p>
          </table:table-cell>
          <table:table-cell table:formula="of:=[.F42] + [.G42] + [.H42] + [.I41]" office:value-type="float" office:value="68666" calcext:value-type="float">
            <text:p>68666</text:p>
          </table:table-cell>
          <table:table-cell table:number-columns-repeated="3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table:formula="of:=FLOOR(90 * (1 + (1/13)*(([.B43]-24)/2)))" office:value-type="float" office:value="90" calcext:value-type="float">
            <text:p>90</text:p>
          </table:table-cell>
          <table:table-cell table:formula="of:=FLOOR(120 * (1 + (2/29)*(([.B43]-24)/2)))" office:value-type="float" office:value="120" calcext:value-type="float">
            <text:p>120</text:p>
          </table:table-cell>
          <table:table-cell table:formula="of:=FLOOR(80 * (1 + (1/17)*(([.B43]-24)/2)))" office:value-type="float" office:value="80" calcext:value-type="float">
            <text:p>80</text:p>
          </table:table-cell>
          <table:table-cell table:formula="of:=[.C43] * [.$L$4]" office:value-type="float" office:value="630" calcext:value-type="float">
            <text:p>630</text:p>
          </table:table-cell>
          <table:table-cell table:formula="of:=[.D43]*[.$L$2]" office:value-type="float" office:value="600" calcext:value-type="float">
            <text:p>600</text:p>
          </table:table-cell>
          <table:table-cell table:formula="of:=[.E43]*[.$L$3]" office:value-type="float" office:value="480" calcext:value-type="float">
            <text:p>480</text:p>
          </table:table-cell>
          <table:table-cell table:formula="of:=[.F43] + [.G43] + [.H43] + [.I42]" office:value-type="float" office:value="70376" calcext:value-type="float">
            <text:p>70376</text:p>
          </table:table-cell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table:formula="of:=FLOOR(90 * (1 + (1/13)*(([.B44]-24)/2)))" office:value-type="float" office:value="83" calcext:value-type="float">
            <text:p>83</text:p>
          </table:table-cell>
          <table:table-cell table:formula="of:=FLOOR(120 * (1 + (2/29)*(([.B44]-24)/2)))" office:value-type="float" office:value="111" calcext:value-type="float">
            <text:p>111</text:p>
          </table:table-cell>
          <table:table-cell table:formula="of:=FLOOR(80 * (1 + (1/17)*(([.B44]-24)/2)))" office:value-type="float" office:value="75" calcext:value-type="float">
            <text:p>75</text:p>
          </table:table-cell>
          <table:table-cell table:formula="of:=[.C44] * [.$L$4]" office:value-type="float" office:value="581" calcext:value-type="float">
            <text:p>581</text:p>
          </table:table-cell>
          <table:table-cell table:formula="of:=[.D44]*[.$L$2]" office:value-type="float" office:value="555" calcext:value-type="float">
            <text:p>555</text:p>
          </table:table-cell>
          <table:table-cell table:formula="of:=[.E44]*[.$L$3]" office:value-type="float" office:value="450" calcext:value-type="float">
            <text:p>450</text:p>
          </table:table-cell>
          <table:table-cell table:formula="of:=[.F44] + [.G44] + [.H44] + [.I43]" office:value-type="float" office:value="71962" calcext:value-type="float">
            <text:p>71962</text:p>
          </table:table-cell>
          <table:table-cell table:number-columns-repeated="3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table:formula="of:=FLOOR(90 * (1 + (1/13)*(([.B45]-24)/2)))" office:value-type="float" office:value="65" calcext:value-type="float">
            <text:p>65</text:p>
          </table:table-cell>
          <table:table-cell table:formula="of:=FLOOR(120 * (1 + (2/29)*(([.B45]-24)/2)))" office:value-type="float" office:value="91" calcext:value-type="float">
            <text:p>91</text:p>
          </table:table-cell>
          <table:table-cell table:formula="of:=FLOOR(80 * (1 + (1/17)*(([.B45]-24)/2)))" office:value-type="float" office:value="63" calcext:value-type="float">
            <text:p>63</text:p>
          </table:table-cell>
          <table:table-cell table:formula="of:=[.C45] * [.$L$4]" office:value-type="float" office:value="455" calcext:value-type="float">
            <text:p>455</text:p>
          </table:table-cell>
          <table:table-cell table:formula="of:=[.D45]*[.$L$2]" office:value-type="float" office:value="455" calcext:value-type="float">
            <text:p>455</text:p>
          </table:table-cell>
          <table:table-cell table:formula="of:=[.E45]*[.$L$3]" office:value-type="float" office:value="378" calcext:value-type="float">
            <text:p>378</text:p>
          </table:table-cell>
          <table:table-cell table:formula="of:=[.F45] + [.G45] + [.H45] + [.I44]" office:value-type="float" office:value="73250" calcext:value-type="float">
            <text:p>73250</text:p>
          </table:table-cell>
          <table:table-cell table:number-columns-repeated="3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table:formula="of:=FLOOR(90 * (1 + (1/13)*(([.B46]-24)/2)))" office:value-type="float" office:value="69" calcext:value-type="float">
            <text:p>69</text:p>
          </table:table-cell>
          <table:table-cell table:formula="of:=FLOOR(120 * (1 + (2/29)*(([.B46]-24)/2)))" office:value-type="float" office:value="95" calcext:value-type="float">
            <text:p>95</text:p>
          </table:table-cell>
          <table:table-cell table:formula="of:=FLOOR(80 * (1 + (1/17)*(([.B46]-24)/2)))" office:value-type="float" office:value="65" calcext:value-type="float">
            <text:p>65</text:p>
          </table:table-cell>
          <table:table-cell table:formula="of:=[.C46] * [.$L$4]" office:value-type="float" office:value="483" calcext:value-type="float">
            <text:p>483</text:p>
          </table:table-cell>
          <table:table-cell table:formula="of:=[.D46]*[.$L$2]" office:value-type="float" office:value="475" calcext:value-type="float">
            <text:p>475</text:p>
          </table:table-cell>
          <table:table-cell table:formula="of:=[.E46]*[.$L$3]" office:value-type="float" office:value="390" calcext:value-type="float">
            <text:p>390</text:p>
          </table:table-cell>
          <table:table-cell table:formula="of:=[.F46] + [.G46] + [.H46] + [.I45]" office:value-type="float" office:value="74598" calcext:value-type="float">
            <text:p>74598</text:p>
          </table:table-cell>
          <table:table-cell table:number-columns-repeated="3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table:formula="of:=FLOOR(90 * (1 + (1/13)*(([.B47]-24)/2)))" office:value-type="float" office:value="86" calcext:value-type="float">
            <text:p>86</text:p>
          </table:table-cell>
          <table:table-cell table:formula="of:=FLOOR(120 * (1 + (2/29)*(([.B47]-24)/2)))" office:value-type="float" office:value="115" calcext:value-type="float">
            <text:p>115</text:p>
          </table:table-cell>
          <table:table-cell table:formula="of:=FLOOR(80 * (1 + (1/17)*(([.B47]-24)/2)))" office:value-type="float" office:value="77" calcext:value-type="float">
            <text:p>77</text:p>
          </table:table-cell>
          <table:table-cell table:formula="of:=[.C47] * [.$L$4]" office:value-type="float" office:value="602" calcext:value-type="float">
            <text:p>602</text:p>
          </table:table-cell>
          <table:table-cell table:formula="of:=[.D47]*[.$L$2]" office:value-type="float" office:value="575" calcext:value-type="float">
            <text:p>575</text:p>
          </table:table-cell>
          <table:table-cell table:formula="of:=[.E47]*[.$L$3]" office:value-type="float" office:value="462" calcext:value-type="float">
            <text:p>462</text:p>
          </table:table-cell>
          <table:table-cell table:formula="of:=[.F47] + [.G47] + [.H47] + [.I46]" office:value-type="float" office:value="76237" calcext:value-type="float">
            <text:p>76237</text:p>
          </table:table-cell>
          <table:table-cell table:number-columns-repeated="3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table:formula="of:=FLOOR(90 * (1 + (1/13)*(([.B48]-24)/2)))" office:value-type="float" office:value="86" calcext:value-type="float">
            <text:p>86</text:p>
          </table:table-cell>
          <table:table-cell table:formula="of:=FLOOR(120 * (1 + (2/29)*(([.B48]-24)/2)))" office:value-type="float" office:value="115" calcext:value-type="float">
            <text:p>115</text:p>
          </table:table-cell>
          <table:table-cell table:formula="of:=FLOOR(80 * (1 + (1/17)*(([.B48]-24)/2)))" office:value-type="float" office:value="77" calcext:value-type="float">
            <text:p>77</text:p>
          </table:table-cell>
          <table:table-cell table:formula="of:=[.C48] * [.$L$4]" office:value-type="float" office:value="602" calcext:value-type="float">
            <text:p>602</text:p>
          </table:table-cell>
          <table:table-cell table:formula="of:=[.D48]*[.$L$2]" office:value-type="float" office:value="575" calcext:value-type="float">
            <text:p>575</text:p>
          </table:table-cell>
          <table:table-cell table:formula="of:=[.E48]*[.$L$3]" office:value-type="float" office:value="462" calcext:value-type="float">
            <text:p>462</text:p>
          </table:table-cell>
          <table:table-cell table:formula="of:=[.F48] + [.G48] + [.H48] + [.I47]" office:value-type="float" office:value="77876" calcext:value-type="float">
            <text:p>77876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table:formula="of:=FLOOR(90 * (1 + (1/13)*(([.B49]-24)/2)))" office:value-type="float" office:value="72" calcext:value-type="float">
            <text:p>72</text:p>
          </table:table-cell>
          <table:table-cell table:formula="of:=FLOOR(120 * (1 + (2/29)*(([.B49]-24)/2)))" office:value-type="float" office:value="99" calcext:value-type="float">
            <text:p>99</text:p>
          </table:table-cell>
          <table:table-cell table:formula="of:=FLOOR(80 * (1 + (1/17)*(([.B49]-24)/2)))" office:value-type="float" office:value="68" calcext:value-type="float">
            <text:p>68</text:p>
          </table:table-cell>
          <table:table-cell table:formula="of:=[.C49] * [.$L$4]" office:value-type="float" office:value="504" calcext:value-type="float">
            <text:p>504</text:p>
          </table:table-cell>
          <table:table-cell table:formula="of:=[.D49]*[.$L$2]" office:value-type="float" office:value="495" calcext:value-type="float">
            <text:p>495</text:p>
          </table:table-cell>
          <table:table-cell table:formula="of:=[.E49]*[.$L$3]" office:value-type="float" office:value="408" calcext:value-type="float">
            <text:p>408</text:p>
          </table:table-cell>
          <table:table-cell table:formula="of:=[.F49] + [.G49] + [.H49] + [.I48]" office:value-type="float" office:value="79283" calcext:value-type="float">
            <text:p>79283</text:p>
          </table:table-cell>
          <table:table-cell table:number-columns-repeated="3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table:formula="of:=FLOOR(90 * (1 + (1/13)*(([.B50]-24)/2)))" office:value-type="float" office:value="79" calcext:value-type="float">
            <text:p>79</text:p>
          </table:table-cell>
          <table:table-cell table:formula="of:=FLOOR(120 * (1 + (2/29)*(([.B50]-24)/2)))" office:value-type="float" office:value="107" calcext:value-type="float">
            <text:p>107</text:p>
          </table:table-cell>
          <table:table-cell table:formula="of:=FLOOR(80 * (1 + (1/17)*(([.B50]-24)/2)))" office:value-type="float" office:value="72" calcext:value-type="float">
            <text:p>72</text:p>
          </table:table-cell>
          <table:table-cell table:formula="of:=[.C50] * [.$L$4]" office:value-type="float" office:value="553" calcext:value-type="float">
            <text:p>553</text:p>
          </table:table-cell>
          <table:table-cell table:formula="of:=[.D50]*[.$L$2]" office:value-type="float" office:value="535" calcext:value-type="float">
            <text:p>535</text:p>
          </table:table-cell>
          <table:table-cell table:formula="of:=[.E50]*[.$L$3]" office:value-type="float" office:value="432" calcext:value-type="float">
            <text:p>432</text:p>
          </table:table-cell>
          <table:table-cell table:formula="of:=[.F50] + [.G50] + [.H50] + [.I49]" office:value-type="float" office:value="80803" calcext:value-type="float">
            <text:p>80803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table:formula="of:=FLOOR(90 * (1 + (1/13)*(([.B51]-24)/2)))" office:value-type="float" office:value="93" calcext:value-type="float">
            <text:p>93</text:p>
          </table:table-cell>
          <table:table-cell table:formula="of:=FLOOR(120 * (1 + (2/29)*(([.B51]-24)/2)))" office:value-type="float" office:value="124" calcext:value-type="float">
            <text:p>124</text:p>
          </table:table-cell>
          <table:table-cell table:formula="of:=FLOOR(80 * (1 + (1/17)*(([.B51]-24)/2)))" office:value-type="float" office:value="82" calcext:value-type="float">
            <text:p>82</text:p>
          </table:table-cell>
          <table:table-cell table:formula="of:=[.C51] * [.$L$4]" office:value-type="float" office:value="651" calcext:value-type="float">
            <text:p>651</text:p>
          </table:table-cell>
          <table:table-cell table:formula="of:=[.D51]*[.$L$2]" office:value-type="float" office:value="620" calcext:value-type="float">
            <text:p>620</text:p>
          </table:table-cell>
          <table:table-cell table:formula="of:=[.E51]*[.$L$3]" office:value-type="float" office:value="492" calcext:value-type="float">
            <text:p>492</text:p>
          </table:table-cell>
          <table:table-cell table:formula="of:=[.F51] + [.G51] + [.H51] + [.I50]" office:value-type="float" office:value="82566" calcext:value-type="float">
            <text:p>8256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table:formula="of:=FLOOR(90 * (1 + (1/13)*(([.B52]-24)/2)))" office:value-type="float" office:value="103" calcext:value-type="float">
            <text:p>103</text:p>
          </table:table-cell>
          <table:table-cell table:formula="of:=FLOOR(120 * (1 + (2/29)*(([.B52]-24)/2)))" office:value-type="float" office:value="136" calcext:value-type="float">
            <text:p>136</text:p>
          </table:table-cell>
          <table:table-cell table:formula="of:=FLOOR(80 * (1 + (1/17)*(([.B52]-24)/2)))" office:value-type="float" office:value="89" calcext:value-type="float">
            <text:p>89</text:p>
          </table:table-cell>
          <table:table-cell table:formula="of:=[.C52] * [.$L$4]" office:value-type="float" office:value="721" calcext:value-type="float">
            <text:p>721</text:p>
          </table:table-cell>
          <table:table-cell table:formula="of:=[.D52]*[.$L$2]" office:value-type="float" office:value="680" calcext:value-type="float">
            <text:p>680</text:p>
          </table:table-cell>
          <table:table-cell table:formula="of:=[.E52]*[.$L$3]" office:value-type="float" office:value="534" calcext:value-type="float">
            <text:p>534</text:p>
          </table:table-cell>
          <table:table-cell table:formula="of:=[.F52] + [.G52] + [.H52] + [.I51]" office:value-type="float" office:value="84501" calcext:value-type="float">
            <text:p>84501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table:formula="of:=FLOOR(90 * (1 + (1/13)*(([.B53]-24)/2)))" office:value-type="float" office:value="100" calcext:value-type="float">
            <text:p>100</text:p>
          </table:table-cell>
          <table:table-cell table:formula="of:=FLOOR(120 * (1 + (2/29)*(([.B53]-24)/2)))" office:value-type="float" office:value="132" calcext:value-type="float">
            <text:p>132</text:p>
          </table:table-cell>
          <table:table-cell table:formula="of:=FLOOR(80 * (1 + (1/17)*(([.B53]-24)/2)))" office:value-type="float" office:value="87" calcext:value-type="float">
            <text:p>87</text:p>
          </table:table-cell>
          <table:table-cell table:formula="of:=[.C53] * [.$L$4]" office:value-type="float" office:value="700" calcext:value-type="float">
            <text:p>700</text:p>
          </table:table-cell>
          <table:table-cell table:formula="of:=[.D53]*[.$L$2]" office:value-type="float" office:value="660" calcext:value-type="float">
            <text:p>660</text:p>
          </table:table-cell>
          <table:table-cell table:formula="of:=[.E53]*[.$L$3]" office:value-type="float" office:value="522" calcext:value-type="float">
            <text:p>522</text:p>
          </table:table-cell>
          <table:table-cell table:formula="of:=[.F53] + [.G53] + [.H53] + [.I52]" office:value-type="float" office:value="86383" calcext:value-type="float">
            <text:p>86383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table:formula="of:=FLOOR(90 * (1 + (1/13)*(([.B54]-24)/2)))" office:value-type="float" office:value="86" calcext:value-type="float">
            <text:p>86</text:p>
          </table:table-cell>
          <table:table-cell table:formula="of:=FLOOR(120 * (1 + (2/29)*(([.B54]-24)/2)))" office:value-type="float" office:value="115" calcext:value-type="float">
            <text:p>115</text:p>
          </table:table-cell>
          <table:table-cell table:formula="of:=FLOOR(80 * (1 + (1/17)*(([.B54]-24)/2)))" office:value-type="float" office:value="77" calcext:value-type="float">
            <text:p>77</text:p>
          </table:table-cell>
          <table:table-cell table:formula="of:=[.C54] * [.$L$4]" office:value-type="float" office:value="602" calcext:value-type="float">
            <text:p>602</text:p>
          </table:table-cell>
          <table:table-cell table:formula="of:=[.D54]*[.$L$2]" office:value-type="float" office:value="575" calcext:value-type="float">
            <text:p>575</text:p>
          </table:table-cell>
          <table:table-cell table:formula="of:=[.E54]*[.$L$3]" office:value-type="float" office:value="462" calcext:value-type="float">
            <text:p>462</text:p>
          </table:table-cell>
          <table:table-cell table:formula="of:=[.F54] + [.G54] + [.H54] + [.I53]" office:value-type="float" office:value="88022" calcext:value-type="float">
            <text:p>88022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table:formula="of:=FLOOR(90 * (1 + (1/13)*(([.B55]-24)/2)))" office:value-type="float" office:value="96" calcext:value-type="float">
            <text:p>96</text:p>
          </table:table-cell>
          <table:table-cell table:formula="of:=FLOOR(120 * (1 + (2/29)*(([.B55]-24)/2)))" office:value-type="float" office:value="128" calcext:value-type="float">
            <text:p>128</text:p>
          </table:table-cell>
          <table:table-cell table:formula="of:=FLOOR(80 * (1 + (1/17)*(([.B55]-24)/2)))" office:value-type="float" office:value="84" calcext:value-type="float">
            <text:p>84</text:p>
          </table:table-cell>
          <table:table-cell table:formula="of:=[.C55] * [.$L$4]" office:value-type="float" office:value="672" calcext:value-type="float">
            <text:p>672</text:p>
          </table:table-cell>
          <table:table-cell table:formula="of:=[.D55]*[.$L$2]" office:value-type="float" office:value="640" calcext:value-type="float">
            <text:p>640</text:p>
          </table:table-cell>
          <table:table-cell table:formula="of:=[.E55]*[.$L$3]" office:value-type="float" office:value="504" calcext:value-type="float">
            <text:p>504</text:p>
          </table:table-cell>
          <table:table-cell table:formula="of:=[.F55] + [.G55] + [.H55] + [.I54]" office:value-type="float" office:value="89838" calcext:value-type="float">
            <text:p>89838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table:formula="of:=FLOOR(90 * (1 + (1/13)*(([.B56]-24)/2)))" office:value-type="float" office:value="107" calcext:value-type="float">
            <text:p>107</text:p>
          </table:table-cell>
          <table:table-cell table:formula="of:=FLOOR(120 * (1 + (2/29)*(([.B56]-24)/2)))" office:value-type="float" office:value="140" calcext:value-type="float">
            <text:p>140</text:p>
          </table:table-cell>
          <table:table-cell table:formula="of:=FLOOR(80 * (1 + (1/17)*(([.B56]-24)/2)))" office:value-type="float" office:value="91" calcext:value-type="float">
            <text:p>91</text:p>
          </table:table-cell>
          <table:table-cell table:formula="of:=[.C56] * [.$L$4]" office:value-type="float" office:value="749" calcext:value-type="float">
            <text:p>749</text:p>
          </table:table-cell>
          <table:table-cell table:formula="of:=[.D56]*[.$L$2]" office:value-type="float" office:value="700" calcext:value-type="float">
            <text:p>700</text:p>
          </table:table-cell>
          <table:table-cell table:formula="of:=[.E56]*[.$L$3]" office:value-type="float" office:value="546" calcext:value-type="float">
            <text:p>546</text:p>
          </table:table-cell>
          <table:table-cell table:formula="of:=[.F56] + [.G56] + [.H56] + [.I55]" office:value-type="float" office:value="91833" calcext:value-type="float">
            <text:p>918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table:formula="of:=FLOOR(90 * (1 + (1/13)*(([.B57]-24)/2)))" office:value-type="float" office:value="96" calcext:value-type="float">
            <text:p>96</text:p>
          </table:table-cell>
          <table:table-cell table:formula="of:=FLOOR(120 * (1 + (2/29)*(([.B57]-24)/2)))" office:value-type="float" office:value="128" calcext:value-type="float">
            <text:p>128</text:p>
          </table:table-cell>
          <table:table-cell table:formula="of:=FLOOR(80 * (1 + (1/17)*(([.B57]-24)/2)))" office:value-type="float" office:value="84" calcext:value-type="float">
            <text:p>84</text:p>
          </table:table-cell>
          <table:table-cell table:formula="of:=[.C57] * [.$L$4]" office:value-type="float" office:value="672" calcext:value-type="float">
            <text:p>672</text:p>
          </table:table-cell>
          <table:table-cell table:formula="of:=[.D57]*[.$L$2]" office:value-type="float" office:value="640" calcext:value-type="float">
            <text:p>640</text:p>
          </table:table-cell>
          <table:table-cell table:formula="of:=[.E57]*[.$L$3]" office:value-type="float" office:value="504" calcext:value-type="float">
            <text:p>504</text:p>
          </table:table-cell>
          <table:table-cell table:formula="of:=[.F57] + [.G57] + [.H57] + [.I56]" office:value-type="float" office:value="93649" calcext:value-type="float">
            <text:p>93649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table:formula="of:=FLOOR(90 * (1 + (1/13)*(([.B58]-24)/2)))" office:value-type="float" office:value="100" calcext:value-type="float">
            <text:p>100</text:p>
          </table:table-cell>
          <table:table-cell table:formula="of:=FLOOR(120 * (1 + (2/29)*(([.B58]-24)/2)))" office:value-type="float" office:value="132" calcext:value-type="float">
            <text:p>132</text:p>
          </table:table-cell>
          <table:table-cell table:formula="of:=FLOOR(80 * (1 + (1/17)*(([.B58]-24)/2)))" office:value-type="float" office:value="87" calcext:value-type="float">
            <text:p>87</text:p>
          </table:table-cell>
          <table:table-cell table:formula="of:=[.C58] * [.$L$4]" office:value-type="float" office:value="700" calcext:value-type="float">
            <text:p>700</text:p>
          </table:table-cell>
          <table:table-cell table:formula="of:=[.D58]*[.$L$2]" office:value-type="float" office:value="660" calcext:value-type="float">
            <text:p>660</text:p>
          </table:table-cell>
          <table:table-cell table:formula="of:=[.E58]*[.$L$3]" office:value-type="float" office:value="522" calcext:value-type="float">
            <text:p>522</text:p>
          </table:table-cell>
          <table:table-cell table:formula="of:=[.F58] + [.G58] + [.H58] + [.I57]" office:value-type="float" office:value="95531" calcext:value-type="float">
            <text:p>95531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table:formula="of:=FLOOR(90 * (1 + (1/13)*(([.B59]-24)/2)))" office:value-type="float" office:value="90" calcext:value-type="float">
            <text:p>90</text:p>
          </table:table-cell>
          <table:table-cell table:formula="of:=FLOOR(120 * (1 + (2/29)*(([.B59]-24)/2)))" office:value-type="float" office:value="120" calcext:value-type="float">
            <text:p>120</text:p>
          </table:table-cell>
          <table:table-cell table:formula="of:=FLOOR(80 * (1 + (1/17)*(([.B59]-24)/2)))" office:value-type="float" office:value="80" calcext:value-type="float">
            <text:p>80</text:p>
          </table:table-cell>
          <table:table-cell table:formula="of:=[.C59] * [.$L$4]" office:value-type="float" office:value="630" calcext:value-type="float">
            <text:p>630</text:p>
          </table:table-cell>
          <table:table-cell table:formula="of:=[.D59]*[.$L$2]" office:value-type="float" office:value="600" calcext:value-type="float">
            <text:p>600</text:p>
          </table:table-cell>
          <table:table-cell table:formula="of:=[.E59]*[.$L$3]" office:value-type="float" office:value="480" calcext:value-type="float">
            <text:p>480</text:p>
          </table:table-cell>
          <table:table-cell table:formula="of:=[.F59] + [.G59] + [.H59] + [.I58]" office:value-type="float" office:value="97241" calcext:value-type="float">
            <text:p>97241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table:formula="of:=FLOOR(90 * (1 + (1/13)*(([.B60]-24)/2)))" office:value-type="float" office:value="96" calcext:value-type="float">
            <text:p>96</text:p>
          </table:table-cell>
          <table:table-cell table:formula="of:=FLOOR(120 * (1 + (2/29)*(([.B60]-24)/2)))" office:value-type="float" office:value="128" calcext:value-type="float">
            <text:p>128</text:p>
          </table:table-cell>
          <table:table-cell table:formula="of:=FLOOR(80 * (1 + (1/17)*(([.B60]-24)/2)))" office:value-type="float" office:value="84" calcext:value-type="float">
            <text:p>84</text:p>
          </table:table-cell>
          <table:table-cell table:formula="of:=[.C60] * [.$L$4]" office:value-type="float" office:value="672" calcext:value-type="float">
            <text:p>672</text:p>
          </table:table-cell>
          <table:table-cell table:formula="of:=[.D60]*[.$L$2]" office:value-type="float" office:value="640" calcext:value-type="float">
            <text:p>640</text:p>
          </table:table-cell>
          <table:table-cell table:formula="of:=[.E60]*[.$L$3]" office:value-type="float" office:value="504" calcext:value-type="float">
            <text:p>504</text:p>
          </table:table-cell>
          <table:table-cell table:formula="of:=[.F60] + [.G60] + [.H60] + [.I59]" office:value-type="float" office:value="99057" calcext:value-type="float">
            <text:p>99057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table:formula="of:=FLOOR(90 * (1 + (1/13)*(([.B61]-24)/2)))" office:value-type="float" office:value="93" calcext:value-type="float">
            <text:p>93</text:p>
          </table:table-cell>
          <table:table-cell table:formula="of:=FLOOR(120 * (1 + (2/29)*(([.B61]-24)/2)))" office:value-type="float" office:value="124" calcext:value-type="float">
            <text:p>124</text:p>
          </table:table-cell>
          <table:table-cell table:formula="of:=FLOOR(80 * (1 + (1/17)*(([.B61]-24)/2)))" office:value-type="float" office:value="82" calcext:value-type="float">
            <text:p>82</text:p>
          </table:table-cell>
          <table:table-cell table:formula="of:=[.C61] * [.$L$4]" office:value-type="float" office:value="651" calcext:value-type="float">
            <text:p>651</text:p>
          </table:table-cell>
          <table:table-cell table:formula="of:=[.D61]*[.$L$2]" office:value-type="float" office:value="620" calcext:value-type="float">
            <text:p>620</text:p>
          </table:table-cell>
          <table:table-cell table:formula="of:=[.E61]*[.$L$3]" office:value-type="float" office:value="492" calcext:value-type="float">
            <text:p>492</text:p>
          </table:table-cell>
          <table:table-cell table:formula="of:=[.F61] + [.G61] + [.H61] + [.I60]" office:value-type="float" office:value="100820" calcext:value-type="float">
            <text:p>100820</text:p>
          </table:table-cell>
          <table:table-cell table:number-columns-repeated="3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table:formula="of:=FLOOR(90 * (1 + (1/13)*(([.B62]-24)/2)))" office:value-type="float" office:value="90" calcext:value-type="float">
            <text:p>90</text:p>
          </table:table-cell>
          <table:table-cell table:formula="of:=FLOOR(120 * (1 + (2/29)*(([.B62]-24)/2)))" office:value-type="float" office:value="120" calcext:value-type="float">
            <text:p>120</text:p>
          </table:table-cell>
          <table:table-cell table:formula="of:=FLOOR(80 * (1 + (1/17)*(([.B62]-24)/2)))" office:value-type="float" office:value="80" calcext:value-type="float">
            <text:p>80</text:p>
          </table:table-cell>
          <table:table-cell table:formula="of:=[.C62] * [.$L$4]" office:value-type="float" office:value="630" calcext:value-type="float">
            <text:p>630</text:p>
          </table:table-cell>
          <table:table-cell table:formula="of:=[.D62]*[.$L$2]" office:value-type="float" office:value="600" calcext:value-type="float">
            <text:p>600</text:p>
          </table:table-cell>
          <table:table-cell table:formula="of:=[.E62]*[.$L$3]" office:value-type="float" office:value="480" calcext:value-type="float">
            <text:p>480</text:p>
          </table:table-cell>
          <table:table-cell table:formula="of:=[.F62] + [.G62] + [.H62] + [.I61]" office:value-type="float" office:value="102530" calcext:value-type="float">
            <text:p>102530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table:formula="of:=FLOOR(90 * (1 + (1/13)*(([.B63]-24)/2)))" office:value-type="float" office:value="83" calcext:value-type="float">
            <text:p>83</text:p>
          </table:table-cell>
          <table:table-cell table:formula="of:=FLOOR(120 * (1 + (2/29)*(([.B63]-24)/2)))" office:value-type="float" office:value="111" calcext:value-type="float">
            <text:p>111</text:p>
          </table:table-cell>
          <table:table-cell table:formula="of:=FLOOR(80 * (1 + (1/17)*(([.B63]-24)/2)))" office:value-type="float" office:value="75" calcext:value-type="float">
            <text:p>75</text:p>
          </table:table-cell>
          <table:table-cell table:formula="of:=[.C63] * [.$L$4]" office:value-type="float" office:value="581" calcext:value-type="float">
            <text:p>581</text:p>
          </table:table-cell>
          <table:table-cell table:formula="of:=[.D63]*[.$L$2]" office:value-type="float" office:value="555" calcext:value-type="float">
            <text:p>555</text:p>
          </table:table-cell>
          <table:table-cell table:formula="of:=[.E63]*[.$L$3]" office:value-type="float" office:value="450" calcext:value-type="float">
            <text:p>450</text:p>
          </table:table-cell>
          <table:table-cell table:formula="of:=[.F63] + [.G63] + [.H63] + [.I62]" office:value-type="float" office:value="104116" calcext:value-type="float">
            <text:p>10411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table:formula="of:=FLOOR(90 * (1 + (1/13)*(([.B64]-24)/2)))" office:value-type="float" office:value="72" calcext:value-type="float">
            <text:p>72</text:p>
          </table:table-cell>
          <table:table-cell table:formula="of:=FLOOR(120 * (1 + (2/29)*(([.B64]-24)/2)))" office:value-type="float" office:value="99" calcext:value-type="float">
            <text:p>99</text:p>
          </table:table-cell>
          <table:table-cell table:formula="of:=FLOOR(80 * (1 + (1/17)*(([.B64]-24)/2)))" office:value-type="float" office:value="68" calcext:value-type="float">
            <text:p>68</text:p>
          </table:table-cell>
          <table:table-cell table:formula="of:=[.C64] * [.$L$4]" office:value-type="float" office:value="504" calcext:value-type="float">
            <text:p>504</text:p>
          </table:table-cell>
          <table:table-cell table:formula="of:=[.D64]*[.$L$2]" office:value-type="float" office:value="495" calcext:value-type="float">
            <text:p>495</text:p>
          </table:table-cell>
          <table:table-cell table:formula="of:=[.E64]*[.$L$3]" office:value-type="float" office:value="408" calcext:value-type="float">
            <text:p>408</text:p>
          </table:table-cell>
          <table:table-cell table:formula="of:=[.F64] + [.G64] + [.H64] + [.I63]" office:value-type="float" office:value="105523" calcext:value-type="float">
            <text:p>105523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table:formula="of:=FLOOR(90 * (1 + (1/13)*(([.B65]-24)/2)))" office:value-type="float" office:value="79" calcext:value-type="float">
            <text:p>79</text:p>
          </table:table-cell>
          <table:table-cell table:formula="of:=FLOOR(120 * (1 + (2/29)*(([.B65]-24)/2)))" office:value-type="float" office:value="107" calcext:value-type="float">
            <text:p>107</text:p>
          </table:table-cell>
          <table:table-cell table:formula="of:=FLOOR(80 * (1 + (1/17)*(([.B65]-24)/2)))" office:value-type="float" office:value="72" calcext:value-type="float">
            <text:p>72</text:p>
          </table:table-cell>
          <table:table-cell table:formula="of:=[.C65] * [.$L$4]" office:value-type="float" office:value="553" calcext:value-type="float">
            <text:p>553</text:p>
          </table:table-cell>
          <table:table-cell table:formula="of:=[.D65]*[.$L$2]" office:value-type="float" office:value="535" calcext:value-type="float">
            <text:p>535</text:p>
          </table:table-cell>
          <table:table-cell table:formula="of:=[.E65]*[.$L$3]" office:value-type="float" office:value="432" calcext:value-type="float">
            <text:p>432</text:p>
          </table:table-cell>
          <table:table-cell table:formula="of:=[.F65] + [.G65] + [.H65] + [.I64]" office:value-type="float" office:value="107043" calcext:value-type="float">
            <text:p>10704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table:formula="of:=FLOOR(90 * (1 + (1/13)*(([.B66]-24)/2)))" office:value-type="float" office:value="96" calcext:value-type="float">
            <text:p>96</text:p>
          </table:table-cell>
          <table:table-cell table:formula="of:=FLOOR(120 * (1 + (2/29)*(([.B66]-24)/2)))" office:value-type="float" office:value="128" calcext:value-type="float">
            <text:p>128</text:p>
          </table:table-cell>
          <table:table-cell table:formula="of:=FLOOR(80 * (1 + (1/17)*(([.B66]-24)/2)))" office:value-type="float" office:value="84" calcext:value-type="float">
            <text:p>84</text:p>
          </table:table-cell>
          <table:table-cell table:formula="of:=[.C66] * [.$L$4]" office:value-type="float" office:value="672" calcext:value-type="float">
            <text:p>672</text:p>
          </table:table-cell>
          <table:table-cell table:formula="of:=[.D66]*[.$L$2]" office:value-type="float" office:value="640" calcext:value-type="float">
            <text:p>640</text:p>
          </table:table-cell>
          <table:table-cell table:formula="of:=[.E66]*[.$L$3]" office:value-type="float" office:value="504" calcext:value-type="float">
            <text:p>504</text:p>
          </table:table-cell>
          <table:table-cell table:formula="of:=[.F66] + [.G66] + [.H66] + [.I65]" office:value-type="float" office:value="108859" calcext:value-type="float">
            <text:p>108859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table:formula="of:=FLOOR(90 * (1 + (1/13)*(([.B67]-24)/2)))" office:value-type="float" office:value="72" calcext:value-type="float">
            <text:p>72</text:p>
          </table:table-cell>
          <table:table-cell table:formula="of:=FLOOR(120 * (1 + (2/29)*(([.B67]-24)/2)))" office:value-type="float" office:value="99" calcext:value-type="float">
            <text:p>99</text:p>
          </table:table-cell>
          <table:table-cell table:formula="of:=FLOOR(80 * (1 + (1/17)*(([.B67]-24)/2)))" office:value-type="float" office:value="68" calcext:value-type="float">
            <text:p>68</text:p>
          </table:table-cell>
          <table:table-cell table:formula="of:=[.C67] * [.$L$4]" office:value-type="float" office:value="504" calcext:value-type="float">
            <text:p>504</text:p>
          </table:table-cell>
          <table:table-cell table:formula="of:=[.D67]*[.$L$2]" office:value-type="float" office:value="495" calcext:value-type="float">
            <text:p>495</text:p>
          </table:table-cell>
          <table:table-cell table:formula="of:=[.E67]*[.$L$3]" office:value-type="float" office:value="408" calcext:value-type="float">
            <text:p>408</text:p>
          </table:table-cell>
          <table:table-cell table:formula="of:=[.F67] + [.G67] + [.H67] + [.I66]" office:value-type="float" office:value="110266" calcext:value-type="float">
            <text:p>110266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table:formula="of:=FLOOR(90 * (1 + (1/13)*(([.B68]-24)/2)))" office:value-type="float" office:value="79" calcext:value-type="float">
            <text:p>79</text:p>
          </table:table-cell>
          <table:table-cell table:formula="of:=FLOOR(120 * (1 + (2/29)*(([.B68]-24)/2)))" office:value-type="float" office:value="107" calcext:value-type="float">
            <text:p>107</text:p>
          </table:table-cell>
          <table:table-cell table:formula="of:=FLOOR(80 * (1 + (1/17)*(([.B68]-24)/2)))" office:value-type="float" office:value="72" calcext:value-type="float">
            <text:p>72</text:p>
          </table:table-cell>
          <table:table-cell table:formula="of:=[.C68] * [.$L$4]" office:value-type="float" office:value="553" calcext:value-type="float">
            <text:p>553</text:p>
          </table:table-cell>
          <table:table-cell table:formula="of:=[.D68]*[.$L$2]" office:value-type="float" office:value="535" calcext:value-type="float">
            <text:p>535</text:p>
          </table:table-cell>
          <table:table-cell table:formula="of:=[.E68]*[.$L$3]" office:value-type="float" office:value="432" calcext:value-type="float">
            <text:p>432</text:p>
          </table:table-cell>
          <table:table-cell table:formula="of:=[.F68] + [.G68] + [.H68] + [.I67]" office:value-type="float" office:value="111786" calcext:value-type="float">
            <text:p>111786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table:formula="of:=FLOOR(90 * (1 + (1/13)*(([.B69]-24)/2)))" office:value-type="float" office:value="86" calcext:value-type="float">
            <text:p>86</text:p>
          </table:table-cell>
          <table:table-cell table:formula="of:=FLOOR(120 * (1 + (2/29)*(([.B69]-24)/2)))" office:value-type="float" office:value="115" calcext:value-type="float">
            <text:p>115</text:p>
          </table:table-cell>
          <table:table-cell table:formula="of:=FLOOR(80 * (1 + (1/17)*(([.B69]-24)/2)))" office:value-type="float" office:value="77" calcext:value-type="float">
            <text:p>77</text:p>
          </table:table-cell>
          <table:table-cell table:formula="of:=[.C69] * [.$L$4]" office:value-type="float" office:value="602" calcext:value-type="float">
            <text:p>602</text:p>
          </table:table-cell>
          <table:table-cell table:formula="of:=[.D69]*[.$L$2]" office:value-type="float" office:value="575" calcext:value-type="float">
            <text:p>575</text:p>
          </table:table-cell>
          <table:table-cell table:formula="of:=[.E69]*[.$L$3]" office:value-type="float" office:value="462" calcext:value-type="float">
            <text:p>462</text:p>
          </table:table-cell>
          <table:table-cell table:formula="of:=[.F69] + [.G69] + [.H69] + [.I68]" office:value-type="float" office:value="113425" calcext:value-type="float">
            <text:p>113425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table:formula="of:=FLOOR(90 * (1 + (1/13)*(([.B70]-24)/2)))" office:value-type="float" office:value="100" calcext:value-type="float">
            <text:p>100</text:p>
          </table:table-cell>
          <table:table-cell table:formula="of:=FLOOR(120 * (1 + (2/29)*(([.B70]-24)/2)))" office:value-type="float" office:value="132" calcext:value-type="float">
            <text:p>132</text:p>
          </table:table-cell>
          <table:table-cell table:formula="of:=FLOOR(80 * (1 + (1/17)*(([.B70]-24)/2)))" office:value-type="float" office:value="87" calcext:value-type="float">
            <text:p>87</text:p>
          </table:table-cell>
          <table:table-cell table:formula="of:=[.C70] * [.$L$4]" office:value-type="float" office:value="700" calcext:value-type="float">
            <text:p>700</text:p>
          </table:table-cell>
          <table:table-cell table:formula="of:=[.D70]*[.$L$2]" office:value-type="float" office:value="660" calcext:value-type="float">
            <text:p>660</text:p>
          </table:table-cell>
          <table:table-cell table:formula="of:=[.E70]*[.$L$3]" office:value-type="float" office:value="522" calcext:value-type="float">
            <text:p>522</text:p>
          </table:table-cell>
          <table:table-cell table:formula="of:=[.F70] + [.G70] + [.H70] + [.I69]" office:value-type="float" office:value="115307" calcext:value-type="float">
            <text:p>115307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table:formula="of:=FLOOR(90 * (1 + (1/13)*(([.B71]-24)/2)))" office:value-type="float" office:value="76" calcext:value-type="float">
            <text:p>76</text:p>
          </table:table-cell>
          <table:table-cell table:formula="of:=FLOOR(120 * (1 + (2/29)*(([.B71]-24)/2)))" office:value-type="float" office:value="103" calcext:value-type="float">
            <text:p>103</text:p>
          </table:table-cell>
          <table:table-cell table:formula="of:=FLOOR(80 * (1 + (1/17)*(([.B71]-24)/2)))" office:value-type="float" office:value="70" calcext:value-type="float">
            <text:p>70</text:p>
          </table:table-cell>
          <table:table-cell table:formula="of:=[.C71] * [.$L$4]" office:value-type="float" office:value="532" calcext:value-type="float">
            <text:p>532</text:p>
          </table:table-cell>
          <table:table-cell table:formula="of:=[.D71]*[.$L$2]" office:value-type="float" office:value="515" calcext:value-type="float">
            <text:p>515</text:p>
          </table:table-cell>
          <table:table-cell table:formula="of:=[.E71]*[.$L$3]" office:value-type="float" office:value="420" calcext:value-type="float">
            <text:p>420</text:p>
          </table:table-cell>
          <table:table-cell table:formula="of:=[.F71] + [.G71] + [.H71] + [.I70]" office:value-type="float" office:value="116774" calcext:value-type="float">
            <text:p>116774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table:formula="of:=FLOOR(90 * (1 + (1/13)*(([.B72]-24)/2)))" office:value-type="float" office:value="69" calcext:value-type="float">
            <text:p>69</text:p>
          </table:table-cell>
          <table:table-cell table:formula="of:=FLOOR(120 * (1 + (2/29)*(([.B72]-24)/2)))" office:value-type="float" office:value="95" calcext:value-type="float">
            <text:p>95</text:p>
          </table:table-cell>
          <table:table-cell table:formula="of:=FLOOR(80 * (1 + (1/17)*(([.B72]-24)/2)))" office:value-type="float" office:value="65" calcext:value-type="float">
            <text:p>65</text:p>
          </table:table-cell>
          <table:table-cell table:formula="of:=[.C72] * [.$L$4]" office:value-type="float" office:value="483" calcext:value-type="float">
            <text:p>483</text:p>
          </table:table-cell>
          <table:table-cell table:formula="of:=[.D72]*[.$L$2]" office:value-type="float" office:value="475" calcext:value-type="float">
            <text:p>475</text:p>
          </table:table-cell>
          <table:table-cell table:formula="of:=[.E72]*[.$L$3]" office:value-type="float" office:value="390" calcext:value-type="float">
            <text:p>390</text:p>
          </table:table-cell>
          <table:table-cell table:formula="of:=[.F72] + [.G72] + [.H72] + [.I71]" office:value-type="float" office:value="118122" calcext:value-type="float">
            <text:p>118122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table:formula="of:=FLOOR(90 * (1 + (1/13)*(([.B73]-24)/2)))" office:value-type="float" office:value="65" calcext:value-type="float">
            <text:p>65</text:p>
          </table:table-cell>
          <table:table-cell table:formula="of:=FLOOR(120 * (1 + (2/29)*(([.B73]-24)/2)))" office:value-type="float" office:value="91" calcext:value-type="float">
            <text:p>91</text:p>
          </table:table-cell>
          <table:table-cell table:formula="of:=FLOOR(80 * (1 + (1/17)*(([.B73]-24)/2)))" office:value-type="float" office:value="63" calcext:value-type="float">
            <text:p>63</text:p>
          </table:table-cell>
          <table:table-cell table:formula="of:=[.C73] * [.$L$4]" office:value-type="float" office:value="455" calcext:value-type="float">
            <text:p>455</text:p>
          </table:table-cell>
          <table:table-cell table:formula="of:=[.D73]*[.$L$2]" office:value-type="float" office:value="455" calcext:value-type="float">
            <text:p>455</text:p>
          </table:table-cell>
          <table:table-cell table:formula="of:=[.E73]*[.$L$3]" office:value-type="float" office:value="378" calcext:value-type="float">
            <text:p>378</text:p>
          </table:table-cell>
          <table:table-cell table:formula="of:=[.F73] + [.G73] + [.H73] + [.I72]" office:value-type="float" office:value="119410" calcext:value-type="float">
            <text:p>119410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table:formula="of:=FLOOR(90 * (1 + (1/13)*(([.B74]-24)/2)))" office:value-type="float" office:value="72" calcext:value-type="float">
            <text:p>72</text:p>
          </table:table-cell>
          <table:table-cell table:formula="of:=FLOOR(120 * (1 + (2/29)*(([.B74]-24)/2)))" office:value-type="float" office:value="99" calcext:value-type="float">
            <text:p>99</text:p>
          </table:table-cell>
          <table:table-cell table:formula="of:=FLOOR(80 * (1 + (1/17)*(([.B74]-24)/2)))" office:value-type="float" office:value="68" calcext:value-type="float">
            <text:p>68</text:p>
          </table:table-cell>
          <table:table-cell table:formula="of:=[.C74] * [.$L$4]" office:value-type="float" office:value="504" calcext:value-type="float">
            <text:p>504</text:p>
          </table:table-cell>
          <table:table-cell table:formula="of:=[.D74]*[.$L$2]" office:value-type="float" office:value="495" calcext:value-type="float">
            <text:p>495</text:p>
          </table:table-cell>
          <table:table-cell table:formula="of:=[.E74]*[.$L$3]" office:value-type="float" office:value="408" calcext:value-type="float">
            <text:p>408</text:p>
          </table:table-cell>
          <table:table-cell table:formula="of:=[.F74] + [.G74] + [.H74] + [.I73]" office:value-type="float" office:value="120817" calcext:value-type="float">
            <text:p>120817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table:formula="of:=FLOOR(90 * (1 + (1/13)*(([.B75]-24)/2)))" office:value-type="float" office:value="96" calcext:value-type="float">
            <text:p>96</text:p>
          </table:table-cell>
          <table:table-cell table:formula="of:=FLOOR(120 * (1 + (2/29)*(([.B75]-24)/2)))" office:value-type="float" office:value="128" calcext:value-type="float">
            <text:p>128</text:p>
          </table:table-cell>
          <table:table-cell table:formula="of:=FLOOR(80 * (1 + (1/17)*(([.B75]-24)/2)))" office:value-type="float" office:value="84" calcext:value-type="float">
            <text:p>84</text:p>
          </table:table-cell>
          <table:table-cell table:formula="of:=[.C75] * [.$L$4]" office:value-type="float" office:value="672" calcext:value-type="float">
            <text:p>672</text:p>
          </table:table-cell>
          <table:table-cell table:formula="of:=[.D75]*[.$L$2]" office:value-type="float" office:value="640" calcext:value-type="float">
            <text:p>640</text:p>
          </table:table-cell>
          <table:table-cell table:formula="of:=[.E75]*[.$L$3]" office:value-type="float" office:value="504" calcext:value-type="float">
            <text:p>504</text:p>
          </table:table-cell>
          <table:table-cell table:formula="of:=[.F75] + [.G75] + [.H75] + [.I74]" office:value-type="float" office:value="122633" calcext:value-type="float">
            <text:p>1226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table:formula="of:=FLOOR(90 * (1 + (1/13)*(([.B76]-24)/2)))" office:value-type="float" office:value="79" calcext:value-type="float">
            <text:p>79</text:p>
          </table:table-cell>
          <table:table-cell table:formula="of:=FLOOR(120 * (1 + (2/29)*(([.B76]-24)/2)))" office:value-type="float" office:value="107" calcext:value-type="float">
            <text:p>107</text:p>
          </table:table-cell>
          <table:table-cell table:formula="of:=FLOOR(80 * (1 + (1/17)*(([.B76]-24)/2)))" office:value-type="float" office:value="72" calcext:value-type="float">
            <text:p>72</text:p>
          </table:table-cell>
          <table:table-cell table:formula="of:=[.C76] * [.$L$4]" office:value-type="float" office:value="553" calcext:value-type="float">
            <text:p>553</text:p>
          </table:table-cell>
          <table:table-cell table:formula="of:=[.D76]*[.$L$2]" office:value-type="float" office:value="535" calcext:value-type="float">
            <text:p>535</text:p>
          </table:table-cell>
          <table:table-cell table:formula="of:=[.E76]*[.$L$3]" office:value-type="float" office:value="432" calcext:value-type="float">
            <text:p>432</text:p>
          </table:table-cell>
          <table:table-cell table:formula="of:=[.F76] + [.G76] + [.H76] + [.I75]" office:value-type="float" office:value="124153" calcext:value-type="float">
            <text:p>124153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table:formula="of:=FLOOR(90 * (1 + (1/13)*(([.B77]-24)/2)))" office:value-type="float" office:value="72" calcext:value-type="float">
            <text:p>72</text:p>
          </table:table-cell>
          <table:table-cell table:formula="of:=FLOOR(120 * (1 + (2/29)*(([.B77]-24)/2)))" office:value-type="float" office:value="99" calcext:value-type="float">
            <text:p>99</text:p>
          </table:table-cell>
          <table:table-cell table:formula="of:=FLOOR(80 * (1 + (1/17)*(([.B77]-24)/2)))" office:value-type="float" office:value="68" calcext:value-type="float">
            <text:p>68</text:p>
          </table:table-cell>
          <table:table-cell table:formula="of:=[.C77] * [.$L$4]" office:value-type="float" office:value="504" calcext:value-type="float">
            <text:p>504</text:p>
          </table:table-cell>
          <table:table-cell table:formula="of:=[.D77]*[.$L$2]" office:value-type="float" office:value="495" calcext:value-type="float">
            <text:p>495</text:p>
          </table:table-cell>
          <table:table-cell table:formula="of:=[.E77]*[.$L$3]" office:value-type="float" office:value="408" calcext:value-type="float">
            <text:p>408</text:p>
          </table:table-cell>
          <table:table-cell table:formula="of:=[.F77] + [.G77] + [.H77] + [.I76]" office:value-type="float" office:value="125560" calcext:value-type="float">
            <text:p>125560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table:formula="of:=FLOOR(90 * (1 + (1/13)*(([.B78]-24)/2)))" office:value-type="float" office:value="72" calcext:value-type="float">
            <text:p>72</text:p>
          </table:table-cell>
          <table:table-cell table:formula="of:=FLOOR(120 * (1 + (2/29)*(([.B78]-24)/2)))" office:value-type="float" office:value="99" calcext:value-type="float">
            <text:p>99</text:p>
          </table:table-cell>
          <table:table-cell table:formula="of:=FLOOR(80 * (1 + (1/17)*(([.B78]-24)/2)))" office:value-type="float" office:value="68" calcext:value-type="float">
            <text:p>68</text:p>
          </table:table-cell>
          <table:table-cell table:formula="of:=[.C78] * [.$L$4]" office:value-type="float" office:value="504" calcext:value-type="float">
            <text:p>504</text:p>
          </table:table-cell>
          <table:table-cell table:formula="of:=[.D78]*[.$L$2]" office:value-type="float" office:value="495" calcext:value-type="float">
            <text:p>495</text:p>
          </table:table-cell>
          <table:table-cell table:formula="of:=[.E78]*[.$L$3]" office:value-type="float" office:value="408" calcext:value-type="float">
            <text:p>408</text:p>
          </table:table-cell>
          <table:table-cell table:formula="of:=[.F78] + [.G78] + [.H78] + [.I77]" office:value-type="float" office:value="126967" calcext:value-type="float">
            <text:p>126967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table:formula="of:=FLOOR(90 * (1 + (1/13)*(([.B79]-24)/2)))" office:value-type="float" office:value="79" calcext:value-type="float">
            <text:p>79</text:p>
          </table:table-cell>
          <table:table-cell table:formula="of:=FLOOR(120 * (1 + (2/29)*(([.B79]-24)/2)))" office:value-type="float" office:value="107" calcext:value-type="float">
            <text:p>107</text:p>
          </table:table-cell>
          <table:table-cell table:formula="of:=FLOOR(80 * (1 + (1/17)*(([.B79]-24)/2)))" office:value-type="float" office:value="72" calcext:value-type="float">
            <text:p>72</text:p>
          </table:table-cell>
          <table:table-cell table:formula="of:=[.C79] * [.$L$4]" office:value-type="float" office:value="553" calcext:value-type="float">
            <text:p>553</text:p>
          </table:table-cell>
          <table:table-cell table:formula="of:=[.D79]*[.$L$2]" office:value-type="float" office:value="535" calcext:value-type="float">
            <text:p>535</text:p>
          </table:table-cell>
          <table:table-cell table:formula="of:=[.E79]*[.$L$3]" office:value-type="float" office:value="432" calcext:value-type="float">
            <text:p>432</text:p>
          </table:table-cell>
          <table:table-cell table:formula="of:=[.F79] + [.G79] + [.H79] + [.I78]" office:value-type="float" office:value="128487" calcext:value-type="float">
            <text:p>128487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table:formula="of:=FLOOR(90 * (1 + (1/13)*(([.B80]-24)/2)))" office:value-type="float" office:value="79" calcext:value-type="float">
            <text:p>79</text:p>
          </table:table-cell>
          <table:table-cell table:formula="of:=FLOOR(120 * (1 + (2/29)*(([.B80]-24)/2)))" office:value-type="float" office:value="107" calcext:value-type="float">
            <text:p>107</text:p>
          </table:table-cell>
          <table:table-cell table:formula="of:=FLOOR(80 * (1 + (1/17)*(([.B80]-24)/2)))" office:value-type="float" office:value="72" calcext:value-type="float">
            <text:p>72</text:p>
          </table:table-cell>
          <table:table-cell table:formula="of:=[.C80] * [.$L$4]" office:value-type="float" office:value="553" calcext:value-type="float">
            <text:p>553</text:p>
          </table:table-cell>
          <table:table-cell table:formula="of:=[.D80]*[.$L$2]" office:value-type="float" office:value="535" calcext:value-type="float">
            <text:p>535</text:p>
          </table:table-cell>
          <table:table-cell table:formula="of:=[.E80]*[.$L$3]" office:value-type="float" office:value="432" calcext:value-type="float">
            <text:p>432</text:p>
          </table:table-cell>
          <table:table-cell table:formula="of:=[.F80] + [.G80] + [.H80] + [.I79]" office:value-type="float" office:value="130007" calcext:value-type="float">
            <text:p>130007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table:formula="of:=FLOOR(90 * (1 + (1/13)*(([.B81]-24)/2)))" office:value-type="float" office:value="90" calcext:value-type="float">
            <text:p>90</text:p>
          </table:table-cell>
          <table:table-cell table:formula="of:=FLOOR(120 * (1 + (2/29)*(([.B81]-24)/2)))" office:value-type="float" office:value="120" calcext:value-type="float">
            <text:p>120</text:p>
          </table:table-cell>
          <table:table-cell table:formula="of:=FLOOR(80 * (1 + (1/17)*(([.B81]-24)/2)))" office:value-type="float" office:value="80" calcext:value-type="float">
            <text:p>80</text:p>
          </table:table-cell>
          <table:table-cell table:formula="of:=[.C81] * [.$L$4]" office:value-type="float" office:value="630" calcext:value-type="float">
            <text:p>630</text:p>
          </table:table-cell>
          <table:table-cell table:formula="of:=[.D81]*[.$L$2]" office:value-type="float" office:value="600" calcext:value-type="float">
            <text:p>600</text:p>
          </table:table-cell>
          <table:table-cell table:formula="of:=[.E81]*[.$L$3]" office:value-type="float" office:value="480" calcext:value-type="float">
            <text:p>480</text:p>
          </table:table-cell>
          <table:table-cell table:formula="of:=[.F81] + [.G81] + [.H81] + [.I80]" office:value-type="float" office:value="131717" calcext:value-type="float">
            <text:p>131717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table:formula="of:=FLOOR(90 * (1 + (1/13)*(([.B82]-24)/2)))" office:value-type="float" office:value="96" calcext:value-type="float">
            <text:p>96</text:p>
          </table:table-cell>
          <table:table-cell table:formula="of:=FLOOR(120 * (1 + (2/29)*(([.B82]-24)/2)))" office:value-type="float" office:value="128" calcext:value-type="float">
            <text:p>128</text:p>
          </table:table-cell>
          <table:table-cell table:formula="of:=FLOOR(80 * (1 + (1/17)*(([.B82]-24)/2)))" office:value-type="float" office:value="84" calcext:value-type="float">
            <text:p>84</text:p>
          </table:table-cell>
          <table:table-cell table:formula="of:=[.C82] * [.$L$4]" office:value-type="float" office:value="672" calcext:value-type="float">
            <text:p>672</text:p>
          </table:table-cell>
          <table:table-cell table:formula="of:=[.D82]*[.$L$2]" office:value-type="float" office:value="640" calcext:value-type="float">
            <text:p>640</text:p>
          </table:table-cell>
          <table:table-cell table:formula="of:=[.E82]*[.$L$3]" office:value-type="float" office:value="504" calcext:value-type="float">
            <text:p>504</text:p>
          </table:table-cell>
          <table:table-cell table:formula="of:=[.F82] + [.G82] + [.H82] + [.I81]" office:value-type="float" office:value="133533" calcext:value-type="float">
            <text:p>133533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table:formula="of:=FLOOR(90 * (1 + (1/13)*(([.B83]-24)/2)))" office:value-type="float" office:value="86" calcext:value-type="float">
            <text:p>86</text:p>
          </table:table-cell>
          <table:table-cell table:formula="of:=FLOOR(120 * (1 + (2/29)*(([.B83]-24)/2)))" office:value-type="float" office:value="115" calcext:value-type="float">
            <text:p>115</text:p>
          </table:table-cell>
          <table:table-cell table:formula="of:=FLOOR(80 * (1 + (1/17)*(([.B83]-24)/2)))" office:value-type="float" office:value="77" calcext:value-type="float">
            <text:p>77</text:p>
          </table:table-cell>
          <table:table-cell table:formula="of:=[.C83] * [.$L$4]" office:value-type="float" office:value="602" calcext:value-type="float">
            <text:p>602</text:p>
          </table:table-cell>
          <table:table-cell table:formula="of:=[.D83]*[.$L$2]" office:value-type="float" office:value="575" calcext:value-type="float">
            <text:p>575</text:p>
          </table:table-cell>
          <table:table-cell table:formula="of:=[.E83]*[.$L$3]" office:value-type="float" office:value="462" calcext:value-type="float">
            <text:p>462</text:p>
          </table:table-cell>
          <table:table-cell table:formula="of:=[.F83] + [.G83] + [.H83] + [.I82]" office:value-type="float" office:value="135172" calcext:value-type="float">
            <text:p>135172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table:formula="of:=FLOOR(90 * (1 + (1/13)*(([.B84]-24)/2)))" office:value-type="float" office:value="86" calcext:value-type="float">
            <text:p>86</text:p>
          </table:table-cell>
          <table:table-cell table:formula="of:=FLOOR(120 * (1 + (2/29)*(([.B84]-24)/2)))" office:value-type="float" office:value="115" calcext:value-type="float">
            <text:p>115</text:p>
          </table:table-cell>
          <table:table-cell table:formula="of:=FLOOR(80 * (1 + (1/17)*(([.B84]-24)/2)))" office:value-type="float" office:value="77" calcext:value-type="float">
            <text:p>77</text:p>
          </table:table-cell>
          <table:table-cell table:formula="of:=[.C84] * [.$L$4]" office:value-type="float" office:value="602" calcext:value-type="float">
            <text:p>602</text:p>
          </table:table-cell>
          <table:table-cell table:formula="of:=[.D84]*[.$L$2]" office:value-type="float" office:value="575" calcext:value-type="float">
            <text:p>575</text:p>
          </table:table-cell>
          <table:table-cell table:formula="of:=[.E84]*[.$L$3]" office:value-type="float" office:value="462" calcext:value-type="float">
            <text:p>462</text:p>
          </table:table-cell>
          <table:table-cell table:formula="of:=[.F84] + [.G84] + [.H84] + [.I83]" office:value-type="float" office:value="136811" calcext:value-type="float">
            <text:p>136811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table:formula="of:=FLOOR(90 * (1 + (1/13)*(([.B85]-24)/2)))" office:value-type="float" office:value="90" calcext:value-type="float">
            <text:p>90</text:p>
          </table:table-cell>
          <table:table-cell table:formula="of:=FLOOR(120 * (1 + (2/29)*(([.B85]-24)/2)))" office:value-type="float" office:value="120" calcext:value-type="float">
            <text:p>120</text:p>
          </table:table-cell>
          <table:table-cell table:formula="of:=FLOOR(80 * (1 + (1/17)*(([.B85]-24)/2)))" office:value-type="float" office:value="80" calcext:value-type="float">
            <text:p>80</text:p>
          </table:table-cell>
          <table:table-cell table:formula="of:=[.C85] * [.$L$4]" office:value-type="float" office:value="630" calcext:value-type="float">
            <text:p>630</text:p>
          </table:table-cell>
          <table:table-cell table:formula="of:=[.D85]*[.$L$2]" office:value-type="float" office:value="600" calcext:value-type="float">
            <text:p>600</text:p>
          </table:table-cell>
          <table:table-cell table:formula="of:=[.E85]*[.$L$3]" office:value-type="float" office:value="480" calcext:value-type="float">
            <text:p>480</text:p>
          </table:table-cell>
          <table:table-cell table:formula="of:=[.F85] + [.G85] + [.H85] + [.I84]" office:value-type="float" office:value="138521" calcext:value-type="float">
            <text:p>138521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table:formula="of:=FLOOR(90 * (1 + (1/13)*(([.B86]-24)/2)))" office:value-type="float" office:value="96" calcext:value-type="float">
            <text:p>96</text:p>
          </table:table-cell>
          <table:table-cell table:formula="of:=FLOOR(120 * (1 + (2/29)*(([.B86]-24)/2)))" office:value-type="float" office:value="128" calcext:value-type="float">
            <text:p>128</text:p>
          </table:table-cell>
          <table:table-cell table:formula="of:=FLOOR(80 * (1 + (1/17)*(([.B86]-24)/2)))" office:value-type="float" office:value="84" calcext:value-type="float">
            <text:p>84</text:p>
          </table:table-cell>
          <table:table-cell table:formula="of:=[.C86] * [.$L$4]" office:value-type="float" office:value="672" calcext:value-type="float">
            <text:p>672</text:p>
          </table:table-cell>
          <table:table-cell table:formula="of:=[.D86]*[.$L$2]" office:value-type="float" office:value="640" calcext:value-type="float">
            <text:p>640</text:p>
          </table:table-cell>
          <table:table-cell table:formula="of:=[.E86]*[.$L$3]" office:value-type="float" office:value="504" calcext:value-type="float">
            <text:p>504</text:p>
          </table:table-cell>
          <table:table-cell table:formula="of:=[.F86] + [.G86] + [.H86] + [.I85]" office:value-type="float" office:value="140337" calcext:value-type="float">
            <text:p>140337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table:formula="of:=FLOOR(90 * (1 + (1/13)*(([.B87]-24)/2)))" office:value-type="float" office:value="103" calcext:value-type="float">
            <text:p>103</text:p>
          </table:table-cell>
          <table:table-cell table:formula="of:=FLOOR(120 * (1 + (2/29)*(([.B87]-24)/2)))" office:value-type="float" office:value="136" calcext:value-type="float">
            <text:p>136</text:p>
          </table:table-cell>
          <table:table-cell table:formula="of:=FLOOR(80 * (1 + (1/17)*(([.B87]-24)/2)))" office:value-type="float" office:value="89" calcext:value-type="float">
            <text:p>89</text:p>
          </table:table-cell>
          <table:table-cell table:formula="of:=[.C87] * [.$L$4]" office:value-type="float" office:value="721" calcext:value-type="float">
            <text:p>721</text:p>
          </table:table-cell>
          <table:table-cell table:formula="of:=[.D87]*[.$L$2]" office:value-type="float" office:value="680" calcext:value-type="float">
            <text:p>680</text:p>
          </table:table-cell>
          <table:table-cell table:formula="of:=[.E87]*[.$L$3]" office:value-type="float" office:value="534" calcext:value-type="float">
            <text:p>534</text:p>
          </table:table-cell>
          <table:table-cell table:formula="of:=[.F87] + [.G87] + [.H87] + [.I86]" office:value-type="float" office:value="142272" calcext:value-type="float">
            <text:p>142272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table:formula="of:=FLOOR(90 * (1 + (1/13)*(([.B88]-24)/2)))" office:value-type="float" office:value="117" calcext:value-type="float">
            <text:p>117</text:p>
          </table:table-cell>
          <table:table-cell table:formula="of:=FLOOR(120 * (1 + (2/29)*(([.B88]-24)/2)))" office:value-type="float" office:value="153" calcext:value-type="float">
            <text:p>153</text:p>
          </table:table-cell>
          <table:table-cell table:formula="of:=FLOOR(80 * (1 + (1/17)*(([.B88]-24)/2)))" office:value-type="float" office:value="98" calcext:value-type="float">
            <text:p>98</text:p>
          </table:table-cell>
          <table:table-cell table:formula="of:=[.C88] * [.$L$4]" office:value-type="float" office:value="819" calcext:value-type="float">
            <text:p>819</text:p>
          </table:table-cell>
          <table:table-cell table:formula="of:=[.D88]*[.$L$2]" office:value-type="float" office:value="765" calcext:value-type="float">
            <text:p>765</text:p>
          </table:table-cell>
          <table:table-cell table:formula="of:=[.E88]*[.$L$3]" office:value-type="float" office:value="588" calcext:value-type="float">
            <text:p>588</text:p>
          </table:table-cell>
          <table:table-cell table:formula="of:=[.F88] + [.G88] + [.H88] + [.I87]" office:value-type="float" office:value="144444" calcext:value-type="float">
            <text:p>144444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table:formula="of:=FLOOR(90 * (1 + (1/13)*(([.B89]-24)/2)))" office:value-type="float" office:value="96" calcext:value-type="float">
            <text:p>96</text:p>
          </table:table-cell>
          <table:table-cell table:formula="of:=FLOOR(120 * (1 + (2/29)*(([.B89]-24)/2)))" office:value-type="float" office:value="128" calcext:value-type="float">
            <text:p>128</text:p>
          </table:table-cell>
          <table:table-cell table:formula="of:=FLOOR(80 * (1 + (1/17)*(([.B89]-24)/2)))" office:value-type="float" office:value="84" calcext:value-type="float">
            <text:p>84</text:p>
          </table:table-cell>
          <table:table-cell table:formula="of:=[.C89] * [.$L$4]" office:value-type="float" office:value="672" calcext:value-type="float">
            <text:p>672</text:p>
          </table:table-cell>
          <table:table-cell table:formula="of:=[.D89]*[.$L$2]" office:value-type="float" office:value="640" calcext:value-type="float">
            <text:p>640</text:p>
          </table:table-cell>
          <table:table-cell table:formula="of:=[.E89]*[.$L$3]" office:value-type="float" office:value="504" calcext:value-type="float">
            <text:p>504</text:p>
          </table:table-cell>
          <table:table-cell table:formula="of:=[.F89] + [.G89] + [.H89] + [.I88]" office:value-type="float" office:value="146260" calcext:value-type="float">
            <text:p>146260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table:formula="of:=FLOOR(90 * (1 + (1/13)*(([.B90]-24)/2)))" office:value-type="float" office:value="117" calcext:value-type="float">
            <text:p>117</text:p>
          </table:table-cell>
          <table:table-cell table:formula="of:=FLOOR(120 * (1 + (2/29)*(([.B90]-24)/2)))" office:value-type="float" office:value="153" calcext:value-type="float">
            <text:p>153</text:p>
          </table:table-cell>
          <table:table-cell table:formula="of:=FLOOR(80 * (1 + (1/17)*(([.B90]-24)/2)))" office:value-type="float" office:value="98" calcext:value-type="float">
            <text:p>98</text:p>
          </table:table-cell>
          <table:table-cell table:formula="of:=[.C90] * [.$L$4]" office:value-type="float" office:value="819" calcext:value-type="float">
            <text:p>819</text:p>
          </table:table-cell>
          <table:table-cell table:formula="of:=[.D90]*[.$L$2]" office:value-type="float" office:value="765" calcext:value-type="float">
            <text:p>765</text:p>
          </table:table-cell>
          <table:table-cell table:formula="of:=[.E90]*[.$L$3]" office:value-type="float" office:value="588" calcext:value-type="float">
            <text:p>588</text:p>
          </table:table-cell>
          <table:table-cell table:formula="of:=[.F90] + [.G90] + [.H90] + [.I89]" office:value-type="float" office:value="148432" calcext:value-type="float">
            <text:p>148432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table:formula="of:=FLOOR(90 * (1 + (1/13)*(([.B91]-24)/2)))" office:value-type="float" office:value="86" calcext:value-type="float">
            <text:p>86</text:p>
          </table:table-cell>
          <table:table-cell table:formula="of:=FLOOR(120 * (1 + (2/29)*(([.B91]-24)/2)))" office:value-type="float" office:value="115" calcext:value-type="float">
            <text:p>115</text:p>
          </table:table-cell>
          <table:table-cell table:formula="of:=FLOOR(80 * (1 + (1/17)*(([.B91]-24)/2)))" office:value-type="float" office:value="77" calcext:value-type="float">
            <text:p>77</text:p>
          </table:table-cell>
          <table:table-cell table:formula="of:=[.C91] * [.$L$4]" office:value-type="float" office:value="602" calcext:value-type="float">
            <text:p>602</text:p>
          </table:table-cell>
          <table:table-cell table:formula="of:=[.D91]*[.$L$2]" office:value-type="float" office:value="575" calcext:value-type="float">
            <text:p>575</text:p>
          </table:table-cell>
          <table:table-cell table:formula="of:=[.E91]*[.$L$3]" office:value-type="float" office:value="462" calcext:value-type="float">
            <text:p>462</text:p>
          </table:table-cell>
          <table:table-cell table:formula="of:=[.F91] + [.G91] + [.H91] + [.I90]" office:value-type="float" office:value="150071" calcext:value-type="float">
            <text:p>150071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table:formula="of:=FLOOR(90 * (1 + (1/13)*(([.B92]-24)/2)))" office:value-type="float" office:value="83" calcext:value-type="float">
            <text:p>83</text:p>
          </table:table-cell>
          <table:table-cell table:formula="of:=FLOOR(120 * (1 + (2/29)*(([.B92]-24)/2)))" office:value-type="float" office:value="111" calcext:value-type="float">
            <text:p>111</text:p>
          </table:table-cell>
          <table:table-cell table:formula="of:=FLOOR(80 * (1 + (1/17)*(([.B92]-24)/2)))" office:value-type="float" office:value="75" calcext:value-type="float">
            <text:p>75</text:p>
          </table:table-cell>
          <table:table-cell table:formula="of:=[.C92] * [.$L$4]" office:value-type="float" office:value="581" calcext:value-type="float">
            <text:p>581</text:p>
          </table:table-cell>
          <table:table-cell table:formula="of:=[.D92]*[.$L$2]" office:value-type="float" office:value="555" calcext:value-type="float">
            <text:p>555</text:p>
          </table:table-cell>
          <table:table-cell table:formula="of:=[.E92]*[.$L$3]" office:value-type="float" office:value="450" calcext:value-type="float">
            <text:p>450</text:p>
          </table:table-cell>
          <table:table-cell table:formula="of:=[.F92] + [.G92] + [.H92] + [.I91]" office:value-type="float" office:value="151657" calcext:value-type="float">
            <text:p>151657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table:formula="of:=FLOOR(90 * (1 + (1/13)*(([.B93]-24)/2)))" office:value-type="float" office:value="93" calcext:value-type="float">
            <text:p>93</text:p>
          </table:table-cell>
          <table:table-cell table:formula="of:=FLOOR(120 * (1 + (2/29)*(([.B93]-24)/2)))" office:value-type="float" office:value="124" calcext:value-type="float">
            <text:p>124</text:p>
          </table:table-cell>
          <table:table-cell table:formula="of:=FLOOR(80 * (1 + (1/17)*(([.B93]-24)/2)))" office:value-type="float" office:value="82" calcext:value-type="float">
            <text:p>82</text:p>
          </table:table-cell>
          <table:table-cell table:formula="of:=[.C93] * [.$L$4]" office:value-type="float" office:value="651" calcext:value-type="float">
            <text:p>651</text:p>
          </table:table-cell>
          <table:table-cell table:formula="of:=[.D93]*[.$L$2]" office:value-type="float" office:value="620" calcext:value-type="float">
            <text:p>620</text:p>
          </table:table-cell>
          <table:table-cell table:formula="of:=[.E93]*[.$L$3]" office:value-type="float" office:value="492" calcext:value-type="float">
            <text:p>492</text:p>
          </table:table-cell>
          <table:table-cell table:formula="of:=[.F93] + [.G93] + [.H93] + [.I92]" office:value-type="float" office:value="153420" calcext:value-type="float">
            <text:p>153420</text:p>
          </table:table-cell>
          <table:table-cell table:number-columns-repeated="3"/>
        </table:table-row>
      </table:table>
      <table:table table:name="zad 5.4 a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dzień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Hot-dog</text:p>
          </table:table-cell>
          <table:table-cell office:value-type="string" calcext:value-type="string">
            <text:p>lody</text:p>
          </table:table-cell>
          <table:table-cell office:value-type="string" calcext:value-type="string">
            <text:p>kukurydza</text:p>
          </table:table-cell>
          <table:table-cell office:value-type="string" calcext:value-type="string">
            <text:p>przetarg z dnia</text:p>
          </table:table-cell>
          <table:table-cell table:number-columns-repeated="2"/>
          <table:table-cell office:value-type="string" calcext:value-type="string">
            <text:p>produkty</text:p>
          </table:table-cell>
          <table:table-cell office:value-type="string" calcext:value-type="string">
            <text:p>cena za 1 sztukę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3" calcext:value-type="float">
            <text:p>23</text:p>
          </table:table-cell>
          <table:table-cell table:formula="of:=FLOOR(90 * (1 + (1/13)*(([.B2]-24)/2)))" office:value-type="float" office:value="86" calcext:value-type="float">
            <text:p>86</text:p>
          </table:table-cell>
          <table:table-cell table:formula="of:=FLOOR(120 * (1 + (2/29)*(([.B2]-24)/2)))" office:value-type="float" office:value="115" calcext:value-type="float">
            <text:p>115</text:p>
          </table:table-cell>
          <table:table-cell table:formula="of:=FLOOR(80 * (1 + (1/17)*(([.B2]-24)/2)))" office:value-type="float" office:value="77" calcext:value-type="float">
            <text:p>77</text:p>
          </table:table-cell>
          <table:table-cell table:formula="of:=[.C2]*[.$J$4] + [.D2]*[.$J$2] + [.E2] * [.$J$3]" office:value-type="float" office:value="1639" calcext:value-type="float">
            <text:p>1639</text:p>
          </table:table-cell>
          <table:table-cell table:number-columns-repeated="2"/>
          <table:table-cell office:value-type="string" calcext:value-type="string">
            <text:p>lod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float" office:value="23" calcext:value-type="float">
            <text:p>23</text:p>
          </table:table-cell>
          <table:table-cell table:formula="of:=FLOOR(90 * (1 + (1/13)*(([.B3]-24)/2)))" office:value-type="float" office:value="86" calcext:value-type="float">
            <text:p>86</text:p>
          </table:table-cell>
          <table:table-cell table:formula="of:=FLOOR(120 * (1 + (2/29)*(([.B3]-24)/2)))" office:value-type="float" office:value="115" calcext:value-type="float">
            <text:p>115</text:p>
          </table:table-cell>
          <table:table-cell table:formula="of:=FLOOR(80 * (1 + (1/17)*(([.B3]-24)/2)))" office:value-type="float" office:value="77" calcext:value-type="float">
            <text:p>77</text:p>
          </table:table-cell>
          <table:table-cell table:formula="of:=[.C3]*[.$J$4] + [.D3]*[.$J$2] + [.E3] * [.$J$3]" office:value-type="float" office:value="1639" calcext:value-type="float">
            <text:p>1639</text:p>
          </table:table-cell>
          <table:table-cell table:number-columns-repeated="2"/>
          <table:table-cell office:value-type="string" calcext:value-type="string">
            <text:p>kukurydz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float" office:value="22" calcext:value-type="float">
            <text:p>22</text:p>
          </table:table-cell>
          <table:table-cell table:formula="of:=FLOOR(90 * (1 + (1/13)*(([.B4]-24)/2)))" office:value-type="float" office:value="83" calcext:value-type="float">
            <text:p>83</text:p>
          </table:table-cell>
          <table:table-cell table:formula="of:=FLOOR(120 * (1 + (2/29)*(([.B4]-24)/2)))" office:value-type="float" office:value="111" calcext:value-type="float">
            <text:p>111</text:p>
          </table:table-cell>
          <table:table-cell table:formula="of:=FLOOR(80 * (1 + (1/17)*(([.B4]-24)/2)))" office:value-type="float" office:value="75" calcext:value-type="float">
            <text:p>75</text:p>
          </table:table-cell>
          <table:table-cell table:formula="of:=[.C4]*[.$J$4] + [.D4]*[.$J$2] + [.E4] * [.$J$3]" office:value-type="float" office:value="1586" calcext:value-type="float">
            <text:p>1586</text:p>
          </table:table-cell>
          <table:table-cell table:number-columns-repeated="2"/>
          <table:table-cell office:value-type="string" calcext:value-type="string">
            <text:p>Hot-do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float" office:value="22" calcext:value-type="float">
            <text:p>22</text:p>
          </table:table-cell>
          <table:table-cell table:formula="of:=FLOOR(90 * (1 + (1/13)*(([.B5]-24)/2)))" office:value-type="float" office:value="83" calcext:value-type="float">
            <text:p>83</text:p>
          </table:table-cell>
          <table:table-cell table:formula="of:=FLOOR(120 * (1 + (2/29)*(([.B5]-24)/2)))" office:value-type="float" office:value="111" calcext:value-type="float">
            <text:p>111</text:p>
          </table:table-cell>
          <table:table-cell table:formula="of:=FLOOR(80 * (1 + (1/17)*(([.B5]-24)/2)))" office:value-type="float" office:value="75" calcext:value-type="float">
            <text:p>75</text:p>
          </table:table-cell>
          <table:table-cell table:formula="of:=[.C5]*[.$J$4] + [.D5]*[.$J$2] + [.E5] * [.$J$3]" office:value-type="float" office:value="1586" calcext:value-type="float">
            <text:p>1586</text:p>
          </table:table-cell>
          <table:table-cell table:number-columns-repeated="5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float" office:value="21" calcext:value-type="float">
            <text:p>21</text:p>
          </table:table-cell>
          <table:table-cell table:formula="of:=FLOOR(90 * (1 + (1/13)*(([.B6]-24)/2)))" office:value-type="float" office:value="79" calcext:value-type="float">
            <text:p>79</text:p>
          </table:table-cell>
          <table:table-cell table:formula="of:=FLOOR(120 * (1 + (2/29)*(([.B6]-24)/2)))" office:value-type="float" office:value="107" calcext:value-type="float">
            <text:p>107</text:p>
          </table:table-cell>
          <table:table-cell table:formula="of:=FLOOR(80 * (1 + (1/17)*(([.B6]-24)/2)))" office:value-type="float" office:value="72" calcext:value-type="float">
            <text:p>72</text:p>
          </table:table-cell>
          <table:table-cell table:formula="of:=[.C6]*[.$J$4] + [.D6]*[.$J$2] + [.E6] * [.$J$3]" office:value-type="float" office:value="1520" calcext:value-type="float">
            <text:p>1520</text:p>
          </table:table-cell>
          <table:table-cell table:number-columns-repeated="5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float" office:value="21" calcext:value-type="float">
            <text:p>21</text:p>
          </table:table-cell>
          <table:table-cell table:formula="of:=FLOOR(90 * (1 + (1/13)*(([.B7]-24)/2)))" office:value-type="float" office:value="79" calcext:value-type="float">
            <text:p>79</text:p>
          </table:table-cell>
          <table:table-cell table:formula="of:=FLOOR(120 * (1 + (2/29)*(([.B7]-24)/2)))" office:value-type="float" office:value="107" calcext:value-type="float">
            <text:p>107</text:p>
          </table:table-cell>
          <table:table-cell table:formula="of:=FLOOR(80 * (1 + (1/17)*(([.B7]-24)/2)))" office:value-type="float" office:value="72" calcext:value-type="float">
            <text:p>72</text:p>
          </table:table-cell>
          <table:table-cell table:formula="of:=[.C7]*[.$J$4] + [.D7]*[.$J$2] + [.E7] * [.$J$3]" office:value-type="float" office:value="1520" calcext:value-type="float">
            <text:p>1520</text:p>
          </table:table-cell>
          <table:table-cell table:number-columns-repeated="5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float" office:value="20" calcext:value-type="float">
            <text:p>20</text:p>
          </table:table-cell>
          <table:table-cell table:formula="of:=FLOOR(90 * (1 + (1/13)*(([.B8]-24)/2)))" office:value-type="float" office:value="76" calcext:value-type="float">
            <text:p>76</text:p>
          </table:table-cell>
          <table:table-cell table:formula="of:=FLOOR(120 * (1 + (2/29)*(([.B8]-24)/2)))" office:value-type="float" office:value="103" calcext:value-type="float">
            <text:p>103</text:p>
          </table:table-cell>
          <table:table-cell table:formula="of:=FLOOR(80 * (1 + (1/17)*(([.B8]-24)/2)))" office:value-type="float" office:value="70" calcext:value-type="float">
            <text:p>70</text:p>
          </table:table-cell>
          <table:table-cell table:formula="of:=[.C8]*[.$J$4] + [.D8]*[.$J$2] + [.E8] * [.$J$3]" office:value-type="float" office:value="1467" calcext:value-type="float">
            <text:p>1467</text:p>
          </table:table-cell>
          <table:table-cell table:number-columns-repeated="5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float" office:value="20" calcext:value-type="float">
            <text:p>20</text:p>
          </table:table-cell>
          <table:table-cell table:formula="of:=FLOOR(90 * (1 + (1/13)*(([.B9]-24)/2)))" office:value-type="float" office:value="76" calcext:value-type="float">
            <text:p>76</text:p>
          </table:table-cell>
          <table:table-cell table:formula="of:=FLOOR(120 * (1 + (2/29)*(([.B9]-24)/2)))" office:value-type="float" office:value="103" calcext:value-type="float">
            <text:p>103</text:p>
          </table:table-cell>
          <table:table-cell table:formula="of:=FLOOR(80 * (1 + (1/17)*(([.B9]-24)/2)))" office:value-type="float" office:value="70" calcext:value-type="float">
            <text:p>70</text:p>
          </table:table-cell>
          <table:table-cell table:formula="of:=[.C9]*[.$J$4] + [.D9]*[.$J$2] + [.E9] * [.$J$3]" office:value-type="float" office:value="1467" calcext:value-type="float">
            <text:p>1467</text:p>
          </table:table-cell>
          <table:table-cell table:number-columns-repeated="5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float" office:value="19" calcext:value-type="float">
            <text:p>19</text:p>
          </table:table-cell>
          <table:table-cell table:formula="of:=FLOOR(90 * (1 + (1/13)*(([.B10]-24)/2)))" office:value-type="float" office:value="72" calcext:value-type="float">
            <text:p>72</text:p>
          </table:table-cell>
          <table:table-cell table:formula="of:=FLOOR(120 * (1 + (2/29)*(([.B10]-24)/2)))" office:value-type="float" office:value="99" calcext:value-type="float">
            <text:p>99</text:p>
          </table:table-cell>
          <table:table-cell table:formula="of:=FLOOR(80 * (1 + (1/17)*(([.B10]-24)/2)))" office:value-type="float" office:value="68" calcext:value-type="float">
            <text:p>68</text:p>
          </table:table-cell>
          <table:table-cell table:formula="of:=[.C10]*[.$J$4] + [.D10]*[.$J$2] + [.E10] * [.$J$3]" office:value-type="float" office:value="1407" calcext:value-type="float">
            <text:p>1407</text:p>
          </table:table-cell>
          <table:table-cell table:number-columns-repeated="5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float" office:value="19" calcext:value-type="float">
            <text:p>19</text:p>
          </table:table-cell>
          <table:table-cell table:formula="of:=FLOOR(90 * (1 + (1/13)*(([.B11]-24)/2)))" office:value-type="float" office:value="72" calcext:value-type="float">
            <text:p>72</text:p>
          </table:table-cell>
          <table:table-cell table:formula="of:=FLOOR(120 * (1 + (2/29)*(([.B11]-24)/2)))" office:value-type="float" office:value="99" calcext:value-type="float">
            <text:p>99</text:p>
          </table:table-cell>
          <table:table-cell table:formula="of:=FLOOR(80 * (1 + (1/17)*(([.B11]-24)/2)))" office:value-type="float" office:value="68" calcext:value-type="float">
            <text:p>68</text:p>
          </table:table-cell>
          <table:table-cell table:formula="of:=[.C11]*[.$J$4] + [.D11]*[.$J$2] + [.E11] * [.$J$3]" office:value-type="float" office:value="1407" calcext:value-type="float">
            <text:p>1407</text:p>
          </table:table-cell>
          <table:table-cell table:number-columns-repeated="5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float" office:value="18" calcext:value-type="float">
            <text:p>18</text:p>
          </table:table-cell>
          <table:table-cell table:formula="of:=FLOOR(90 * (1 + (1/13)*(([.B12]-24)/2)))" office:value-type="float" office:value="69" calcext:value-type="float">
            <text:p>69</text:p>
          </table:table-cell>
          <table:table-cell table:formula="of:=FLOOR(120 * (1 + (2/29)*(([.B12]-24)/2)))" office:value-type="float" office:value="95" calcext:value-type="float">
            <text:p>95</text:p>
          </table:table-cell>
          <table:table-cell table:formula="of:=FLOOR(80 * (1 + (1/17)*(([.B12]-24)/2)))" office:value-type="float" office:value="65" calcext:value-type="float">
            <text:p>65</text:p>
          </table:table-cell>
          <table:table-cell table:formula="of:=[.C12]*[.$J$4] + [.D12]*[.$J$2] + [.E12] * [.$J$3]" office:value-type="float" office:value="1348" calcext:value-type="float">
            <text:p>1348</text:p>
          </table:table-cell>
          <table:table-cell table:number-columns-repeated="5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float" office:value="18" calcext:value-type="float">
            <text:p>18</text:p>
          </table:table-cell>
          <table:table-cell table:formula="of:=FLOOR(90 * (1 + (1/13)*(([.B13]-24)/2)))" office:value-type="float" office:value="69" calcext:value-type="float">
            <text:p>69</text:p>
          </table:table-cell>
          <table:table-cell table:formula="of:=FLOOR(120 * (1 + (2/29)*(([.B13]-24)/2)))" office:value-type="float" office:value="95" calcext:value-type="float">
            <text:p>95</text:p>
          </table:table-cell>
          <table:table-cell table:formula="of:=FLOOR(80 * (1 + (1/17)*(([.B13]-24)/2)))" office:value-type="float" office:value="65" calcext:value-type="float">
            <text:p>65</text:p>
          </table:table-cell>
          <table:table-cell table:formula="of:=[.C13]*[.$J$4] + [.D13]*[.$J$2] + [.E13] * [.$J$3]" office:value-type="float" office:value="1348" calcext:value-type="float">
            <text:p>1348</text:p>
          </table:table-cell>
          <table:table-cell table:number-columns-repeated="5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float" office:value="17" calcext:value-type="float">
            <text:p>17</text:p>
          </table:table-cell>
          <table:table-cell table:formula="of:=FLOOR(90 * (1 + (1/13)*(([.B14]-24)/2)))" office:value-type="float" office:value="65" calcext:value-type="float">
            <text:p>65</text:p>
          </table:table-cell>
          <table:table-cell table:formula="of:=FLOOR(120 * (1 + (2/29)*(([.B14]-24)/2)))" office:value-type="float" office:value="91" calcext:value-type="float">
            <text:p>91</text:p>
          </table:table-cell>
          <table:table-cell table:formula="of:=FLOOR(80 * (1 + (1/17)*(([.B14]-24)/2)))" office:value-type="float" office:value="63" calcext:value-type="float">
            <text:p>63</text:p>
          </table:table-cell>
          <table:table-cell table:formula="of:=[.C14]*[.$J$4] + [.D14]*[.$J$2] + [.E14] * [.$J$3]" office:value-type="float" office:value="1288" calcext:value-type="float">
            <text:p>1288</text:p>
          </table:table-cell>
          <table:table-cell table:number-columns-repeated="5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float" office:value="17" calcext:value-type="float">
            <text:p>17</text:p>
          </table:table-cell>
          <table:table-cell table:formula="of:=FLOOR(90 * (1 + (1/13)*(([.B15]-24)/2)))" office:value-type="float" office:value="65" calcext:value-type="float">
            <text:p>65</text:p>
          </table:table-cell>
          <table:table-cell table:formula="of:=FLOOR(120 * (1 + (2/29)*(([.B15]-24)/2)))" office:value-type="float" office:value="91" calcext:value-type="float">
            <text:p>91</text:p>
          </table:table-cell>
          <table:table-cell table:formula="of:=FLOOR(80 * (1 + (1/17)*(([.B15]-24)/2)))" office:value-type="float" office:value="63" calcext:value-type="float">
            <text:p>63</text:p>
          </table:table-cell>
          <table:table-cell table:formula="of:=[.C15]*[.$J$4] + [.D15]*[.$J$2] + [.E15] * [.$J$3]" office:value-type="float" office:value="1288" calcext:value-type="float">
            <text:p>1288</text:p>
          </table:table-cell>
          <table:table-cell table:number-columns-repeated="5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float" office:value="16" calcext:value-type="float">
            <text:p>16</text:p>
          </table:table-cell>
          <table:table-cell table:formula="of:=FLOOR(90 * (1 + (1/13)*(([.B16]-24)/2)))" office:value-type="float" office:value="62" calcext:value-type="float">
            <text:p>62</text:p>
          </table:table-cell>
          <table:table-cell table:formula="of:=FLOOR(120 * (1 + (2/29)*(([.B16]-24)/2)))" office:value-type="float" office:value="86" calcext:value-type="float">
            <text:p>86</text:p>
          </table:table-cell>
          <table:table-cell table:formula="of:=FLOOR(80 * (1 + (1/17)*(([.B16]-24)/2)))" office:value-type="float" office:value="61" calcext:value-type="float">
            <text:p>61</text:p>
          </table:table-cell>
          <table:table-cell table:formula="of:=[.C16]*[.$J$4] + [.D16]*[.$J$2] + [.E16] * [.$J$3]" office:value-type="float" office:value="1230" calcext:value-type="float">
            <text:p>1230</text:p>
          </table:table-cell>
          <table:table-cell table:number-columns-repeated="5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float" office:value="16" calcext:value-type="float">
            <text:p>16</text:p>
          </table:table-cell>
          <table:table-cell table:formula="of:=FLOOR(90 * (1 + (1/13)*(([.B17]-24)/2)))" office:value-type="float" office:value="62" calcext:value-type="float">
            <text:p>62</text:p>
          </table:table-cell>
          <table:table-cell table:formula="of:=FLOOR(120 * (1 + (2/29)*(([.B17]-24)/2)))" office:value-type="float" office:value="86" calcext:value-type="float">
            <text:p>86</text:p>
          </table:table-cell>
          <table:table-cell table:formula="of:=FLOOR(80 * (1 + (1/17)*(([.B17]-24)/2)))" office:value-type="float" office:value="61" calcext:value-type="float">
            <text:p>61</text:p>
          </table:table-cell>
          <table:table-cell table:formula="of:=[.C17]*[.$J$4] + [.D17]*[.$J$2] + [.E17] * [.$J$3]" office:value-type="float" office:value="1230" calcext:value-type="float">
            <text:p>1230</text:p>
          </table:table-cell>
          <table:table-cell table:number-columns-repeated="5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float" office:value="15" calcext:value-type="float">
            <text:p>15</text:p>
          </table:table-cell>
          <table:table-cell table:formula="of:=FLOOR(90 * (1 + (1/13)*(([.B18]-24)/2)))" office:value-type="float" office:value="58" calcext:value-type="float">
            <text:p>58</text:p>
          </table:table-cell>
          <table:table-cell table:formula="of:=FLOOR(120 * (1 + (2/29)*(([.B18]-24)/2)))" office:value-type="float" office:value="82" calcext:value-type="float">
            <text:p>82</text:p>
          </table:table-cell>
          <table:table-cell table:formula="of:=FLOOR(80 * (1 + (1/17)*(([.B18]-24)/2)))" office:value-type="float" office:value="58" calcext:value-type="float">
            <text:p>58</text:p>
          </table:table-cell>
          <table:table-cell table:formula="of:=[.C18]*[.$J$4] + [.D18]*[.$J$2] + [.E18] * [.$J$3]" office:value-type="float" office:value="1164" calcext:value-type="float">
            <text:p>1164</text:p>
          </table:table-cell>
          <table:table-cell table:number-columns-repeated="5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float" office:value="15" calcext:value-type="float">
            <text:p>15</text:p>
          </table:table-cell>
          <table:table-cell table:formula="of:=FLOOR(90 * (1 + (1/13)*(([.B19]-24)/2)))" office:value-type="float" office:value="58" calcext:value-type="float">
            <text:p>58</text:p>
          </table:table-cell>
          <table:table-cell table:formula="of:=FLOOR(120 * (1 + (2/29)*(([.B19]-24)/2)))" office:value-type="float" office:value="82" calcext:value-type="float">
            <text:p>82</text:p>
          </table:table-cell>
          <table:table-cell table:formula="of:=FLOOR(80 * (1 + (1/17)*(([.B19]-24)/2)))" office:value-type="float" office:value="58" calcext:value-type="float">
            <text:p>58</text:p>
          </table:table-cell>
          <table:table-cell table:formula="of:=[.C19]*[.$J$4] + [.D19]*[.$J$2] + [.E19] * [.$J$3]" office:value-type="float" office:value="1164" calcext:value-type="float">
            <text:p>1164</text:p>
          </table:table-cell>
          <table:table-cell table:number-columns-repeated="5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float" office:value="14" calcext:value-type="float">
            <text:p>14</text:p>
          </table:table-cell>
          <table:table-cell table:formula="of:=FLOOR(90 * (1 + (1/13)*(([.B20]-24)/2)))" office:value-type="float" office:value="55" calcext:value-type="float">
            <text:p>55</text:p>
          </table:table-cell>
          <table:table-cell table:formula="of:=FLOOR(120 * (1 + (2/29)*(([.B20]-24)/2)))" office:value-type="float" office:value="78" calcext:value-type="float">
            <text:p>78</text:p>
          </table:table-cell>
          <table:table-cell table:formula="of:=FLOOR(80 * (1 + (1/17)*(([.B20]-24)/2)))" office:value-type="float" office:value="56" calcext:value-type="float">
            <text:p>56</text:p>
          </table:table-cell>
          <table:table-cell table:formula="of:=[.C20]*[.$J$4] + [.D20]*[.$J$2] + [.E20] * [.$J$3]"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float" office:value="14" calcext:value-type="float">
            <text:p>14</text:p>
          </table:table-cell>
          <table:table-cell table:formula="of:=FLOOR(90 * (1 + (1/13)*(([.B21]-24)/2)))" office:value-type="float" office:value="55" calcext:value-type="float">
            <text:p>55</text:p>
          </table:table-cell>
          <table:table-cell table:formula="of:=FLOOR(120 * (1 + (2/29)*(([.B21]-24)/2)))" office:value-type="float" office:value="78" calcext:value-type="float">
            <text:p>78</text:p>
          </table:table-cell>
          <table:table-cell table:formula="of:=FLOOR(80 * (1 + (1/17)*(([.B21]-24)/2)))" office:value-type="float" office:value="56" calcext:value-type="float">
            <text:p>56</text:p>
          </table:table-cell>
          <table:table-cell table:formula="of:=[.C21]*[.$J$4] + [.D21]*[.$J$2] + [.E21] * [.$J$3]"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float" office:value="13" calcext:value-type="float">
            <text:p>13</text:p>
          </table:table-cell>
          <table:table-cell table:formula="of:=FLOOR(90 * (1 + (1/13)*(([.B22]-24)/2)))" office:value-type="float" office:value="51" calcext:value-type="float">
            <text:p>51</text:p>
          </table:table-cell>
          <table:table-cell table:formula="of:=FLOOR(120 * (1 + (2/29)*(([.B22]-24)/2)))" office:value-type="float" office:value="74" calcext:value-type="float">
            <text:p>74</text:p>
          </table:table-cell>
          <table:table-cell table:formula="of:=FLOOR(80 * (1 + (1/17)*(([.B22]-24)/2)))" office:value-type="float" office:value="54" calcext:value-type="float">
            <text:p>54</text:p>
          </table:table-cell>
          <table:table-cell table:formula="of:=[.C22]*[.$J$4] + [.D22]*[.$J$2] + [.E22] * [.$J$3]" office:value-type="float" office:value="1051" calcext:value-type="float">
            <text:p>1051</text:p>
          </table:table-cell>
          <table:table-cell table:number-columns-repeated="5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float" office:value="13" calcext:value-type="float">
            <text:p>13</text:p>
          </table:table-cell>
          <table:table-cell table:formula="of:=FLOOR(90 * (1 + (1/13)*(([.B23]-24)/2)))" office:value-type="float" office:value="51" calcext:value-type="float">
            <text:p>51</text:p>
          </table:table-cell>
          <table:table-cell table:formula="of:=FLOOR(120 * (1 + (2/29)*(([.B23]-24)/2)))" office:value-type="float" office:value="74" calcext:value-type="float">
            <text:p>74</text:p>
          </table:table-cell>
          <table:table-cell table:formula="of:=FLOOR(80 * (1 + (1/17)*(([.B23]-24)/2)))" office:value-type="float" office:value="54" calcext:value-type="float">
            <text:p>54</text:p>
          </table:table-cell>
          <table:table-cell table:formula="of:=[.C23]*[.$J$4] + [.D23]*[.$J$2] + [.E23] * [.$J$3]" office:value-type="float" office:value="1051" calcext:value-type="float">
            <text:p>1051</text:p>
          </table:table-cell>
          <table:table-cell table:number-columns-repeated="5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float" office:value="12" calcext:value-type="float">
            <text:p>12</text:p>
          </table:table-cell>
          <table:table-cell table:formula="of:=FLOOR(90 * (1 + (1/13)*(([.B24]-24)/2)))" office:value-type="float" office:value="48" calcext:value-type="float">
            <text:p>48</text:p>
          </table:table-cell>
          <table:table-cell table:formula="of:=FLOOR(120 * (1 + (2/29)*(([.B24]-24)/2)))" office:value-type="float" office:value="70" calcext:value-type="float">
            <text:p>70</text:p>
          </table:table-cell>
          <table:table-cell table:formula="of:=FLOOR(80 * (1 + (1/17)*(([.B24]-24)/2)))" office:value-type="float" office:value="51" calcext:value-type="float">
            <text:p>51</text:p>
          </table:table-cell>
          <table:table-cell table:style-name="ce28" table:formula="of:=[.C24]*[.$J$4] + [.D24]*[.$J$2] + [.E24] * [.$J$3]" office:value-type="float" office:value="992" calcext:value-type="float">
            <text:p>992</text:p>
          </table:table-cell>
          <table:table-cell table:style-name="ce1" office:value-type="date" office:date-value="2022-09-23" calcext:value-type="date">
            <text:p>2022-09-23</text:p>
          </table:table-cell>
          <table:table-cell table:number-columns-repeated="4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float" office:value="12" calcext:value-type="float">
            <text:p>12</text:p>
          </table:table-cell>
          <table:table-cell table:formula="of:=FLOOR(90 * (1 + (1/13)*(([.B25]-24)/2)))" office:value-type="float" office:value="48" calcext:value-type="float">
            <text:p>48</text:p>
          </table:table-cell>
          <table:table-cell table:formula="of:=FLOOR(120 * (1 + (2/29)*(([.B25]-24)/2)))" office:value-type="float" office:value="70" calcext:value-type="float">
            <text:p>70</text:p>
          </table:table-cell>
          <table:table-cell table:formula="of:=FLOOR(80 * (1 + (1/17)*(([.B25]-24)/2)))" office:value-type="float" office:value="51" calcext:value-type="float">
            <text:p>51</text:p>
          </table:table-cell>
          <table:table-cell table:formula="of:=[.C25]*[.$J$4] + [.D25]*[.$J$2] + [.E25] * [.$J$3]" office:value-type="float" office:value="992" calcext:value-type="float">
            <text:p>992</text:p>
          </table:table-cell>
          <table:table-cell table:number-columns-repeated="5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float" office:value="11" calcext:value-type="float">
            <text:p>11</text:p>
          </table:table-cell>
          <table:table-cell table:formula="of:=FLOOR(90 * (1 + (1/13)*(([.B26]-24)/2)))" office:value-type="float" office:value="45" calcext:value-type="float">
            <text:p>45</text:p>
          </table:table-cell>
          <table:table-cell table:formula="of:=FLOOR(120 * (1 + (2/29)*(([.B26]-24)/2)))" office:value-type="float" office:value="66" calcext:value-type="float">
            <text:p>66</text:p>
          </table:table-cell>
          <table:table-cell table:formula="of:=FLOOR(80 * (1 + (1/17)*(([.B26]-24)/2)))" office:value-type="float" office:value="49" calcext:value-type="float">
            <text:p>49</text:p>
          </table:table-cell>
          <table:table-cell table:style-name="ce29" table:formula="of:=[.C26]*[.$J$4] + [.D26]*[.$J$2] + [.E26] * [.$J$3]" office:value-type="float" office:value="939" calcext:value-type="float">
            <text:p>939</text:p>
          </table:table-cell>
          <table:table-cell table:number-columns-repeated="5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float" office:value="11" calcext:value-type="float">
            <text:p>11</text:p>
          </table:table-cell>
          <table:table-cell table:formula="of:=FLOOR(90 * (1 + (1/13)*(([.B27]-24)/2)))" office:value-type="float" office:value="45" calcext:value-type="float">
            <text:p>45</text:p>
          </table:table-cell>
          <table:table-cell table:formula="of:=FLOOR(120 * (1 + (2/29)*(([.B27]-24)/2)))" office:value-type="float" office:value="66" calcext:value-type="float">
            <text:p>66</text:p>
          </table:table-cell>
          <table:table-cell table:formula="of:=FLOOR(80 * (1 + (1/17)*(([.B27]-24)/2)))" office:value-type="float" office:value="49" calcext:value-type="float">
            <text:p>49</text:p>
          </table:table-cell>
          <table:table-cell table:formula="of:=[.C27]*[.$J$4] + [.D27]*[.$J$2] + [.E27] * [.$J$3]" office:value-type="float" office:value="939" calcext:value-type="float">
            <text:p>939</text:p>
          </table:table-cell>
          <table:table-cell table:number-columns-repeated="5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float" office:value="10" calcext:value-type="float">
            <text:p>10</text:p>
          </table:table-cell>
          <table:table-cell table:formula="of:=FLOOR(90 * (1 + (1/13)*(([.B28]-24)/2)))" office:value-type="float" office:value="41" calcext:value-type="float">
            <text:p>41</text:p>
          </table:table-cell>
          <table:table-cell table:formula="of:=FLOOR(120 * (1 + (2/29)*(([.B28]-24)/2)))" office:value-type="float" office:value="62" calcext:value-type="float">
            <text:p>62</text:p>
          </table:table-cell>
          <table:table-cell table:formula="of:=FLOOR(80 * (1 + (1/17)*(([.B28]-24)/2)))" office:value-type="float" office:value="47" calcext:value-type="float">
            <text:p>47</text:p>
          </table:table-cell>
          <table:table-cell table:formula="of:=[.C28]*[.$J$4] + [.D28]*[.$J$2] + [.E28] * [.$J$3]" office:value-type="float" office:value="879" calcext:value-type="float">
            <text:p>879</text:p>
          </table:table-cell>
          <table:table-cell table:number-columns-repeated="5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float" office:value="10" calcext:value-type="float">
            <text:p>10</text:p>
          </table:table-cell>
          <table:table-cell table:formula="of:=FLOOR(90 * (1 + (1/13)*(([.B29]-24)/2)))" office:value-type="float" office:value="41" calcext:value-type="float">
            <text:p>41</text:p>
          </table:table-cell>
          <table:table-cell table:formula="of:=FLOOR(120 * (1 + (2/29)*(([.B29]-24)/2)))" office:value-type="float" office:value="62" calcext:value-type="float">
            <text:p>62</text:p>
          </table:table-cell>
          <table:table-cell table:formula="of:=FLOOR(80 * (1 + (1/17)*(([.B29]-24)/2)))" office:value-type="float" office:value="47" calcext:value-type="float">
            <text:p>47</text:p>
          </table:table-cell>
          <table:table-cell table:formula="of:=[.C29]*[.$J$4] + [.D29]*[.$J$2] + [.E29] * [.$J$3]" office:value-type="float" office:value="879" calcext:value-type="float">
            <text:p>879</text:p>
          </table:table-cell>
          <table:table-cell table:number-columns-repeated="5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float" office:value="9" calcext:value-type="float">
            <text:p>9</text:p>
          </table:table-cell>
          <table:table-cell table:formula="of:=FLOOR(90 * (1 + (1/13)*(([.B30]-24)/2)))" office:value-type="float" office:value="38" calcext:value-type="float">
            <text:p>38</text:p>
          </table:table-cell>
          <table:table-cell table:formula="of:=FLOOR(120 * (1 + (2/29)*(([.B30]-24)/2)))" office:value-type="float" office:value="57" calcext:value-type="float">
            <text:p>57</text:p>
          </table:table-cell>
          <table:table-cell table:formula="of:=FLOOR(80 * (1 + (1/17)*(([.B30]-24)/2)))" office:value-type="float" office:value="44" calcext:value-type="float">
            <text:p>44</text:p>
          </table:table-cell>
          <table:table-cell table:formula="of:=[.C30]*[.$J$4] + [.D30]*[.$J$2] + [.E30] * [.$J$3]" office:value-type="float" office:value="815" calcext:value-type="float">
            <text:p>815</text:p>
          </table:table-cell>
          <table:table-cell table:number-columns-repeated="5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float" office:value="9" calcext:value-type="float">
            <text:p>9</text:p>
          </table:table-cell>
          <table:table-cell table:formula="of:=FLOOR(90 * (1 + (1/13)*(([.B31]-24)/2)))" office:value-type="float" office:value="38" calcext:value-type="float">
            <text:p>38</text:p>
          </table:table-cell>
          <table:table-cell table:formula="of:=FLOOR(120 * (1 + (2/29)*(([.B31]-24)/2)))" office:value-type="float" office:value="57" calcext:value-type="float">
            <text:p>57</text:p>
          </table:table-cell>
          <table:table-cell table:formula="of:=FLOOR(80 * (1 + (1/17)*(([.B31]-24)/2)))" office:value-type="float" office:value="44" calcext:value-type="float">
            <text:p>44</text:p>
          </table:table-cell>
          <table:table-cell table:formula="of:=[.C31]*[.$J$4] + [.D31]*[.$J$2] + [.E31] * [.$J$3]" office:value-type="float" office:value="815" calcext:value-type="float">
            <text:p>815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zad 5.4 b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6" table:default-cell-style-name="ce30"/>
        <table:table-column table:style-name="co1" table:number-columns-repeated="3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dzień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Hot-dog</text:p>
          </table:table-cell>
          <table:table-cell office:value-type="string" calcext:value-type="string">
            <text:p>lody</text:p>
          </table:table-cell>
          <table:table-cell office:value-type="string" calcext:value-type="string">
            <text:p>kukurydza</text:p>
          </table:table-cell>
          <table:table-cell table:style-name="Default" office:value-type="string" calcext:value-type="string">
            <text:p>przetarg z dnia</text:p>
          </table:table-cell>
          <table:table-cell table:number-columns-repeated="2"/>
          <table:table-cell office:value-type="string" calcext:value-type="string">
            <text:p>produkty</text:p>
          </table:table-cell>
          <table:table-cell office:value-type="string" calcext:value-type="string">
            <text:p>cena za 1 sztukę</text:p>
          </table:table-cell>
          <table:table-cell office:value-type="string" calcext:value-type="string">
            <text:p>orginalna cena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3" calcext:value-type="float">
            <text:p>23</text:p>
          </table:table-cell>
          <table:table-cell table:formula="of:=FLOOR(90 * (1 + (1/13)*(([.B2]-24)/2)))" office:value-type="float" office:value="86" calcext:value-type="float">
            <text:p>86</text:p>
          </table:table-cell>
          <table:table-cell table:formula="of:=FLOOR(120 * (1 + (2/29)*(([.B2]-24)/2)))" office:value-type="float" office:value="115" calcext:value-type="float">
            <text:p>115</text:p>
          </table:table-cell>
          <table:table-cell table:formula="of:=FLOOR(80 * (1 + (1/17)*(([.B2]-24)/2)))" office:value-type="float" office:value="77" calcext:value-type="float">
            <text:p>77</text:p>
          </table:table-cell>
          <table:table-cell table:formula="of:=[.C2]*[.$J$4] + [.D2]*[.$J$2] + [.E2] * [.$J$3]" office:value-type="float" office:value="2011.52" calcext:value-type="float">
            <text:p>2011,52</text:p>
          </table:table-cell>
          <table:table-cell table:number-columns-repeated="2"/>
          <table:table-cell office:value-type="string" calcext:value-type="string">
            <text:p>lody</text:p>
          </table:table-cell>
          <table:table-cell table:style-name="ce32" table:formula="of:=[.K2]+[.K7]" office:value-type="float" office:value="6.34" calcext:value-type="float">
            <text:p>6,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float" office:value="23" calcext:value-type="float">
            <text:p>23</text:p>
          </table:table-cell>
          <table:table-cell table:formula="of:=FLOOR(90 * (1 + (1/13)*(([.B3]-24)/2)))" office:value-type="float" office:value="86" calcext:value-type="float">
            <text:p>86</text:p>
          </table:table-cell>
          <table:table-cell table:formula="of:=FLOOR(120 * (1 + (2/29)*(([.B3]-24)/2)))" office:value-type="float" office:value="115" calcext:value-type="float">
            <text:p>115</text:p>
          </table:table-cell>
          <table:table-cell table:formula="of:=FLOOR(80 * (1 + (1/17)*(([.B3]-24)/2)))" office:value-type="float" office:value="77" calcext:value-type="float">
            <text:p>77</text:p>
          </table:table-cell>
          <table:table-cell table:formula="of:=[.C3]*[.$J$4] + [.D3]*[.$J$2] + [.E3] * [.$J$3]" office:value-type="float" office:value="2011.52" calcext:value-type="float">
            <text:p>2011,52</text:p>
          </table:table-cell>
          <table:table-cell table:number-columns-repeated="2"/>
          <table:table-cell office:value-type="string" calcext:value-type="string">
            <text:p>kukurydza</text:p>
          </table:table-cell>
          <table:table-cell table:style-name="ce32" table:formula="of:=[.K3]+[.$K$7]" office:value-type="float" office:value="7.34" calcext:value-type="float">
            <text:p>7,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float" office:value="22" calcext:value-type="float">
            <text:p>22</text:p>
          </table:table-cell>
          <table:table-cell table:formula="of:=FLOOR(90 * (1 + (1/13)*(([.B4]-24)/2)))" office:value-type="float" office:value="83" calcext:value-type="float">
            <text:p>83</text:p>
          </table:table-cell>
          <table:table-cell table:formula="of:=FLOOR(120 * (1 + (2/29)*(([.B4]-24)/2)))" office:value-type="float" office:value="111" calcext:value-type="float">
            <text:p>111</text:p>
          </table:table-cell>
          <table:table-cell table:formula="of:=FLOOR(80 * (1 + (1/17)*(([.B4]-24)/2)))" office:value-type="float" office:value="75" calcext:value-type="float">
            <text:p>75</text:p>
          </table:table-cell>
          <table:table-cell table:formula="of:=[.C4]*[.$J$4] + [.D4]*[.$J$2] + [.E4] * [.$J$3]" office:value-type="float" office:value="1946.46" calcext:value-type="float">
            <text:p>1946,46</text:p>
          </table:table-cell>
          <table:table-cell table:number-columns-repeated="2"/>
          <table:table-cell office:value-type="string" calcext:value-type="string">
            <text:p>Hot-dog</text:p>
          </table:table-cell>
          <table:table-cell table:style-name="ce32" table:formula="of:=[.K4]+[.$K$7]" office:value-type="float" office:value="8.34" calcext:value-type="float">
            <text:p>8,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float" office:value="22" calcext:value-type="float">
            <text:p>22</text:p>
          </table:table-cell>
          <table:table-cell table:formula="of:=FLOOR(90 * (1 + (1/13)*(([.B5]-24)/2)))" office:value-type="float" office:value="83" calcext:value-type="float">
            <text:p>83</text:p>
          </table:table-cell>
          <table:table-cell table:formula="of:=FLOOR(120 * (1 + (2/29)*(([.B5]-24)/2)))" office:value-type="float" office:value="111" calcext:value-type="float">
            <text:p>111</text:p>
          </table:table-cell>
          <table:table-cell table:formula="of:=FLOOR(80 * (1 + (1/17)*(([.B5]-24)/2)))" office:value-type="float" office:value="75" calcext:value-type="float">
            <text:p>75</text:p>
          </table:table-cell>
          <table:table-cell table:formula="of:=[.C5]*[.$J$4] + [.D5]*[.$J$2] + [.E5] * [.$J$3]" office:value-type="float" office:value="1946.46" calcext:value-type="float">
            <text:p>1946,46</text:p>
          </table:table-cell>
          <table:table-cell table:number-columns-repeated="5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float" office:value="21" calcext:value-type="float">
            <text:p>21</text:p>
          </table:table-cell>
          <table:table-cell table:formula="of:=FLOOR(90 * (1 + (1/13)*(([.B6]-24)/2)))" office:value-type="float" office:value="79" calcext:value-type="float">
            <text:p>79</text:p>
          </table:table-cell>
          <table:table-cell table:formula="of:=FLOOR(120 * (1 + (2/29)*(([.B6]-24)/2)))" office:value-type="float" office:value="107" calcext:value-type="float">
            <text:p>107</text:p>
          </table:table-cell>
          <table:table-cell table:formula="of:=FLOOR(80 * (1 + (1/17)*(([.B6]-24)/2)))" office:value-type="float" office:value="72" calcext:value-type="float">
            <text:p>72</text:p>
          </table:table-cell>
          <table:table-cell table:formula="of:=[.C6]*[.$J$4] + [.D6]*[.$J$2] + [.E6] * [.$J$3]" office:value-type="float" office:value="1865.72" calcext:value-type="float">
            <text:p>1865,72</text:p>
          </table:table-cell>
          <table:table-cell table:number-columns-repeated="4"/>
          <table:table-cell office:value-type="string" calcext:value-type="string">
            <text:p>dodatek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float" office:value="21" calcext:value-type="float">
            <text:p>21</text:p>
          </table:table-cell>
          <table:table-cell table:formula="of:=FLOOR(90 * (1 + (1/13)*(([.B7]-24)/2)))" office:value-type="float" office:value="79" calcext:value-type="float">
            <text:p>79</text:p>
          </table:table-cell>
          <table:table-cell table:formula="of:=FLOOR(120 * (1 + (2/29)*(([.B7]-24)/2)))" office:value-type="float" office:value="107" calcext:value-type="float">
            <text:p>107</text:p>
          </table:table-cell>
          <table:table-cell table:formula="of:=FLOOR(80 * (1 + (1/17)*(([.B7]-24)/2)))" office:value-type="float" office:value="72" calcext:value-type="float">
            <text:p>72</text:p>
          </table:table-cell>
          <table:table-cell table:formula="of:=[.C7]*[.$J$4] + [.D7]*[.$J$2] + [.E7] * [.$J$3]" office:value-type="float" office:value="1865.72" calcext:value-type="float">
            <text:p>1865,72</text:p>
          </table:table-cell>
          <table:table-cell table:number-columns-repeated="4"/>
          <table:table-cell table:style-name="ce32" office:value-type="float" office:value="1.34" calcext:value-type="float">
            <text:p>1,34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float" office:value="20" calcext:value-type="float">
            <text:p>20</text:p>
          </table:table-cell>
          <table:table-cell table:formula="of:=FLOOR(90 * (1 + (1/13)*(([.B8]-24)/2)))" office:value-type="float" office:value="76" calcext:value-type="float">
            <text:p>76</text:p>
          </table:table-cell>
          <table:table-cell table:formula="of:=FLOOR(120 * (1 + (2/29)*(([.B8]-24)/2)))" office:value-type="float" office:value="103" calcext:value-type="float">
            <text:p>103</text:p>
          </table:table-cell>
          <table:table-cell table:formula="of:=FLOOR(80 * (1 + (1/17)*(([.B8]-24)/2)))" office:value-type="float" office:value="70" calcext:value-type="float">
            <text:p>70</text:p>
          </table:table-cell>
          <table:table-cell table:formula="of:=[.C8]*[.$J$4] + [.D8]*[.$J$2] + [.E8] * [.$J$3]" office:value-type="float" office:value="1800.66" calcext:value-type="float">
            <text:p>1800,66</text:p>
          </table:table-cell>
          <table:table-cell table:number-columns-repeated="5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float" office:value="20" calcext:value-type="float">
            <text:p>20</text:p>
          </table:table-cell>
          <table:table-cell table:formula="of:=FLOOR(90 * (1 + (1/13)*(([.B9]-24)/2)))" office:value-type="float" office:value="76" calcext:value-type="float">
            <text:p>76</text:p>
          </table:table-cell>
          <table:table-cell table:formula="of:=FLOOR(120 * (1 + (2/29)*(([.B9]-24)/2)))" office:value-type="float" office:value="103" calcext:value-type="float">
            <text:p>103</text:p>
          </table:table-cell>
          <table:table-cell table:formula="of:=FLOOR(80 * (1 + (1/17)*(([.B9]-24)/2)))" office:value-type="float" office:value="70" calcext:value-type="float">
            <text:p>70</text:p>
          </table:table-cell>
          <table:table-cell table:formula="of:=[.C9]*[.$J$4] + [.D9]*[.$J$2] + [.E9] * [.$J$3]" office:value-type="float" office:value="1800.66" calcext:value-type="float">
            <text:p>1800,66</text:p>
          </table:table-cell>
          <table:table-cell table:number-columns-repeated="5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float" office:value="19" calcext:value-type="float">
            <text:p>19</text:p>
          </table:table-cell>
          <table:table-cell table:formula="of:=FLOOR(90 * (1 + (1/13)*(([.B10]-24)/2)))" office:value-type="float" office:value="72" calcext:value-type="float">
            <text:p>72</text:p>
          </table:table-cell>
          <table:table-cell table:formula="of:=FLOOR(120 * (1 + (2/29)*(([.B10]-24)/2)))" office:value-type="float" office:value="99" calcext:value-type="float">
            <text:p>99</text:p>
          </table:table-cell>
          <table:table-cell table:formula="of:=FLOOR(80 * (1 + (1/17)*(([.B10]-24)/2)))" office:value-type="float" office:value="68" calcext:value-type="float">
            <text:p>68</text:p>
          </table:table-cell>
          <table:table-cell table:formula="of:=[.C10]*[.$J$4] + [.D10]*[.$J$2] + [.E10] * [.$J$3]" office:value-type="float" office:value="1727.26" calcext:value-type="float">
            <text:p>1727,26</text:p>
          </table:table-cell>
          <table:table-cell table:number-columns-repeated="5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float" office:value="19" calcext:value-type="float">
            <text:p>19</text:p>
          </table:table-cell>
          <table:table-cell table:formula="of:=FLOOR(90 * (1 + (1/13)*(([.B11]-24)/2)))" office:value-type="float" office:value="72" calcext:value-type="float">
            <text:p>72</text:p>
          </table:table-cell>
          <table:table-cell table:formula="of:=FLOOR(120 * (1 + (2/29)*(([.B11]-24)/2)))" office:value-type="float" office:value="99" calcext:value-type="float">
            <text:p>99</text:p>
          </table:table-cell>
          <table:table-cell table:formula="of:=FLOOR(80 * (1 + (1/17)*(([.B11]-24)/2)))" office:value-type="float" office:value="68" calcext:value-type="float">
            <text:p>68</text:p>
          </table:table-cell>
          <table:table-cell table:formula="of:=[.C11]*[.$J$4] + [.D11]*[.$J$2] + [.E11] * [.$J$3]" office:value-type="float" office:value="1727.26" calcext:value-type="float">
            <text:p>1727,26</text:p>
          </table:table-cell>
          <table:table-cell table:number-columns-repeated="5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float" office:value="18" calcext:value-type="float">
            <text:p>18</text:p>
          </table:table-cell>
          <table:table-cell table:formula="of:=FLOOR(90 * (1 + (1/13)*(([.B12]-24)/2)))" office:value-type="float" office:value="69" calcext:value-type="float">
            <text:p>69</text:p>
          </table:table-cell>
          <table:table-cell table:formula="of:=FLOOR(120 * (1 + (2/29)*(([.B12]-24)/2)))" office:value-type="float" office:value="95" calcext:value-type="float">
            <text:p>95</text:p>
          </table:table-cell>
          <table:table-cell table:formula="of:=FLOOR(80 * (1 + (1/17)*(([.B12]-24)/2)))" office:value-type="float" office:value="65" calcext:value-type="float">
            <text:p>65</text:p>
          </table:table-cell>
          <table:table-cell table:formula="of:=[.C12]*[.$J$4] + [.D12]*[.$J$2] + [.E12] * [.$J$3]" office:value-type="float" office:value="1654.86" calcext:value-type="float">
            <text:p>1654,86</text:p>
          </table:table-cell>
          <table:table-cell table:number-columns-repeated="5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float" office:value="18" calcext:value-type="float">
            <text:p>18</text:p>
          </table:table-cell>
          <table:table-cell table:formula="of:=FLOOR(90 * (1 + (1/13)*(([.B13]-24)/2)))" office:value-type="float" office:value="69" calcext:value-type="float">
            <text:p>69</text:p>
          </table:table-cell>
          <table:table-cell table:formula="of:=FLOOR(120 * (1 + (2/29)*(([.B13]-24)/2)))" office:value-type="float" office:value="95" calcext:value-type="float">
            <text:p>95</text:p>
          </table:table-cell>
          <table:table-cell table:formula="of:=FLOOR(80 * (1 + (1/17)*(([.B13]-24)/2)))" office:value-type="float" office:value="65" calcext:value-type="float">
            <text:p>65</text:p>
          </table:table-cell>
          <table:table-cell table:formula="of:=[.C13]*[.$J$4] + [.D13]*[.$J$2] + [.E13] * [.$J$3]" office:value-type="float" office:value="1654.86" calcext:value-type="float">
            <text:p>1654,86</text:p>
          </table:table-cell>
          <table:table-cell table:number-columns-repeated="5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float" office:value="17" calcext:value-type="float">
            <text:p>17</text:p>
          </table:table-cell>
          <table:table-cell table:formula="of:=FLOOR(90 * (1 + (1/13)*(([.B14]-24)/2)))" office:value-type="float" office:value="65" calcext:value-type="float">
            <text:p>65</text:p>
          </table:table-cell>
          <table:table-cell table:formula="of:=FLOOR(120 * (1 + (2/29)*(([.B14]-24)/2)))" office:value-type="float" office:value="91" calcext:value-type="float">
            <text:p>91</text:p>
          </table:table-cell>
          <table:table-cell table:formula="of:=FLOOR(80 * (1 + (1/17)*(([.B14]-24)/2)))" office:value-type="float" office:value="63" calcext:value-type="float">
            <text:p>63</text:p>
          </table:table-cell>
          <table:table-cell table:formula="of:=[.C14]*[.$J$4] + [.D14]*[.$J$2] + [.E14] * [.$J$3]" office:value-type="float" office:value="1581.46" calcext:value-type="float">
            <text:p>1581,46</text:p>
          </table:table-cell>
          <table:table-cell table:number-columns-repeated="5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float" office:value="17" calcext:value-type="float">
            <text:p>17</text:p>
          </table:table-cell>
          <table:table-cell table:formula="of:=FLOOR(90 * (1 + (1/13)*(([.B15]-24)/2)))" office:value-type="float" office:value="65" calcext:value-type="float">
            <text:p>65</text:p>
          </table:table-cell>
          <table:table-cell table:formula="of:=FLOOR(120 * (1 + (2/29)*(([.B15]-24)/2)))" office:value-type="float" office:value="91" calcext:value-type="float">
            <text:p>91</text:p>
          </table:table-cell>
          <table:table-cell table:formula="of:=FLOOR(80 * (1 + (1/17)*(([.B15]-24)/2)))" office:value-type="float" office:value="63" calcext:value-type="float">
            <text:p>63</text:p>
          </table:table-cell>
          <table:table-cell table:formula="of:=[.C15]*[.$J$4] + [.D15]*[.$J$2] + [.E15] * [.$J$3]" office:value-type="float" office:value="1581.46" calcext:value-type="float">
            <text:p>1581,46</text:p>
          </table:table-cell>
          <table:table-cell table:number-columns-repeated="5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float" office:value="16" calcext:value-type="float">
            <text:p>16</text:p>
          </table:table-cell>
          <table:table-cell table:formula="of:=FLOOR(90 * (1 + (1/13)*(([.B16]-24)/2)))" office:value-type="float" office:value="62" calcext:value-type="float">
            <text:p>62</text:p>
          </table:table-cell>
          <table:table-cell table:formula="of:=FLOOR(120 * (1 + (2/29)*(([.B16]-24)/2)))" office:value-type="float" office:value="86" calcext:value-type="float">
            <text:p>86</text:p>
          </table:table-cell>
          <table:table-cell table:formula="of:=FLOOR(80 * (1 + (1/17)*(([.B16]-24)/2)))" office:value-type="float" office:value="61" calcext:value-type="float">
            <text:p>61</text:p>
          </table:table-cell>
          <table:table-cell table:formula="of:=[.C16]*[.$J$4] + [.D16]*[.$J$2] + [.E16] * [.$J$3]" office:value-type="float" office:value="1510.06" calcext:value-type="float">
            <text:p>1510,06</text:p>
          </table:table-cell>
          <table:table-cell table:number-columns-repeated="5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float" office:value="16" calcext:value-type="float">
            <text:p>16</text:p>
          </table:table-cell>
          <table:table-cell table:formula="of:=FLOOR(90 * (1 + (1/13)*(([.B17]-24)/2)))" office:value-type="float" office:value="62" calcext:value-type="float">
            <text:p>62</text:p>
          </table:table-cell>
          <table:table-cell table:formula="of:=FLOOR(120 * (1 + (2/29)*(([.B17]-24)/2)))" office:value-type="float" office:value="86" calcext:value-type="float">
            <text:p>86</text:p>
          </table:table-cell>
          <table:table-cell table:formula="of:=FLOOR(80 * (1 + (1/17)*(([.B17]-24)/2)))" office:value-type="float" office:value="61" calcext:value-type="float">
            <text:p>61</text:p>
          </table:table-cell>
          <table:table-cell table:formula="of:=[.C17]*[.$J$4] + [.D17]*[.$J$2] + [.E17] * [.$J$3]" office:value-type="float" office:value="1510.06" calcext:value-type="float">
            <text:p>1510,06</text:p>
          </table:table-cell>
          <table:table-cell table:number-columns-repeated="5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float" office:value="15" calcext:value-type="float">
            <text:p>15</text:p>
          </table:table-cell>
          <table:table-cell table:formula="of:=FLOOR(90 * (1 + (1/13)*(([.B18]-24)/2)))" office:value-type="float" office:value="58" calcext:value-type="float">
            <text:p>58</text:p>
          </table:table-cell>
          <table:table-cell table:formula="of:=FLOOR(120 * (1 + (2/29)*(([.B18]-24)/2)))" office:value-type="float" office:value="82" calcext:value-type="float">
            <text:p>82</text:p>
          </table:table-cell>
          <table:table-cell table:formula="of:=FLOOR(80 * (1 + (1/17)*(([.B18]-24)/2)))" office:value-type="float" office:value="58" calcext:value-type="float">
            <text:p>58</text:p>
          </table:table-cell>
          <table:table-cell table:formula="of:=[.C18]*[.$J$4] + [.D18]*[.$J$2] + [.E18] * [.$J$3]" office:value-type="float" office:value="1429.32" calcext:value-type="float">
            <text:p>1429,32</text:p>
          </table:table-cell>
          <table:table-cell table:number-columns-repeated="5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float" office:value="15" calcext:value-type="float">
            <text:p>15</text:p>
          </table:table-cell>
          <table:table-cell table:formula="of:=FLOOR(90 * (1 + (1/13)*(([.B19]-24)/2)))" office:value-type="float" office:value="58" calcext:value-type="float">
            <text:p>58</text:p>
          </table:table-cell>
          <table:table-cell table:formula="of:=FLOOR(120 * (1 + (2/29)*(([.B19]-24)/2)))" office:value-type="float" office:value="82" calcext:value-type="float">
            <text:p>82</text:p>
          </table:table-cell>
          <table:table-cell table:formula="of:=FLOOR(80 * (1 + (1/17)*(([.B19]-24)/2)))" office:value-type="float" office:value="58" calcext:value-type="float">
            <text:p>58</text:p>
          </table:table-cell>
          <table:table-cell table:formula="of:=[.C19]*[.$J$4] + [.D19]*[.$J$2] + [.E19] * [.$J$3]" office:value-type="float" office:value="1429.32" calcext:value-type="float">
            <text:p>1429,32</text:p>
          </table:table-cell>
          <table:table-cell table:number-columns-repeated="5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float" office:value="14" calcext:value-type="float">
            <text:p>14</text:p>
          </table:table-cell>
          <table:table-cell table:formula="of:=FLOOR(90 * (1 + (1/13)*(([.B20]-24)/2)))" office:value-type="float" office:value="55" calcext:value-type="float">
            <text:p>55</text:p>
          </table:table-cell>
          <table:table-cell table:formula="of:=FLOOR(120 * (1 + (2/29)*(([.B20]-24)/2)))" office:value-type="float" office:value="78" calcext:value-type="float">
            <text:p>78</text:p>
          </table:table-cell>
          <table:table-cell table:formula="of:=FLOOR(80 * (1 + (1/17)*(([.B20]-24)/2)))" office:value-type="float" office:value="56" calcext:value-type="float">
            <text:p>56</text:p>
          </table:table-cell>
          <table:table-cell table:formula="of:=[.C20]*[.$J$4] + [.D20]*[.$J$2] + [.E20] * [.$J$3]" office:value-type="float" office:value="1364.26" calcext:value-type="float">
            <text:p>1364,26</text:p>
          </table:table-cell>
          <table:table-cell table:number-columns-repeated="5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float" office:value="14" calcext:value-type="float">
            <text:p>14</text:p>
          </table:table-cell>
          <table:table-cell table:formula="of:=FLOOR(90 * (1 + (1/13)*(([.B21]-24)/2)))" office:value-type="float" office:value="55" calcext:value-type="float">
            <text:p>55</text:p>
          </table:table-cell>
          <table:table-cell table:formula="of:=FLOOR(120 * (1 + (2/29)*(([.B21]-24)/2)))" office:value-type="float" office:value="78" calcext:value-type="float">
            <text:p>78</text:p>
          </table:table-cell>
          <table:table-cell table:formula="of:=FLOOR(80 * (1 + (1/17)*(([.B21]-24)/2)))" office:value-type="float" office:value="56" calcext:value-type="float">
            <text:p>56</text:p>
          </table:table-cell>
          <table:table-cell table:formula="of:=[.C21]*[.$J$4] + [.D21]*[.$J$2] + [.E21] * [.$J$3]" office:value-type="float" office:value="1364.26" calcext:value-type="float">
            <text:p>1364,26</text:p>
          </table:table-cell>
          <table:table-cell table:number-columns-repeated="5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float" office:value="13" calcext:value-type="float">
            <text:p>13</text:p>
          </table:table-cell>
          <table:table-cell table:formula="of:=FLOOR(90 * (1 + (1/13)*(([.B22]-24)/2)))" office:value-type="float" office:value="51" calcext:value-type="float">
            <text:p>51</text:p>
          </table:table-cell>
          <table:table-cell table:formula="of:=FLOOR(120 * (1 + (2/29)*(([.B22]-24)/2)))" office:value-type="float" office:value="74" calcext:value-type="float">
            <text:p>74</text:p>
          </table:table-cell>
          <table:table-cell table:formula="of:=FLOOR(80 * (1 + (1/17)*(([.B22]-24)/2)))" office:value-type="float" office:value="54" calcext:value-type="float">
            <text:p>54</text:p>
          </table:table-cell>
          <table:table-cell table:formula="of:=[.C22]*[.$J$4] + [.D22]*[.$J$2] + [.E22] * [.$J$3]" office:value-type="float" office:value="1290.86" calcext:value-type="float">
            <text:p>1290,86</text:p>
          </table:table-cell>
          <table:table-cell table:number-columns-repeated="5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float" office:value="13" calcext:value-type="float">
            <text:p>13</text:p>
          </table:table-cell>
          <table:table-cell table:formula="of:=FLOOR(90 * (1 + (1/13)*(([.B23]-24)/2)))" office:value-type="float" office:value="51" calcext:value-type="float">
            <text:p>51</text:p>
          </table:table-cell>
          <table:table-cell table:formula="of:=FLOOR(120 * (1 + (2/29)*(([.B23]-24)/2)))" office:value-type="float" office:value="74" calcext:value-type="float">
            <text:p>74</text:p>
          </table:table-cell>
          <table:table-cell table:formula="of:=FLOOR(80 * (1 + (1/17)*(([.B23]-24)/2)))" office:value-type="float" office:value="54" calcext:value-type="float">
            <text:p>54</text:p>
          </table:table-cell>
          <table:table-cell table:formula="of:=[.C23]*[.$J$4] + [.D23]*[.$J$2] + [.E23] * [.$J$3]" office:value-type="float" office:value="1290.86" calcext:value-type="float">
            <text:p>1290,86</text:p>
          </table:table-cell>
          <table:table-cell table:number-columns-repeated="5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float" office:value="12" calcext:value-type="float">
            <text:p>12</text:p>
          </table:table-cell>
          <table:table-cell table:formula="of:=FLOOR(90 * (1 + (1/13)*(([.B24]-24)/2)))" office:value-type="float" office:value="48" calcext:value-type="float">
            <text:p>48</text:p>
          </table:table-cell>
          <table:table-cell table:formula="of:=FLOOR(120 * (1 + (2/29)*(([.B24]-24)/2)))" office:value-type="float" office:value="70" calcext:value-type="float">
            <text:p>70</text:p>
          </table:table-cell>
          <table:table-cell table:formula="of:=FLOOR(80 * (1 + (1/17)*(([.B24]-24)/2)))" office:value-type="float" office:value="51" calcext:value-type="float">
            <text:p>51</text:p>
          </table:table-cell>
          <table:table-cell table:formula="of:=[.C24]*[.$J$4] + [.D24]*[.$J$2] + [.E24] * [.$J$3]" office:value-type="float" office:value="1218.46" calcext:value-type="float">
            <text:p>1218,46</text:p>
          </table:table-cell>
          <table:table-cell table:number-columns-repeated="5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float" office:value="12" calcext:value-type="float">
            <text:p>12</text:p>
          </table:table-cell>
          <table:table-cell table:formula="of:=FLOOR(90 * (1 + (1/13)*(([.B25]-24)/2)))" office:value-type="float" office:value="48" calcext:value-type="float">
            <text:p>48</text:p>
          </table:table-cell>
          <table:table-cell table:formula="of:=FLOOR(120 * (1 + (2/29)*(([.B25]-24)/2)))" office:value-type="float" office:value="70" calcext:value-type="float">
            <text:p>70</text:p>
          </table:table-cell>
          <table:table-cell table:formula="of:=FLOOR(80 * (1 + (1/17)*(([.B25]-24)/2)))" office:value-type="float" office:value="51" calcext:value-type="float">
            <text:p>51</text:p>
          </table:table-cell>
          <table:table-cell table:formula="of:=[.C25]*[.$J$4] + [.D25]*[.$J$2] + [.E25] * [.$J$3]" office:value-type="float" office:value="1218.46" calcext:value-type="float">
            <text:p>1218,46</text:p>
          </table:table-cell>
          <table:table-cell table:number-columns-repeated="5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float" office:value="11" calcext:value-type="float">
            <text:p>11</text:p>
          </table:table-cell>
          <table:table-cell table:formula="of:=FLOOR(90 * (1 + (1/13)*(([.B26]-24)/2)))" office:value-type="float" office:value="45" calcext:value-type="float">
            <text:p>45</text:p>
          </table:table-cell>
          <table:table-cell table:formula="of:=FLOOR(120 * (1 + (2/29)*(([.B26]-24)/2)))" office:value-type="float" office:value="66" calcext:value-type="float">
            <text:p>66</text:p>
          </table:table-cell>
          <table:table-cell table:formula="of:=FLOOR(80 * (1 + (1/17)*(([.B26]-24)/2)))" office:value-type="float" office:value="49" calcext:value-type="float">
            <text:p>49</text:p>
          </table:table-cell>
          <table:table-cell table:style-name="ce31" table:formula="of:=[.C26]*[.$J$4] + [.D26]*[.$J$2] + [.E26] * [.$J$3]" office:value-type="float" office:value="1153.4" calcext:value-type="float">
            <text:p>1153,4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float" office:value="11" calcext:value-type="float">
            <text:p>11</text:p>
          </table:table-cell>
          <table:table-cell table:formula="of:=FLOOR(90 * (1 + (1/13)*(([.B27]-24)/2)))" office:value-type="float" office:value="45" calcext:value-type="float">
            <text:p>45</text:p>
          </table:table-cell>
          <table:table-cell table:formula="of:=FLOOR(120 * (1 + (2/29)*(([.B27]-24)/2)))" office:value-type="float" office:value="66" calcext:value-type="float">
            <text:p>66</text:p>
          </table:table-cell>
          <table:table-cell table:formula="of:=FLOOR(80 * (1 + (1/17)*(([.B27]-24)/2)))" office:value-type="float" office:value="49" calcext:value-type="float">
            <text:p>49</text:p>
          </table:table-cell>
          <table:table-cell table:formula="of:=[.C27]*[.$J$4] + [.D27]*[.$J$2] + [.E27] * [.$J$3]" office:value-type="float" office:value="1153.4" calcext:value-type="float">
            <text:p>1153,4</text:p>
          </table:table-cell>
          <table:table-cell table:number-columns-repeated="5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float" office:value="10" calcext:value-type="float">
            <text:p>10</text:p>
          </table:table-cell>
          <table:table-cell table:formula="of:=FLOOR(90 * (1 + (1/13)*(([.B28]-24)/2)))" office:value-type="float" office:value="41" calcext:value-type="float">
            <text:p>41</text:p>
          </table:table-cell>
          <table:table-cell table:formula="of:=FLOOR(120 * (1 + (2/29)*(([.B28]-24)/2)))" office:value-type="float" office:value="62" calcext:value-type="float">
            <text:p>62</text:p>
          </table:table-cell>
          <table:table-cell table:formula="of:=FLOOR(80 * (1 + (1/17)*(([.B28]-24)/2)))" office:value-type="float" office:value="47" calcext:value-type="float">
            <text:p>47</text:p>
          </table:table-cell>
          <table:table-cell table:formula="of:=[.C28]*[.$J$4] + [.D28]*[.$J$2] + [.E28] * [.$J$3]" office:value-type="float" office:value="1080" calcext:value-type="float">
            <text:p>1080</text:p>
          </table:table-cell>
          <table:table-cell table:number-columns-repeated="5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float" office:value="10" calcext:value-type="float">
            <text:p>10</text:p>
          </table:table-cell>
          <table:table-cell table:formula="of:=FLOOR(90 * (1 + (1/13)*(([.B29]-24)/2)))" office:value-type="float" office:value="41" calcext:value-type="float">
            <text:p>41</text:p>
          </table:table-cell>
          <table:table-cell table:formula="of:=FLOOR(120 * (1 + (2/29)*(([.B29]-24)/2)))" office:value-type="float" office:value="62" calcext:value-type="float">
            <text:p>62</text:p>
          </table:table-cell>
          <table:table-cell table:formula="of:=FLOOR(80 * (1 + (1/17)*(([.B29]-24)/2)))" office:value-type="float" office:value="47" calcext:value-type="float">
            <text:p>47</text:p>
          </table:table-cell>
          <table:table-cell table:formula="of:=[.C29]*[.$J$4] + [.D29]*[.$J$2] + [.E29] * [.$J$3]" office:value-type="float" office:value="1080" calcext:value-type="float">
            <text:p>1080</text:p>
          </table:table-cell>
          <table:table-cell table:number-columns-repeated="5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float" office:value="9" calcext:value-type="float">
            <text:p>9</text:p>
          </table:table-cell>
          <table:table-cell table:formula="of:=FLOOR(90 * (1 + (1/13)*(([.B30]-24)/2)))" office:value-type="float" office:value="38" calcext:value-type="float">
            <text:p>38</text:p>
          </table:table-cell>
          <table:table-cell table:formula="of:=FLOOR(120 * (1 + (2/29)*(([.B30]-24)/2)))" office:value-type="float" office:value="57" calcext:value-type="float">
            <text:p>57</text:p>
          </table:table-cell>
          <table:table-cell table:formula="of:=FLOOR(80 * (1 + (1/17)*(([.B30]-24)/2)))" office:value-type="float" office:value="44" calcext:value-type="float">
            <text:p>44</text:p>
          </table:table-cell>
          <table:table-cell table:formula="of:=[.C30]*[.$J$4] + [.D30]*[.$J$2] + [.E30] * [.$J$3]" office:value-type="float" office:value="1001.26" calcext:value-type="float">
            <text:p>1001,26</text:p>
          </table:table-cell>
          <table:table-cell table:number-columns-repeated="5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float" office:value="9" calcext:value-type="float">
            <text:p>9</text:p>
          </table:table-cell>
          <table:table-cell table:formula="of:=FLOOR(90 * (1 + (1/13)*(([.B31]-24)/2)))" office:value-type="float" office:value="38" calcext:value-type="float">
            <text:p>38</text:p>
          </table:table-cell>
          <table:table-cell table:formula="of:=FLOOR(120 * (1 + (2/29)*(([.B31]-24)/2)))" office:value-type="float" office:value="57" calcext:value-type="float">
            <text:p>57</text:p>
          </table:table-cell>
          <table:table-cell table:formula="of:=FLOOR(80 * (1 + (1/17)*(([.B31]-24)/2)))" office:value-type="float" office:value="44" calcext:value-type="float">
            <text:p>44</text:p>
          </table:table-cell>
          <table:table-cell table:formula="of:=[.C31]*[.$J$4] + [.D31]*[.$J$2] + [.E31] * [.$J$3]" office:value-type="float" office:value="1001.26" calcext:value-type="float">
            <text:p>1001,26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calcext:conditional-formats>
          <calcext:conditional-format calcext:target-range-address="'zad 5.4 b'.F2:'zad 5.4 b'.F31">
            <calcext:condition calcext:apply-style-name="Good" calcext:value="&gt;=1000" calcext:base-cell-address="'zad 5.4 b'.F2"/>
          </calcext:conditional-format>
        </calcext:conditional-formats>
      </table:table>
      <table:named-expressions/>
      <table:data-pilot-tables>
        <table:data-pilot-table table:name="DataPilot1" table:application-data="" table:target-range-address="'zad 5.2'.A1:'zad 5.2'.D6" table:buttons="'zad 5.2'.A2 'zad 5.2'.B1" table:show-filter-button="false" table:drill-down-on-double-click="false">
          <table:source-cell-range table:cell-range-address="'zad 5'.A1:'zad 5'.E9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zień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Hot-dog" table:orientation="data" table:used-hierarchy="0" table:function="sum">
            <table:data-pilot-level table:show-empty="false" calcext:repeat-item-labels="false">
              <table:data-pilot-members>
                <table:data-pilot-member table:name="58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6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6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dy" table:orientation="data" table:used-hierarchy="0" table:function="sum">
            <table:data-pilot-level table:show-empty="false" calcext:repeat-item-labels="false">
              <table:data-pilot-members>
                <table:data-pilot-member table:name="82" table:display="true" table:show-details="true"/>
                <table:data-pilot-member table:name="86" table:display="true" table:show-details="true"/>
                <table:data-pilot-member table:name="91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11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4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6" table:display="true" table:show-details="true"/>
                <table:data-pilot-member table:name="140" table:display="true" table:show-details="true"/>
                <table:data-pilot-member table:name="148" table:display="true" table:show-details="true"/>
                <table:data-pilot-member table:name="153" table:display="true" table:show-details="true"/>
                <table:data-pilot-member table:name="1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ukurydza" table:orientation="data" table:used-hierarchy="0" table:function="sum">
            <table:data-pilot-level table:show-empty="false" calcext:repeat-item-labels="false">
              <table:data-pilot-members>
                <table:data-pilot-member table:name="58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13:45:31.304000000</meta:creation-date>
    <dc:date>2025-03-15T14:44:56.899000000</dc:date>
    <meta:editing-duration>PT10M49S</meta:editing-duration>
    <meta:editing-cycles>3</meta:editing-cycles>
    <meta:generator>LibreOffice/24.8.5.2$Windows_X86_64 LibreOffice_project/fddf2685c70b461e7832239a0162a77216259f22</meta:generator>
    <meta:document-statistic meta:table-count="6" meta:cell-count="202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85cm" svg:height="9.006cm" xlink:href=".." xlink:type="simple" chart:class="chart:bar" chart:style-name="ch1">
        <chart:title svg:x="2.821cm" svg:y="0.316cm" chart:style-name="ch2">
          <text:p>sprzedaż prodóktów w poszczególnych miesiącach</text:p>
        </chart:title>
        <chart:legend chart:legend-position="end" svg:x="13.529cm" svg:y="3.706cm" style:legend-expansion="high" chart:style-name="ch3"/>
        <chart:plot-area chart:style-name="ch4" table:cell-range-address="'zad 5.2'.A9:'zad 5.2'.D11" chart:data-source-has-labels="column" svg:x="1.33cm" svg:y="1.275cm" svg:width="11.88cm" svg:height="6.57cm">
          <chart:coordinate-region svg:x="2.346cm" svg:y="1.474cm" svg:width="10.864cm" svg:height="5.724cm"/>
          <chart:axis chart:dimension="x" chart:name="primary-x" chart:style-name="ch5" chartooo:axis-type="auto">
            <chartooo:date-scale/>
            <chart:title svg:x="6.675cm" svg:y="8.025cm" chart:style-name="ch2">
              <text:p><text:span text:style-name="T1">miesiąc</text:span></text:p>
            </chart:title>
            <chart:categories table:cell-range-address="'zad 5.2'.A9:'zad 5.2'.A11"/>
          </chart:axis>
          <chart:axis chart:dimension="y" chart:name="primary-y" chart:style-name="ch6">
            <chart:title svg:x="0.451cm" svg:y="7.485cm" chart:style-name="ch7">
              <text:p><text:span text:style-name="T1">ilość produktów sprzedanych w sztukach</text:span></text:p>
            </chart:title>
            <chart:grid chart:style-name="ch8" chart:class="major"/>
          </chart:axis>
          <chart:series chart:style-name="ch9" chart:values-cell-range-address="'zad 5.2'.B9:'zad 5.2'.B11" chart:class="chart:bar">
            <chart:data-point chart:repeated="3"/>
          </chart:series>
          <chart:series chart:style-name="ch10" chart:values-cell-range-address="'zad 5.2'.C9:'zad 5.2'.C11" chart:class="chart:bar">
            <chart:data-point chart:repeated="3"/>
          </chart:series>
          <chart:series chart:style-name="ch11" chart:values-cell-range-address="'zad 5.2'.D9:'zad 5.2'.D1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VI</text:p>
                <draw:g>
                  <svg:desc>'zad 5.2'.A9:'zad 5.2'.A11</svg:desc>
                </draw:g>
              </table:table-cell>
              <table:table-cell office:value-type="float" office:value="2624">
                <text:p>2624</text:p>
                <draw:g>
                  <svg:desc>'zad 5.2'.B9:'zad 5.2'.B11</svg:desc>
                </draw:g>
              </table:table-cell>
              <table:table-cell office:value-type="float" office:value="3527">
                <text:p>3527</text:p>
                <draw:g>
                  <svg:desc>'zad 5.2'.C9:'zad 5.2'.C11</svg:desc>
                </draw:g>
              </table:table-cell>
              <table:table-cell office:value-type="float" office:value="2355">
                <text:p>2355</text:p>
                <draw:g>
                  <svg:desc>'zad 5.2'.D9:'zad 5.2'.D11</svg:desc>
                </draw:g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2734">
                <text:p>2734</text:p>
              </table:table-cell>
              <table:table-cell office:value-type="float" office:value="3675">
                <text:p>367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VIII</text:p>
              </table:table-cell>
              <table:table-cell office:value-type="float" office:value="2652">
                <text:p>2652</text:p>
              </table:table-cell>
              <table:table-cell office:value-type="float" office:value="3579">
                <text:p>3579</text:p>
              </table:table-cell>
              <table:table-cell office:value-type="float" office:value="2390">
                <text:p>2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